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5">
      <style:table-cell-properties fo:background-color="#FFFF00"/>
    </style:style>
    <style:style style:name="ce3" style:family="table-cell" style:parent-style-name="Default" style:data-style-name="N19">
      <style:table-cell-properties fo:background-color="#FFFF00"/>
    </style:style>
    <style:style style:name="ce4" style:family="table-cell" style:parent-style-name="Default" style:data-style-name="N36"/>
    <style:style style:name="ce5" style:family="table-cell" style:parent-style-name="Default" style:data-style-name="N1"/>
    <style:style style:name="ce6" style:family="table-cell" style:parent-style-name="Default" style:data-style-name="N2"/>
    <style:style style:name="ce7" style:family="table-cell" style:parent-style-name="Default" style:data-style-name="N37"/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table:style-name="ce7"/>
          <table:table-cell office:value-type="time" office:time-value="PT0H0M0S" table:style-name="ce2">
            <text:p>0:00</text:p>
          </table:table-cell>
          <table:table-cell office:value-type="time" office:time-value="PT1H0M0S" table:style-name="ce2">
            <text:p>1:00</text:p>
          </table:table-cell>
          <table:table-cell office:value-type="time" office:time-value="PT2H0M0S" table:style-name="ce2">
            <text:p>2:00</text:p>
          </table:table-cell>
          <table:table-cell office:value-type="time" office:time-value="PT3H0M0S" table:style-name="ce2">
            <text:p>3:00</text:p>
          </table:table-cell>
          <table:table-cell office:value-type="time" office:time-value="PT4H0M0S" table:style-name="ce2">
            <text:p>4:00</text:p>
          </table:table-cell>
          <table:table-cell office:value-type="time" office:time-value="PT5H0M0S" table:style-name="ce2">
            <text:p>5:00</text:p>
          </table:table-cell>
          <table:table-cell office:value-type="time" office:time-value="PT6H0M0S" table:style-name="ce2">
            <text:p>6:00</text:p>
          </table:table-cell>
          <table:table-cell office:value-type="time" office:time-value="PT7H0M0S" table:style-name="ce2">
            <text:p>7:00</text:p>
          </table:table-cell>
          <table:table-cell office:value-type="time" office:time-value="PT8H0M0S" table:style-name="ce2">
            <text:p>8:00</text:p>
          </table:table-cell>
          <table:table-cell office:value-type="time" office:time-value="PT9H0M0S" table:style-name="ce2">
            <text:p>9:00</text:p>
          </table:table-cell>
          <table:table-cell office:value-type="time" office:time-value="PT10H0M0S" table:style-name="ce2">
            <text:p>10:00</text:p>
          </table:table-cell>
          <table:table-cell office:value-type="time" office:time-value="PT11H0M0S" table:style-name="ce2">
            <text:p>11:00</text:p>
          </table:table-cell>
          <table:table-cell office:value-type="time" office:time-value="PT12H0M0S" table:style-name="ce2">
            <text:p>12:00</text:p>
          </table:table-cell>
          <table:table-cell office:value-type="time" office:time-value="PT13H0M0S" table:style-name="ce2">
            <text:p>13:00</text:p>
          </table:table-cell>
          <table:table-cell office:value-type="time" office:time-value="PT14H0M0S" table:style-name="ce2">
            <text:p>14:00</text:p>
          </table:table-cell>
          <table:table-cell office:value-type="time" office:time-value="PT15H0M0S" table:style-name="ce2">
            <text:p>15:00</text:p>
          </table:table-cell>
          <table:table-cell office:value-type="time" office:time-value="PT16H0M0S" table:style-name="ce2">
            <text:p>16:00</text:p>
          </table:table-cell>
          <table:table-cell office:value-type="time" office:time-value="PT17H0M0S" table:style-name="ce2">
            <text:p>17:00</text:p>
          </table:table-cell>
          <table:table-cell office:value-type="time" office:time-value="PT18H0M0S" table:style-name="ce2">
            <text:p>18:00</text:p>
          </table:table-cell>
          <table:table-cell office:value-type="time" office:time-value="PT19H0M0S" table:style-name="ce2">
            <text:p>19:00</text:p>
          </table:table-cell>
          <table:table-cell office:value-type="time" office:time-value="PT20H0M0S" table:style-name="ce2">
            <text:p>20:00</text:p>
          </table:table-cell>
          <table:table-cell office:value-type="time" office:time-value="PT21H0M0S" table:style-name="ce2">
            <text:p>21:00</text:p>
          </table:table-cell>
          <table:table-cell office:value-type="time" office:time-value="PT22H0M0S" table:style-name="ce2">
            <text:p>22:00</text:p>
          </table:table-cell>
          <table:table-cell office:value-type="time" office:time-value="PT23H0M0S" table:style-name="ce2">
            <text:p>23:00</text:p>
          </table:table-cell>
          <table:table-cell table:number-columns-repeated="16359"/>
        </table:table-row>
        <table:table-row table:style-name="ro1">
          <table:table-cell office:value-type="date" office:date-value="2020-06-01T00:00:00" table:style-name="ce3">
            <text:p>01.06.2020</text:p>
          </table:table-cell>
          <table:table-cell office:value-type="float" office:value="28.291582278075303" table:style-name="ce6">
            <text:p>28,29</text:p>
          </table:table-cell>
          <table:table-cell office:value-type="float" office:value="24.152784652472576" table:style-name="ce6">
            <text:p>24,15</text:p>
          </table:table-cell>
          <table:table-cell office:value-type="float" office:value="22.733886182828442" table:style-name="ce6">
            <text:p>22,73</text:p>
          </table:table-cell>
          <table:table-cell office:value-type="float" office:value="15.926755916429666" table:style-name="ce6">
            <text:p>15,93</text:p>
          </table:table-cell>
          <table:table-cell office:value-type="float" office:value="21.805310764783982" table:style-name="ce6">
            <text:p>21,81</text:p>
          </table:table-cell>
          <table:table-cell office:value-type="float" office:value="27.633818260255161" table:style-name="ce6">
            <text:p>27,63</text:p>
          </table:table-cell>
          <table:table-cell office:value-type="float" office:value="34.008062308927819" table:style-name="ce6">
            <text:p>34,01</text:p>
          </table:table-cell>
          <table:table-cell office:value-type="float" office:value="30.520994681957916" table:style-name="ce6">
            <text:p>30,52</text:p>
          </table:table-cell>
          <table:table-cell office:value-type="float" office:value="27.90917633017451" table:style-name="ce6">
            <text:p>27,91</text:p>
          </table:table-cell>
          <table:table-cell office:value-type="float" office:value="34.36230395238529" table:style-name="ce6">
            <text:p>34,36</text:p>
          </table:table-cell>
          <table:table-cell office:value-type="float" office:value="21.472586934253272" table:style-name="ce6">
            <text:p>21,47</text:p>
          </table:table-cell>
          <table:table-cell office:value-type="float" office:value="32.180091484507614" table:style-name="ce6">
            <text:p>32,18</text:p>
          </table:table-cell>
          <table:table-cell office:value-type="float" office:value="15.518427951008844" table:style-name="ce6">
            <text:p>15,52</text:p>
          </table:table-cell>
          <table:table-cell office:value-type="float" office:value="24.345194281192139" table:style-name="ce6">
            <text:p>24,35</text:p>
          </table:table-cell>
          <table:table-cell office:value-type="float" office:value="28.211500328887222" table:style-name="ce6">
            <text:p>28,21</text:p>
          </table:table-cell>
          <table:table-cell office:value-type="float" office:value="26.212190102768325" table:style-name="ce6">
            <text:p>26,21</text:p>
          </table:table-cell>
          <table:table-cell office:value-type="float" office:value="32.772572063143087" table:style-name="ce6">
            <text:p>32,77</text:p>
          </table:table-cell>
          <table:table-cell office:value-type="float" office:value="28.017999930897791" table:style-name="ce6">
            <text:p>28,02</text:p>
          </table:table-cell>
          <table:table-cell office:value-type="float" office:value="32.483229396789596" table:style-name="ce6">
            <text:p>32,48</text:p>
          </table:table-cell>
          <table:table-cell office:value-type="float" office:value="32.458092139163739" table:style-name="ce6">
            <text:p>32,46</text:p>
          </table:table-cell>
          <table:table-cell office:value-type="float" office:value="15.7006638353373" table:style-name="ce6">
            <text:p>15,70</text:p>
          </table:table-cell>
          <table:table-cell office:value-type="float" office:value="18.188885702288211" table:style-name="ce6">
            <text:p>18,19</text:p>
          </table:table-cell>
          <table:table-cell office:value-type="float" office:value="32.108841144169041" table:style-name="ce6">
            <text:p>32,11</text:p>
          </table:table-cell>
          <table:table-cell office:value-type="float" office:value="25.898172788142162" table:style-name="ce6">
            <text:p>25,90</text:p>
          </table:table-cell>
          <table:table-cell table:number-columns-repeated="16359"/>
        </table:table-row>
        <table:table-row table:style-name="ro1">
          <table:table-cell office:value-type="date" office:date-value="2020-06-02T00:00:00" table:style-name="ce3">
            <text:p>02.06.2020</text:p>
          </table:table-cell>
          <table:table-cell office:value-type="float" office:value="31.343588130488275" table:style-name="ce6">
            <text:p>31,34</text:p>
          </table:table-cell>
          <table:table-cell office:value-type="float" office:value="31.831617108340879" table:style-name="ce6">
            <text:p>31,83</text:p>
          </table:table-cell>
          <table:table-cell office:value-type="float" office:value="20.526021465275292" table:style-name="ce6">
            <text:p>20,53</text:p>
          </table:table-cell>
          <table:table-cell office:value-type="float" office:value="33.612291159465144" table:style-name="ce6">
            <text:p>33,61</text:p>
          </table:table-cell>
          <table:table-cell office:value-type="float" office:value="30.340643101468995" table:style-name="ce6">
            <text:p>30,34</text:p>
          </table:table-cell>
          <table:table-cell office:value-type="float" office:value="30.943181817165279" table:style-name="ce6">
            <text:p>30,94</text:p>
          </table:table-cell>
          <table:table-cell office:value-type="float" office:value="20.670465400631592" table:style-name="ce6">
            <text:p>20,67</text:p>
          </table:table-cell>
          <table:table-cell office:value-type="float" office:value="24.489692958370476" table:style-name="ce6">
            <text:p>24,49</text:p>
          </table:table-cell>
          <table:table-cell office:value-type="float" office:value="33.684982028085784" table:style-name="ce6">
            <text:p>33,68</text:p>
          </table:table-cell>
          <table:table-cell office:value-type="float" office:value="18.204954342670952" table:style-name="ce6">
            <text:p>18,20</text:p>
          </table:table-cell>
          <table:table-cell office:value-type="float" office:value="33.067031132602452" table:style-name="ce6">
            <text:p>33,07</text:p>
          </table:table-cell>
          <table:table-cell office:value-type="float" office:value="33.454092370135378" table:style-name="ce6">
            <text:p>33,45</text:p>
          </table:table-cell>
          <table:table-cell office:value-type="float" office:value="16.660581143930322" table:style-name="ce6">
            <text:p>16,66</text:p>
          </table:table-cell>
          <table:table-cell office:value-type="float" office:value="28.461908824846716" table:style-name="ce6">
            <text:p>28,46</text:p>
          </table:table-cell>
          <table:table-cell office:value-type="float" office:value="17.138378008002306" table:style-name="ce6">
            <text:p>17,14</text:p>
          </table:table-cell>
          <table:table-cell office:value-type="float" office:value="20.388557557054234" table:style-name="ce6">
            <text:p>20,39</text:p>
          </table:table-cell>
          <table:table-cell office:value-type="float" office:value="28.162648323506541" table:style-name="ce6">
            <text:p>28,16</text:p>
          </table:table-cell>
          <table:table-cell office:value-type="float" office:value="33.187016948418552" table:style-name="ce6">
            <text:p>33,19</text:p>
          </table:table-cell>
          <table:table-cell office:value-type="float" office:value="21.925378720326506" table:style-name="ce6">
            <text:p>21,93</text:p>
          </table:table-cell>
          <table:table-cell office:value-type="float" office:value="15.814020394111663" table:style-name="ce6">
            <text:p>15,81</text:p>
          </table:table-cell>
          <table:table-cell office:value-type="float" office:value="25.482180399953013" table:style-name="ce6">
            <text:p>25,48</text:p>
          </table:table-cell>
          <table:table-cell office:value-type="float" office:value="17.779864076235775" table:style-name="ce6">
            <text:p>17,78</text:p>
          </table:table-cell>
          <table:table-cell office:value-type="float" office:value="26.480470905705886" table:style-name="ce6">
            <text:p>26,48</text:p>
          </table:table-cell>
          <table:table-cell office:value-type="float" office:value="22.173736604438275" table:style-name="ce6">
            <text:p>22,17</text:p>
          </table:table-cell>
          <table:table-cell table:number-columns-repeated="16359"/>
        </table:table-row>
        <table:table-row table:style-name="ro1">
          <table:table-cell office:value-type="date" office:date-value="2020-06-03T00:00:00" table:style-name="ce3">
            <text:p>03.06.2020</text:p>
          </table:table-cell>
          <table:table-cell office:value-type="float" office:value="33.574108702289202" table:style-name="ce6">
            <text:p>33,57</text:p>
          </table:table-cell>
          <table:table-cell office:value-type="float" office:value="34.867182944653841" table:style-name="ce6">
            <text:p>34,87</text:p>
          </table:table-cell>
          <table:table-cell office:value-type="float" office:value="21.694237831798446" table:style-name="ce6">
            <text:p>21,69</text:p>
          </table:table-cell>
          <table:table-cell office:value-type="float" office:value="17.530712990270786" table:style-name="ce6">
            <text:p>17,53</text:p>
          </table:table-cell>
          <table:table-cell office:value-type="float" office:value="29.635059007930892" table:style-name="ce6">
            <text:p>29,64</text:p>
          </table:table-cell>
          <table:table-cell office:value-type="float" office:value="33.140936268699576" table:style-name="ce6">
            <text:p>33,14</text:p>
          </table:table-cell>
          <table:table-cell office:value-type="float" office:value="34.718591654541669" table:style-name="ce6">
            <text:p>34,72</text:p>
          </table:table-cell>
          <table:table-cell office:value-type="float" office:value="22.802073952603937" table:style-name="ce6">
            <text:p>22,80</text:p>
          </table:table-cell>
          <table:table-cell office:value-type="float" office:value="28.844671472295438" table:style-name="ce6">
            <text:p>28,84</text:p>
          </table:table-cell>
          <table:table-cell office:value-type="float" office:value="17.095611828979681" table:style-name="ce6">
            <text:p>17,10</text:p>
          </table:table-cell>
          <table:table-cell office:value-type="float" office:value="15.23222341658162" table:style-name="ce6">
            <text:p>15,23</text:p>
          </table:table-cell>
          <table:table-cell office:value-type="float" office:value="34.879013054662366" table:style-name="ce6">
            <text:p>34,88</text:p>
          </table:table-cell>
          <table:table-cell office:value-type="float" office:value="18.435144305287345" table:style-name="ce6">
            <text:p>18,44</text:p>
          </table:table-cell>
          <table:table-cell office:value-type="float" office:value="23.620634663778272" table:style-name="ce6">
            <text:p>23,62</text:p>
          </table:table-cell>
          <table:table-cell office:value-type="float" office:value="28.269812839531959" table:style-name="ce6">
            <text:p>28,27</text:p>
          </table:table-cell>
          <table:table-cell office:value-type="float" office:value="31.718617732259354" table:style-name="ce6">
            <text:p>31,72</text:p>
          </table:table-cell>
          <table:table-cell office:value-type="float" office:value="21.272898817214092" table:style-name="ce6">
            <text:p>21,27</text:p>
          </table:table-cell>
          <table:table-cell office:value-type="float" office:value="20.17666662551153" table:style-name="ce6">
            <text:p>20,18</text:p>
          </table:table-cell>
          <table:table-cell office:value-type="float" office:value="25.61017084185027" table:style-name="ce6">
            <text:p>25,61</text:p>
          </table:table-cell>
          <table:table-cell office:value-type="float" office:value="15.689924717063484" table:style-name="ce6">
            <text:p>15,69</text:p>
          </table:table-cell>
          <table:table-cell office:value-type="float" office:value="29.357933398140659" table:style-name="ce6">
            <text:p>29,36</text:p>
          </table:table-cell>
          <table:table-cell office:value-type="float" office:value="28.212302510148572" table:style-name="ce6">
            <text:p>28,21</text:p>
          </table:table-cell>
          <table:table-cell office:value-type="float" office:value="16.442318070247921" table:style-name="ce6">
            <text:p>16,44</text:p>
          </table:table-cell>
          <table:table-cell office:value-type="float" office:value="19.555486033293516" table:style-name="ce6">
            <text:p>19,56</text:p>
          </table:table-cell>
          <table:table-cell table:number-columns-repeated="16359"/>
        </table:table-row>
        <table:table-row table:style-name="ro1">
          <table:table-cell office:value-type="date" office:date-value="2020-06-04T00:00:00" table:style-name="ce3">
            <text:p>04.06.2020</text:p>
          </table:table-cell>
          <table:table-cell office:value-type="float" office:value="19.66139912732789" table:style-name="ce6">
            <text:p>19,66</text:p>
          </table:table-cell>
          <table:table-cell office:value-type="float" office:value="20.358938278703363" table:style-name="ce6">
            <text:p>20,36</text:p>
          </table:table-cell>
          <table:table-cell office:value-type="float" office:value="23.57305447317502" table:style-name="ce6">
            <text:p>23,57</text:p>
          </table:table-cell>
          <table:table-cell office:value-type="float" office:value="31.826436701588246" table:style-name="ce6">
            <text:p>31,83</text:p>
          </table:table-cell>
          <table:table-cell office:value-type="float" office:value="18.765013715978547" table:style-name="ce6">
            <text:p>18,77</text:p>
          </table:table-cell>
          <table:table-cell office:value-type="float" office:value="21.585868149631999" table:style-name="ce6">
            <text:p>21,59</text:p>
          </table:table-cell>
          <table:table-cell office:value-type="float" office:value="16.073188303045036" table:style-name="ce6">
            <text:p>16,07</text:p>
          </table:table-cell>
          <table:table-cell office:value-type="float" office:value="17.704309036218014" table:style-name="ce6">
            <text:p>17,70</text:p>
          </table:table-cell>
          <table:table-cell office:value-type="float" office:value="26.922436772098944" table:style-name="ce6">
            <text:p>26,92</text:p>
          </table:table-cell>
          <table:table-cell office:value-type="float" office:value="29.570774406356783" table:style-name="ce6">
            <text:p>29,57</text:p>
          </table:table-cell>
          <table:table-cell office:value-type="float" office:value="15.526567655620905" table:style-name="ce6">
            <text:p>15,53</text:p>
          </table:table-cell>
          <table:table-cell office:value-type="float" office:value="15.01483561953998" table:style-name="ce6">
            <text:p>15,01</text:p>
          </table:table-cell>
          <table:table-cell office:value-type="float" office:value="31.393262706500234" table:style-name="ce6">
            <text:p>31,39</text:p>
          </table:table-cell>
          <table:table-cell office:value-type="float" office:value="17.052090098953123" table:style-name="ce6">
            <text:p>17,05</text:p>
          </table:table-cell>
          <table:table-cell office:value-type="float" office:value="19.622794322551606" table:style-name="ce6">
            <text:p>19,62</text:p>
          </table:table-cell>
          <table:table-cell office:value-type="float" office:value="34.334029577689968" table:style-name="ce6">
            <text:p>34,33</text:p>
          </table:table-cell>
          <table:table-cell office:value-type="float" office:value="32.949188581268395" table:style-name="ce6">
            <text:p>32,95</text:p>
          </table:table-cell>
          <table:table-cell office:value-type="float" office:value="26.768969088245004" table:style-name="ce6">
            <text:p>26,77</text:p>
          </table:table-cell>
          <table:table-cell office:value-type="float" office:value="16.140986312790599" table:style-name="ce6">
            <text:p>16,14</text:p>
          </table:table-cell>
          <table:table-cell office:value-type="float" office:value="17.680974869649681" table:style-name="ce6">
            <text:p>17,68</text:p>
          </table:table-cell>
          <table:table-cell office:value-type="float" office:value="30.448200935260608" table:style-name="ce6">
            <text:p>30,45</text:p>
          </table:table-cell>
          <table:table-cell office:value-type="float" office:value="31.589733320282992" table:style-name="ce6">
            <text:p>31,59</text:p>
          </table:table-cell>
          <table:table-cell office:value-type="float" office:value="20.815631205561026" table:style-name="ce6">
            <text:p>20,82</text:p>
          </table:table-cell>
          <table:table-cell office:value-type="float" office:value="33.523926775037694" table:style-name="ce6">
            <text:p>33,52</text:p>
          </table:table-cell>
          <table:table-cell table:number-columns-repeated="16359"/>
        </table:table-row>
        <table:table-row table:style-name="ro1">
          <table:table-cell office:value-type="date" office:date-value="2020-06-05T00:00:00" table:style-name="ce3">
            <text:p>05.06.2020</text:p>
          </table:table-cell>
          <table:table-cell office:value-type="float" office:value="30.910870604573958" table:style-name="ce6">
            <text:p>30,91</text:p>
          </table:table-cell>
          <table:table-cell office:value-type="float" office:value="34.394228481850391" table:style-name="ce6">
            <text:p>34,39</text:p>
          </table:table-cell>
          <table:table-cell office:value-type="float" office:value="33.736095122510378" table:style-name="ce6">
            <text:p>33,74</text:p>
          </table:table-cell>
          <table:table-cell office:value-type="float" office:value="18.259416773764706" table:style-name="ce6">
            <text:p>18,26</text:p>
          </table:table-cell>
          <table:table-cell office:value-type="float" office:value="24.970063911637247" table:style-name="ce6">
            <text:p>24,97</text:p>
          </table:table-cell>
          <table:table-cell office:value-type="float" office:value="29.444888026492762" table:style-name="ce6">
            <text:p>29,44</text:p>
          </table:table-cell>
          <table:table-cell office:value-type="float" office:value="27.776016931219946" table:style-name="ce6">
            <text:p>27,78</text:p>
          </table:table-cell>
          <table:table-cell office:value-type="float" office:value="29.158735047776457" table:style-name="ce6">
            <text:p>29,16</text:p>
          </table:table-cell>
          <table:table-cell office:value-type="float" office:value="30.662775871109005" table:style-name="ce6">
            <text:p>30,66</text:p>
          </table:table-cell>
          <table:table-cell office:value-type="float" office:value="32.669315100919718" table:style-name="ce6">
            <text:p>32,67</text:p>
          </table:table-cell>
          <table:table-cell office:value-type="float" office:value="20.363357561627513" table:style-name="ce6">
            <text:p>20,36</text:p>
          </table:table-cell>
          <table:table-cell office:value-type="float" office:value="23.491835573598141" table:style-name="ce6">
            <text:p>23,49</text:p>
          </table:table-cell>
          <table:table-cell office:value-type="float" office:value="19.704224562606239" table:style-name="ce6">
            <text:p>19,70</text:p>
          </table:table-cell>
          <table:table-cell office:value-type="float" office:value="27.322278610935982" table:style-name="ce6">
            <text:p>27,32</text:p>
          </table:table-cell>
          <table:table-cell office:value-type="float" office:value="16.667809159302585" table:style-name="ce6">
            <text:p>16,67</text:p>
          </table:table-cell>
          <table:table-cell office:value-type="float" office:value="32.617600312029836" table:style-name="ce6">
            <text:p>32,62</text:p>
          </table:table-cell>
          <table:table-cell office:value-type="float" office:value="28.520967884730229" table:style-name="ce6">
            <text:p>28,52</text:p>
          </table:table-cell>
          <table:table-cell office:value-type="float" office:value="34.991021531323476" table:style-name="ce6">
            <text:p>34,99</text:p>
          </table:table-cell>
          <table:table-cell office:value-type="float" office:value="32.404627423926598" table:style-name="ce6">
            <text:p>32,40</text:p>
          </table:table-cell>
          <table:table-cell office:value-type="float" office:value="33.68624307133495" table:style-name="ce6">
            <text:p>33,69</text:p>
          </table:table-cell>
          <table:table-cell office:value-type="float" office:value="28.206700965577767" table:style-name="ce6">
            <text:p>28,21</text:p>
          </table:table-cell>
          <table:table-cell office:value-type="float" office:value="25.632887948058492" table:style-name="ce6">
            <text:p>25,63</text:p>
          </table:table-cell>
          <table:table-cell office:value-type="float" office:value="24.960645309086367" table:style-name="ce6">
            <text:p>24,96</text:p>
          </table:table-cell>
          <table:table-cell office:value-type="float" office:value="33.875970324214656" table:style-name="ce6">
            <text:p>33,88</text:p>
          </table:table-cell>
          <table:table-cell table:number-columns-repeated="16359"/>
        </table:table-row>
        <table:table-row table:style-name="ro1">
          <table:table-cell office:value-type="date" office:date-value="2020-06-06T00:00:00" table:style-name="ce3">
            <text:p>06.06.2020</text:p>
          </table:table-cell>
          <table:table-cell office:value-type="float" office:value="25.925012503046997" table:style-name="ce6">
            <text:p>25,93</text:p>
          </table:table-cell>
          <table:table-cell office:value-type="float" office:value="31.943364268425938" table:style-name="ce6">
            <text:p>31,94</text:p>
          </table:table-cell>
          <table:table-cell office:value-type="float" office:value="23.04906338178856" table:style-name="ce6">
            <text:p>23,05</text:p>
          </table:table-cell>
          <table:table-cell office:value-type="float" office:value="22.091062881678027" table:style-name="ce6">
            <text:p>22,09</text:p>
          </table:table-cell>
          <table:table-cell office:value-type="float" office:value="15.169737854917464" table:style-name="ce6">
            <text:p>15,17</text:p>
          </table:table-cell>
          <table:table-cell office:value-type="float" office:value="18.88398208771882" table:style-name="ce6">
            <text:p>18,88</text:p>
          </table:table-cell>
          <table:table-cell office:value-type="float" office:value="21.747091665732043" table:style-name="ce6">
            <text:p>21,75</text:p>
          </table:table-cell>
          <table:table-cell office:value-type="float" office:value="20.079481989785389" table:style-name="ce6">
            <text:p>20,08</text:p>
          </table:table-cell>
          <table:table-cell office:value-type="float" office:value="29.434259422814286" table:style-name="ce6">
            <text:p>29,43</text:p>
          </table:table-cell>
          <table:table-cell office:value-type="float" office:value="23.56592295757541" table:style-name="ce6">
            <text:p>23,57</text:p>
          </table:table-cell>
          <table:table-cell office:value-type="float" office:value="25.788540408977955" table:style-name="ce6">
            <text:p>25,79</text:p>
          </table:table-cell>
          <table:table-cell office:value-type="float" office:value="30.680634092509997" table:style-name="ce6">
            <text:p>30,68</text:p>
          </table:table-cell>
          <table:table-cell office:value-type="float" office:value="15.469623161148657" table:style-name="ce6">
            <text:p>15,47</text:p>
          </table:table-cell>
          <table:table-cell office:value-type="float" office:value="27.078188471742877" table:style-name="ce6">
            <text:p>27,08</text:p>
          </table:table-cell>
          <table:table-cell office:value-type="float" office:value="31.974937811056208" table:style-name="ce6">
            <text:p>31,97</text:p>
          </table:table-cell>
          <table:table-cell office:value-type="float" office:value="31.591012702029243" table:style-name="ce6">
            <text:p>31,59</text:p>
          </table:table-cell>
          <table:table-cell office:value-type="float" office:value="34.302310798244925" table:style-name="ce6">
            <text:p>34,30</text:p>
          </table:table-cell>
          <table:table-cell office:value-type="float" office:value="17.661855908942815" table:style-name="ce6">
            <text:p>17,66</text:p>
          </table:table-cell>
          <table:table-cell office:value-type="float" office:value="29.536602842504962" table:style-name="ce6">
            <text:p>29,54</text:p>
          </table:table-cell>
          <table:table-cell office:value-type="float" office:value="18.984996611674699" table:style-name="ce6">
            <text:p>18,98</text:p>
          </table:table-cell>
          <table:table-cell office:value-type="float" office:value="15.302352450123728" table:style-name="ce6">
            <text:p>15,30</text:p>
          </table:table-cell>
          <table:table-cell office:value-type="float" office:value="21.135731805300622" table:style-name="ce6">
            <text:p>21,14</text:p>
          </table:table-cell>
          <table:table-cell office:value-type="float" office:value="30.969496208244358" table:style-name="ce6">
            <text:p>30,97</text:p>
          </table:table-cell>
          <table:table-cell office:value-type="float" office:value="28.230526165929511" table:style-name="ce6">
            <text:p>28,23</text:p>
          </table:table-cell>
          <table:table-cell table:number-columns-repeated="16359"/>
        </table:table-row>
        <table:table-row table:style-name="ro1">
          <table:table-cell office:value-type="date" office:date-value="2020-06-07T00:00:00" table:style-name="ce3">
            <text:p>07.06.2020</text:p>
          </table:table-cell>
          <table:table-cell office:value-type="float" office:value="15.115762947537629" table:style-name="ce6">
            <text:p>15,12</text:p>
          </table:table-cell>
          <table:table-cell office:value-type="float" office:value="21.420261743667595" table:style-name="ce6">
            <text:p>21,42</text:p>
          </table:table-cell>
          <table:table-cell office:value-type="float" office:value="29.622373745455711" table:style-name="ce6">
            <text:p>29,62</text:p>
          </table:table-cell>
          <table:table-cell office:value-type="float" office:value="29.107227050446166" table:style-name="ce6">
            <text:p>29,11</text:p>
          </table:table-cell>
          <table:table-cell office:value-type="float" office:value="34.788006419222086" table:style-name="ce6">
            <text:p>34,79</text:p>
          </table:table-cell>
          <table:table-cell office:value-type="float" office:value="34.134454639641532" table:style-name="ce6">
            <text:p>34,13</text:p>
          </table:table-cell>
          <table:table-cell office:value-type="float" office:value="28.758804218555369" table:style-name="ce6">
            <text:p>28,76</text:p>
          </table:table-cell>
          <table:table-cell office:value-type="float" office:value="31.921755613170756" table:style-name="ce6">
            <text:p>31,92</text:p>
          </table:table-cell>
          <table:table-cell office:value-type="float" office:value="25.170058871079476" table:style-name="ce6">
            <text:p>25,17</text:p>
          </table:table-cell>
          <table:table-cell office:value-type="float" office:value="26.932060666174991" table:style-name="ce6">
            <text:p>26,93</text:p>
          </table:table-cell>
          <table:table-cell office:value-type="float" office:value="19.337009511018003" table:style-name="ce6">
            <text:p>19,34</text:p>
          </table:table-cell>
          <table:table-cell office:value-type="float" office:value="16.640343675878825" table:style-name="ce6">
            <text:p>16,64</text:p>
          </table:table-cell>
          <table:table-cell office:value-type="float" office:value="16.508001691126594" table:style-name="ce6">
            <text:p>16,51</text:p>
          </table:table-cell>
          <table:table-cell office:value-type="float" office:value="33.601675695652361" table:style-name="ce6">
            <text:p>33,60</text:p>
          </table:table-cell>
          <table:table-cell office:value-type="float" office:value="26.079165165701497" table:style-name="ce6">
            <text:p>26,08</text:p>
          </table:table-cell>
          <table:table-cell office:value-type="float" office:value="31.993495657966594" table:style-name="ce6">
            <text:p>31,99</text:p>
          </table:table-cell>
          <table:table-cell office:value-type="float" office:value="29.691909308576246" table:style-name="ce6">
            <text:p>29,69</text:p>
          </table:table-cell>
          <table:table-cell office:value-type="float" office:value="29.960631547017599" table:style-name="ce6">
            <text:p>29,96</text:p>
          </table:table-cell>
          <table:table-cell office:value-type="float" office:value="19.306128603765519" table:style-name="ce6">
            <text:p>19,31</text:p>
          </table:table-cell>
          <table:table-cell office:value-type="float" office:value="30.355301287503821" table:style-name="ce6">
            <text:p>30,36</text:p>
          </table:table-cell>
          <table:table-cell office:value-type="float" office:value="25.858111292911687" table:style-name="ce6">
            <text:p>25,86</text:p>
          </table:table-cell>
          <table:table-cell office:value-type="float" office:value="23.750060986347457" table:style-name="ce6">
            <text:p>23,75</text:p>
          </table:table-cell>
          <table:table-cell office:value-type="float" office:value="34.548433634252746" table:style-name="ce6">
            <text:p>34,55</text:p>
          </table:table-cell>
          <table:table-cell office:value-type="float" office:value="31.274655071662238" table:style-name="ce6">
            <text:p>31,27</text:p>
          </table:table-cell>
          <table:table-cell table:number-columns-repeated="16359"/>
        </table:table-row>
        <table:table-row table:style-name="ro1">
          <table:table-cell office:value-type="date" office:date-value="2020-06-08T00:00:00" table:style-name="ce3">
            <text:p>08.06.2020</text:p>
          </table:table-cell>
          <table:table-cell office:value-type="float" office:value="28.13338231511635" table:style-name="ce6">
            <text:p>28,13</text:p>
          </table:table-cell>
          <table:table-cell office:value-type="float" office:value="24.060525891243454" table:style-name="ce6">
            <text:p>24,06</text:p>
          </table:table-cell>
          <table:table-cell office:value-type="float" office:value="25.129998689603163" table:style-name="ce6">
            <text:p>25,13</text:p>
          </table:table-cell>
          <table:table-cell office:value-type="float" office:value="30.441345443677772" table:style-name="ce6">
            <text:p>30,44</text:p>
          </table:table-cell>
          <table:table-cell office:value-type="float" office:value="30.975120304515485" table:style-name="ce6">
            <text:p>30,98</text:p>
          </table:table-cell>
          <table:table-cell office:value-type="float" office:value="31.135964052192577" table:style-name="ce6">
            <text:p>31,14</text:p>
          </table:table-cell>
          <table:table-cell office:value-type="float" office:value="27.814362411228441" table:style-name="ce6">
            <text:p>27,81</text:p>
          </table:table-cell>
          <table:table-cell office:value-type="float" office:value="24.710326230809503" table:style-name="ce6">
            <text:p>24,71</text:p>
          </table:table-cell>
          <table:table-cell office:value-type="float" office:value="29.156163864130978" table:style-name="ce6">
            <text:p>29,16</text:p>
          </table:table-cell>
          <table:table-cell office:value-type="float" office:value="20.080586156456885" table:style-name="ce6">
            <text:p>20,08</text:p>
          </table:table-cell>
          <table:table-cell office:value-type="float" office:value="34.848066155232509" table:style-name="ce6">
            <text:p>34,85</text:p>
          </table:table-cell>
          <table:table-cell office:value-type="float" office:value="18.71188341733599" table:style-name="ce6">
            <text:p>18,71</text:p>
          </table:table-cell>
          <table:table-cell office:value-type="float" office:value="32.423082177158491" table:style-name="ce6">
            <text:p>32,42</text:p>
          </table:table-cell>
          <table:table-cell office:value-type="float" office:value="34.577074820102254" table:style-name="ce6">
            <text:p>34,58</text:p>
          </table:table-cell>
          <table:table-cell office:value-type="float" office:value="20.235230689756897" table:style-name="ce6">
            <text:p>20,24</text:p>
          </table:table-cell>
          <table:table-cell office:value-type="float" office:value="29.801202760056007" table:style-name="ce6">
            <text:p>29,80</text:p>
          </table:table-cell>
          <table:table-cell office:value-type="float" office:value="21.661054140232629" table:style-name="ce6">
            <text:p>21,66</text:p>
          </table:table-cell>
          <table:table-cell office:value-type="float" office:value="33.412906825812613" table:style-name="ce6">
            <text:p>33,41</text:p>
          </table:table-cell>
          <table:table-cell office:value-type="float" office:value="26.11891998118735" table:style-name="ce6">
            <text:p>26,12</text:p>
          </table:table-cell>
          <table:table-cell office:value-type="float" office:value="30.877085421260173" table:style-name="ce6">
            <text:p>30,88</text:p>
          </table:table-cell>
          <table:table-cell office:value-type="float" office:value="31.680059092550952" table:style-name="ce6">
            <text:p>31,68</text:p>
          </table:table-cell>
          <table:table-cell office:value-type="float" office:value="27.453619717614565" table:style-name="ce6">
            <text:p>27,45</text:p>
          </table:table-cell>
          <table:table-cell office:value-type="float" office:value="21.869785837481704" table:style-name="ce6">
            <text:p>21,87</text:p>
          </table:table-cell>
          <table:table-cell office:value-type="float" office:value="28.164328309442375" table:style-name="ce6">
            <text:p>28,16</text:p>
          </table:table-cell>
          <table:table-cell table:number-columns-repeated="16359"/>
        </table:table-row>
        <table:table-row table:style-name="ro1">
          <table:table-cell office:value-type="date" office:date-value="2020-06-09T00:00:00" table:style-name="ce3">
            <text:p>09.06.2020</text:p>
          </table:table-cell>
          <table:table-cell office:value-type="float" office:value="18.766097756642505" table:style-name="ce6">
            <text:p>18,77</text:p>
          </table:table-cell>
          <table:table-cell office:value-type="float" office:value="21.464725704993903" table:style-name="ce6">
            <text:p>21,46</text:p>
          </table:table-cell>
          <table:table-cell office:value-type="float" office:value="24.408269782400197" table:style-name="ce6">
            <text:p>24,41</text:p>
          </table:table-cell>
          <table:table-cell office:value-type="float" office:value="30.164589623631208" table:style-name="ce6">
            <text:p>30,16</text:p>
          </table:table-cell>
          <table:table-cell office:value-type="float" office:value="15.842154709639946" table:style-name="ce6">
            <text:p>15,84</text:p>
          </table:table-cell>
          <table:table-cell office:value-type="float" office:value="18.094691121575835" table:style-name="ce6">
            <text:p>18,09</text:p>
          </table:table-cell>
          <table:table-cell office:value-type="float" office:value="18.447778734034841" table:style-name="ce6">
            <text:p>18,45</text:p>
          </table:table-cell>
          <table:table-cell office:value-type="float" office:value="18.821885004004411" table:style-name="ce6">
            <text:p>18,82</text:p>
          </table:table-cell>
          <table:table-cell office:value-type="float" office:value="27.606354166135468" table:style-name="ce6">
            <text:p>27,61</text:p>
          </table:table-cell>
          <table:table-cell office:value-type="float" office:value="34.754382497540831" table:style-name="ce6">
            <text:p>34,75</text:p>
          </table:table-cell>
          <table:table-cell office:value-type="float" office:value="25.301566708498612" table:style-name="ce6">
            <text:p>25,30</text:p>
          </table:table-cell>
          <table:table-cell office:value-type="float" office:value="18.232293100475605" table:style-name="ce6">
            <text:p>18,23</text:p>
          </table:table-cell>
          <table:table-cell office:value-type="float" office:value="22.658850790695659" table:style-name="ce6">
            <text:p>22,66</text:p>
          </table:table-cell>
          <table:table-cell office:value-type="float" office:value="18.579051738726758" table:style-name="ce6">
            <text:p>18,58</text:p>
          </table:table-cell>
          <table:table-cell office:value-type="float" office:value="24.561514871019352" table:style-name="ce6">
            <text:p>24,56</text:p>
          </table:table-cell>
          <table:table-cell office:value-type="float" office:value="29.233361168547887" table:style-name="ce6">
            <text:p>29,23</text:p>
          </table:table-cell>
          <table:table-cell office:value-type="float" office:value="17.044936957357585" table:style-name="ce6">
            <text:p>17,04</text:p>
          </table:table-cell>
          <table:table-cell office:value-type="float" office:value="20.060906019878619" table:style-name="ce6">
            <text:p>20,06</text:p>
          </table:table-cell>
          <table:table-cell office:value-type="float" office:value="31.738098884560383" table:style-name="ce6">
            <text:p>31,74</text:p>
          </table:table-cell>
          <table:table-cell office:value-type="float" office:value="27.052569518041793" table:style-name="ce6">
            <text:p>27,05</text:p>
          </table:table-cell>
          <table:table-cell office:value-type="float" office:value="23.130910456983685" table:style-name="ce6">
            <text:p>23,13</text:p>
          </table:table-cell>
          <table:table-cell office:value-type="float" office:value="20.454841485749551" table:style-name="ce6">
            <text:p>20,45</text:p>
          </table:table-cell>
          <table:table-cell office:value-type="float" office:value="16.299137943826725" table:style-name="ce6">
            <text:p>16,30</text:p>
          </table:table-cell>
          <table:table-cell office:value-type="float" office:value="30.827110989840747" table:style-name="ce6">
            <text:p>30,83</text:p>
          </table:table-cell>
          <table:table-cell table:number-columns-repeated="16359"/>
        </table:table-row>
        <table:table-row table:style-name="ro1">
          <table:table-cell office:value-type="date" office:date-value="2020-06-10T00:00:00" table:style-name="ce3">
            <text:p>10.06.2020</text:p>
          </table:table-cell>
          <table:table-cell office:value-type="float" office:value="16.609992062980112" table:style-name="ce6">
            <text:p>16,61</text:p>
          </table:table-cell>
          <table:table-cell office:value-type="float" office:value="33.5498734799056" table:style-name="ce6">
            <text:p>33,55</text:p>
          </table:table-cell>
          <table:table-cell office:value-type="float" office:value="16.969452415762873" table:style-name="ce6">
            <text:p>16,97</text:p>
          </table:table-cell>
          <table:table-cell office:value-type="float" office:value="29.866320564825255" table:style-name="ce6">
            <text:p>29,87</text:p>
          </table:table-cell>
          <table:table-cell office:value-type="float" office:value="16.509088435056732" table:style-name="ce6">
            <text:p>16,51</text:p>
          </table:table-cell>
          <table:table-cell office:value-type="float" office:value="23.254649981672614" table:style-name="ce6">
            <text:p>23,25</text:p>
          </table:table-cell>
          <table:table-cell office:value-type="float" office:value="15.98848611533821" table:style-name="ce6">
            <text:p>15,99</text:p>
          </table:table-cell>
          <table:table-cell office:value-type="float" office:value="20.4553318459613" table:style-name="ce6">
            <text:p>20,46</text:p>
          </table:table-cell>
          <table:table-cell office:value-type="float" office:value="20.231554954913182" table:style-name="ce6">
            <text:p>20,23</text:p>
          </table:table-cell>
          <table:table-cell office:value-type="float" office:value="29.997738891499459" table:style-name="ce6">
            <text:p>30,00</text:p>
          </table:table-cell>
          <table:table-cell office:value-type="float" office:value="26.612576975046107" table:style-name="ce6">
            <text:p>26,61</text:p>
          </table:table-cell>
          <table:table-cell office:value-type="float" office:value="29.633400845762345" table:style-name="ce6">
            <text:p>29,63</text:p>
          </table:table-cell>
          <table:table-cell office:value-type="float" office:value="15.606903252754279" table:style-name="ce6">
            <text:p>15,61</text:p>
          </table:table-cell>
          <table:table-cell office:value-type="float" office:value="29.393000320443292" table:style-name="ce6">
            <text:p>29,39</text:p>
          </table:table-cell>
          <table:table-cell office:value-type="float" office:value="28.397348465460055" table:style-name="ce6">
            <text:p>28,40</text:p>
          </table:table-cell>
          <table:table-cell office:value-type="float" office:value="23.645059760674243" table:style-name="ce6">
            <text:p>23,65</text:p>
          </table:table-cell>
          <table:table-cell office:value-type="float" office:value="33.350096693320864" table:style-name="ce6">
            <text:p>33,35</text:p>
          </table:table-cell>
          <table:table-cell office:value-type="float" office:value="16.841621545564013" table:style-name="ce6">
            <text:p>16,84</text:p>
          </table:table-cell>
          <table:table-cell office:value-type="float" office:value="21.741762693768258" table:style-name="ce6">
            <text:p>21,74</text:p>
          </table:table-cell>
          <table:table-cell office:value-type="float" office:value="22.064339819018237" table:style-name="ce6">
            <text:p>22,06</text:p>
          </table:table-cell>
          <table:table-cell office:value-type="float" office:value="18.314680758176493" table:style-name="ce6">
            <text:p>18,31</text:p>
          </table:table-cell>
          <table:table-cell office:value-type="float" office:value="23.21987890035572" table:style-name="ce6">
            <text:p>23,22</text:p>
          </table:table-cell>
          <table:table-cell office:value-type="float" office:value="18.227639794370877" table:style-name="ce6">
            <text:p>18,23</text:p>
          </table:table-cell>
          <table:table-cell office:value-type="float" office:value="24.438420372628482" table:style-name="ce6">
            <text:p>24,44</text:p>
          </table:table-cell>
          <table:table-cell table:number-columns-repeated="16359"/>
        </table:table-row>
        <table:table-row table:style-name="ro1">
          <table:table-cell office:value-type="date" office:date-value="2020-06-11T00:00:00" table:style-name="ce3">
            <text:p>11.06.2020</text:p>
          </table:table-cell>
          <table:table-cell office:value-type="float" office:value="26.805219142549696" table:style-name="ce6">
            <text:p>26,81</text:p>
          </table:table-cell>
          <table:table-cell office:value-type="float" office:value="30.388183270159491" table:style-name="ce6">
            <text:p>30,39</text:p>
          </table:table-cell>
          <table:table-cell office:value-type="float" office:value="32.820860946283673" table:style-name="ce6">
            <text:p>32,82</text:p>
          </table:table-cell>
          <table:table-cell office:value-type="float" office:value="29.293852615120855" table:style-name="ce6">
            <text:p>29,29</text:p>
          </table:table-cell>
          <table:table-cell office:value-type="float" office:value="19.545026429921585" table:style-name="ce6">
            <text:p>19,55</text:p>
          </table:table-cell>
          <table:table-cell office:value-type="float" office:value="15.024537598781709" table:style-name="ce6">
            <text:p>15,02</text:p>
          </table:table-cell>
          <table:table-cell office:value-type="float" office:value="21.253147423188835" table:style-name="ce6">
            <text:p>21,25</text:p>
          </table:table-cell>
          <table:table-cell office:value-type="float" office:value="29.32908544651907" table:style-name="ce6">
            <text:p>29,33</text:p>
          </table:table-cell>
          <table:table-cell office:value-type="float" office:value="20.282954847667511" table:style-name="ce6">
            <text:p>20,28</text:p>
          </table:table-cell>
          <table:table-cell office:value-type="float" office:value="26.912472616110385" table:style-name="ce6">
            <text:p>26,91</text:p>
          </table:table-cell>
          <table:table-cell office:value-type="float" office:value="26.227604105903772" table:style-name="ce6">
            <text:p>26,23</text:p>
          </table:table-cell>
          <table:table-cell office:value-type="float" office:value="28.965384807991065" table:style-name="ce6">
            <text:p>28,97</text:p>
          </table:table-cell>
          <table:table-cell office:value-type="float" office:value="24.501564722027897" table:style-name="ce6">
            <text:p>24,50</text:p>
          </table:table-cell>
          <table:table-cell office:value-type="float" office:value="32.296117123667891" table:style-name="ce6">
            <text:p>32,30</text:p>
          </table:table-cell>
          <table:table-cell office:value-type="float" office:value="15.028562387809764" table:style-name="ce6">
            <text:p>15,03</text:p>
          </table:table-cell>
          <table:table-cell office:value-type="float" office:value="17.70584637214046" table:style-name="ce6">
            <text:p>17,71</text:p>
          </table:table-cell>
          <table:table-cell office:value-type="float" office:value="25.079745525928512" table:style-name="ce6">
            <text:p>25,08</text:p>
          </table:table-cell>
          <table:table-cell office:value-type="float" office:value="15.429494145860044" table:style-name="ce6">
            <text:p>15,43</text:p>
          </table:table-cell>
          <table:table-cell office:value-type="float" office:value="27.584907611529385" table:style-name="ce6">
            <text:p>27,58</text:p>
          </table:table-cell>
          <table:table-cell office:value-type="float" office:value="18.472217784552438" table:style-name="ce6">
            <text:p>18,47</text:p>
          </table:table-cell>
          <table:table-cell office:value-type="float" office:value="21.851395744325309" table:style-name="ce6">
            <text:p>21,85</text:p>
          </table:table-cell>
          <table:table-cell office:value-type="float" office:value="16.390006007048306" table:style-name="ce6">
            <text:p>16,39</text:p>
          </table:table-cell>
          <table:table-cell office:value-type="float" office:value="16.997083078045168" table:style-name="ce6">
            <text:p>17,00</text:p>
          </table:table-cell>
          <table:table-cell office:value-type="float" office:value="29.858799785619091" table:style-name="ce6">
            <text:p>29,86</text:p>
          </table:table-cell>
          <table:table-cell table:number-columns-repeated="16359"/>
        </table:table-row>
        <table:table-row table:style-name="ro1">
          <table:table-cell office:value-type="date" office:date-value="2020-06-12T00:00:00" table:style-name="ce3">
            <text:p>12.06.2020</text:p>
          </table:table-cell>
          <table:table-cell office:value-type="float" office:value="18.473975486706177" table:style-name="ce6">
            <text:p>18,47</text:p>
          </table:table-cell>
          <table:table-cell office:value-type="float" office:value="24.626031175649288" table:style-name="ce6">
            <text:p>24,63</text:p>
          </table:table-cell>
          <table:table-cell office:value-type="float" office:value="34.012047411096653" table:style-name="ce6">
            <text:p>34,01</text:p>
          </table:table-cell>
          <table:table-cell office:value-type="float" office:value="31.23418963542143" table:style-name="ce6">
            <text:p>31,23</text:p>
          </table:table-cell>
          <table:table-cell office:value-type="float" office:value="25.503964214041531" table:style-name="ce6">
            <text:p>25,50</text:p>
          </table:table-cell>
          <table:table-cell office:value-type="float" office:value="31.95339890457986" table:style-name="ce6">
            <text:p>31,95</text:p>
          </table:table-cell>
          <table:table-cell office:value-type="float" office:value="17.322263950018442" table:style-name="ce6">
            <text:p>17,32</text:p>
          </table:table-cell>
          <table:table-cell office:value-type="float" office:value="32.071228019895607" table:style-name="ce6">
            <text:p>32,07</text:p>
          </table:table-cell>
          <table:table-cell office:value-type="float" office:value="18.946365701663709" table:style-name="ce6">
            <text:p>18,95</text:p>
          </table:table-cell>
          <table:table-cell office:value-type="float" office:value="23.60613438882681" table:style-name="ce6">
            <text:p>23,61</text:p>
          </table:table-cell>
          <table:table-cell office:value-type="float" office:value="21.842105713966937" table:style-name="ce6">
            <text:p>21,84</text:p>
          </table:table-cell>
          <table:table-cell office:value-type="float" office:value="28.332722181751304" table:style-name="ce6">
            <text:p>28,33</text:p>
          </table:table-cell>
          <table:table-cell office:value-type="float" office:value="19.351828469958512" table:style-name="ce6">
            <text:p>19,35</text:p>
          </table:table-cell>
          <table:table-cell office:value-type="float" office:value="29.720464596374747" table:style-name="ce6">
            <text:p>29,72</text:p>
          </table:table-cell>
          <table:table-cell office:value-type="float" office:value="27.586233205887261" table:style-name="ce6">
            <text:p>27,59</text:p>
          </table:table-cell>
          <table:table-cell office:value-type="float" office:value="28.996089094697624" table:style-name="ce6">
            <text:p>29,00</text:p>
          </table:table-cell>
          <table:table-cell office:value-type="float" office:value="29.945793753112948" table:style-name="ce6">
            <text:p>29,95</text:p>
          </table:table-cell>
          <table:table-cell office:value-type="float" office:value="21.436535165426303" table:style-name="ce6">
            <text:p>21,44</text:p>
          </table:table-cell>
          <table:table-cell office:value-type="float" office:value="28.726604269031121" table:style-name="ce6">
            <text:p>28,73</text:p>
          </table:table-cell>
          <table:table-cell office:value-type="float" office:value="30.149073630267402" table:style-name="ce6">
            <text:p>30,15</text:p>
          </table:table-cell>
          <table:table-cell office:value-type="float" office:value="33.227111660342743" table:style-name="ce6">
            <text:p>33,23</text:p>
          </table:table-cell>
          <table:table-cell office:value-type="float" office:value="18.420413827284086" table:style-name="ce6">
            <text:p>18,42</text:p>
          </table:table-cell>
          <table:table-cell office:value-type="float" office:value="33.932625170322368" table:style-name="ce6">
            <text:p>33,93</text:p>
          </table:table-cell>
          <table:table-cell office:value-type="float" office:value="28.6526565164556" table:style-name="ce6">
            <text:p>28,65</text:p>
          </table:table-cell>
          <table:table-cell table:number-columns-repeated="16359"/>
        </table:table-row>
        <table:table-row table:style-name="ro1">
          <table:table-cell office:value-type="date" office:date-value="2020-06-13T00:00:00" table:style-name="ce3">
            <text:p>13.06.2020</text:p>
          </table:table-cell>
          <table:table-cell office:value-type="float" office:value="31.345450723624964" table:style-name="ce6">
            <text:p>31,35</text:p>
          </table:table-cell>
          <table:table-cell office:value-type="float" office:value="34.622943170166849" table:style-name="ce6">
            <text:p>34,62</text:p>
          </table:table-cell>
          <table:table-cell office:value-type="float" office:value="21.979722491580016" table:style-name="ce6">
            <text:p>21,98</text:p>
          </table:table-cell>
          <table:table-cell office:value-type="float" office:value="29.329369807158635" table:style-name="ce6">
            <text:p>29,33</text:p>
          </table:table-cell>
          <table:table-cell office:value-type="float" office:value="19.510040021947827" table:style-name="ce6">
            <text:p>19,51</text:p>
          </table:table-cell>
          <table:table-cell office:value-type="float" office:value="34.637313905097933" table:style-name="ce6">
            <text:p>34,64</text:p>
          </table:table-cell>
          <table:table-cell office:value-type="float" office:value="29.042555580346701" table:style-name="ce6">
            <text:p>29,04</text:p>
          </table:table-cell>
          <table:table-cell office:value-type="float" office:value="19.106229615858204" table:style-name="ce6">
            <text:p>19,11</text:p>
          </table:table-cell>
          <table:table-cell office:value-type="float" office:value="23.750899148123104" table:style-name="ce6">
            <text:p>23,75</text:p>
          </table:table-cell>
          <table:table-cell office:value-type="float" office:value="23.095677222789053" table:style-name="ce6">
            <text:p>23,10</text:p>
          </table:table-cell>
          <table:table-cell office:value-type="float" office:value="15.182316909227755" table:style-name="ce6">
            <text:p>15,18</text:p>
          </table:table-cell>
          <table:table-cell office:value-type="float" office:value="23.777250068816372" table:style-name="ce6">
            <text:p>23,78</text:p>
          </table:table-cell>
          <table:table-cell office:value-type="float" office:value="17.147243215489294" table:style-name="ce6">
            <text:p>17,15</text:p>
          </table:table-cell>
          <table:table-cell office:value-type="float" office:value="27.673924742320192" table:style-name="ce6">
            <text:p>27,67</text:p>
          </table:table-cell>
          <table:table-cell office:value-type="float" office:value="26.905593994521048" table:style-name="ce6">
            <text:p>26,91</text:p>
          </table:table-cell>
          <table:table-cell office:value-type="float" office:value="27.67699793463462" table:style-name="ce6">
            <text:p>27,68</text:p>
          </table:table-cell>
          <table:table-cell office:value-type="float" office:value="33.26918493702707" table:style-name="ce6">
            <text:p>33,27</text:p>
          </table:table-cell>
          <table:table-cell office:value-type="float" office:value="23.676942934987959" table:style-name="ce6">
            <text:p>23,68</text:p>
          </table:table-cell>
          <table:table-cell office:value-type="float" office:value="26.780989479580025" table:style-name="ce6">
            <text:p>26,78</text:p>
          </table:table-cell>
          <table:table-cell office:value-type="float" office:value="34.61136993648244" table:style-name="ce6">
            <text:p>34,61</text:p>
          </table:table-cell>
          <table:table-cell office:value-type="float" office:value="33.457209545780216" table:style-name="ce6">
            <text:p>33,46</text:p>
          </table:table-cell>
          <table:table-cell office:value-type="float" office:value="33.91279847754388" table:style-name="ce6">
            <text:p>33,91</text:p>
          </table:table-cell>
          <table:table-cell office:value-type="float" office:value="20.08989650917421" table:style-name="ce6">
            <text:p>20,09</text:p>
          </table:table-cell>
          <table:table-cell office:value-type="float" office:value="16.235140057853382" table:style-name="ce6">
            <text:p>16,24</text:p>
          </table:table-cell>
          <table:table-cell table:number-columns-repeated="16359"/>
        </table:table-row>
        <table:table-row table:style-name="ro1">
          <table:table-cell office:value-type="date" office:date-value="2020-06-14T00:00:00" table:style-name="ce3">
            <text:p>14.06.2020</text:p>
          </table:table-cell>
          <table:table-cell office:value-type="float" office:value="32.767190449879138" table:style-name="ce6">
            <text:p>32,77</text:p>
          </table:table-cell>
          <table:table-cell office:value-type="float" office:value="19.861251466182921" table:style-name="ce6">
            <text:p>19,86</text:p>
          </table:table-cell>
          <table:table-cell office:value-type="float" office:value="33.935883673022346" table:style-name="ce6">
            <text:p>33,94</text:p>
          </table:table-cell>
          <table:table-cell office:value-type="float" office:value="25.380685200669291" table:style-name="ce6">
            <text:p>25,38</text:p>
          </table:table-cell>
          <table:table-cell office:value-type="float" office:value="24.682938236847853" table:style-name="ce6">
            <text:p>24,68</text:p>
          </table:table-cell>
          <table:table-cell office:value-type="float" office:value="29.474928820797469" table:style-name="ce6">
            <text:p>29,47</text:p>
          </table:table-cell>
          <table:table-cell office:value-type="float" office:value="34.493629495828301" table:style-name="ce6">
            <text:p>34,49</text:p>
          </table:table-cell>
          <table:table-cell office:value-type="float" office:value="24.645011623827799" table:style-name="ce6">
            <text:p>24,65</text:p>
          </table:table-cell>
          <table:table-cell office:value-type="float" office:value="17.888548430137245" table:style-name="ce6">
            <text:p>17,89</text:p>
          </table:table-cell>
          <table:table-cell office:value-type="float" office:value="26.893456451588342" table:style-name="ce6">
            <text:p>26,89</text:p>
          </table:table-cell>
          <table:table-cell office:value-type="float" office:value="28.923099731427506" table:style-name="ce6">
            <text:p>28,92</text:p>
          </table:table-cell>
          <table:table-cell office:value-type="float" office:value="17.527535110250231" table:style-name="ce6">
            <text:p>17,53</text:p>
          </table:table-cell>
          <table:table-cell office:value-type="float" office:value="28.015952543201635" table:style-name="ce6">
            <text:p>28,02</text:p>
          </table:table-cell>
          <table:table-cell office:value-type="float" office:value="28.182468078412271" table:style-name="ce6">
            <text:p>28,18</text:p>
          </table:table-cell>
          <table:table-cell office:value-type="float" office:value="18.578707789845531" table:style-name="ce6">
            <text:p>18,58</text:p>
          </table:table-cell>
          <table:table-cell office:value-type="float" office:value="24.928482768715011" table:style-name="ce6">
            <text:p>24,93</text:p>
          </table:table-cell>
          <table:table-cell office:value-type="float" office:value="18.973971612010551" table:style-name="ce6">
            <text:p>18,97</text:p>
          </table:table-cell>
          <table:table-cell office:value-type="float" office:value="18.82213173238847" table:style-name="ce6">
            <text:p>18,82</text:p>
          </table:table-cell>
          <table:table-cell office:value-type="float" office:value="24.411336868953935" table:style-name="ce6">
            <text:p>24,41</text:p>
          </table:table-cell>
          <table:table-cell office:value-type="float" office:value="31.674273215740175" table:style-name="ce6">
            <text:p>31,67</text:p>
          </table:table-cell>
          <table:table-cell office:value-type="float" office:value="22.626602733851794" table:style-name="ce6">
            <text:p>22,63</text:p>
          </table:table-cell>
          <table:table-cell office:value-type="float" office:value="17.628164253258952" table:style-name="ce6">
            <text:p>17,63</text:p>
          </table:table-cell>
          <table:table-cell office:value-type="float" office:value="27.8304679535463" table:style-name="ce6">
            <text:p>27,83</text:p>
          </table:table-cell>
          <table:table-cell office:value-type="float" office:value="34.570437269936917" table:style-name="ce6">
            <text:p>34,57</text:p>
          </table:table-cell>
          <table:table-cell table:number-columns-repeated="16359"/>
        </table:table-row>
        <table:table-row table:style-name="ro1">
          <table:table-cell office:value-type="date" office:date-value="2020-06-15T00:00:00" table:style-name="ce3">
            <text:p>15.06.2020</text:p>
          </table:table-cell>
          <table:table-cell office:value-type="float" office:value="16.631410493808179" table:style-name="ce6">
            <text:p>16,63</text:p>
          </table:table-cell>
          <table:table-cell office:value-type="float" office:value="22.442244836338084" table:style-name="ce6">
            <text:p>22,44</text:p>
          </table:table-cell>
          <table:table-cell office:value-type="float" office:value="32.893452132363109" table:style-name="ce6">
            <text:p>32,89</text:p>
          </table:table-cell>
          <table:table-cell office:value-type="float" office:value="17.4167314535018" table:style-name="ce6">
            <text:p>17,42</text:p>
          </table:table-cell>
          <table:table-cell office:value-type="float" office:value="21.283229347253865" table:style-name="ce6">
            <text:p>21,28</text:p>
          </table:table-cell>
          <table:table-cell office:value-type="float" office:value="27.094250003254139" table:style-name="ce6">
            <text:p>27,09</text:p>
          </table:table-cell>
          <table:table-cell office:value-type="float" office:value="26.771425365790662" table:style-name="ce6">
            <text:p>26,77</text:p>
          </table:table-cell>
          <table:table-cell office:value-type="float" office:value="22.719878424737509" table:style-name="ce6">
            <text:p>22,72</text:p>
          </table:table-cell>
          <table:table-cell office:value-type="float" office:value="21.592264395751659" table:style-name="ce6">
            <text:p>21,59</text:p>
          </table:table-cell>
          <table:table-cell office:value-type="float" office:value="33.918898016946443" table:style-name="ce6">
            <text:p>33,92</text:p>
          </table:table-cell>
          <table:table-cell office:value-type="float" office:value="33.117620865523271" table:style-name="ce6">
            <text:p>33,12</text:p>
          </table:table-cell>
          <table:table-cell office:value-type="float" office:value="34.855511182400946" table:style-name="ce6">
            <text:p>34,86</text:p>
          </table:table-cell>
          <table:table-cell office:value-type="float" office:value="34.046186094326671" table:style-name="ce6">
            <text:p>34,05</text:p>
          </table:table-cell>
          <table:table-cell office:value-type="float" office:value="34.51004955531026" table:style-name="ce6">
            <text:p>34,51</text:p>
          </table:table-cell>
          <table:table-cell office:value-type="float" office:value="21.205534106227631" table:style-name="ce6">
            <text:p>21,21</text:p>
          </table:table-cell>
          <table:table-cell office:value-type="float" office:value="30.974250783521576" table:style-name="ce6">
            <text:p>30,97</text:p>
          </table:table-cell>
          <table:table-cell office:value-type="float" office:value="27.291788766440078" table:style-name="ce6">
            <text:p>27,29</text:p>
          </table:table-cell>
          <table:table-cell office:value-type="float" office:value="31.816532989149344" table:style-name="ce6">
            <text:p>31,82</text:p>
          </table:table-cell>
          <table:table-cell office:value-type="float" office:value="19.536788528035785" table:style-name="ce6">
            <text:p>19,54</text:p>
          </table:table-cell>
          <table:table-cell office:value-type="float" office:value="21.059584145567584" table:style-name="ce6">
            <text:p>21,06</text:p>
          </table:table-cell>
          <table:table-cell office:value-type="float" office:value="25.598392957376618" table:style-name="ce6">
            <text:p>25,60</text:p>
          </table:table-cell>
          <table:table-cell office:value-type="float" office:value="26.568044937885908" table:style-name="ce6">
            <text:p>26,57</text:p>
          </table:table-cell>
          <table:table-cell office:value-type="float" office:value="22.253899620675107" table:style-name="ce6">
            <text:p>22,25</text:p>
          </table:table-cell>
          <table:table-cell office:value-type="float" office:value="18.091133676059744" table:style-name="ce6">
            <text:p>18,09</text:p>
          </table:table-cell>
          <table:table-cell table:number-columns-repeated="16359"/>
        </table:table-row>
        <table:table-row table:style-name="ro1">
          <table:table-cell office:value-type="date" office:date-value="2020-06-16T00:00:00" table:style-name="ce3">
            <text:p>16.06.2020</text:p>
          </table:table-cell>
          <table:table-cell office:value-type="float" office:value="28.890730139373304" table:style-name="ce6">
            <text:p>28,89</text:p>
          </table:table-cell>
          <table:table-cell office:value-type="float" office:value="29.828466575247518" table:style-name="ce6">
            <text:p>29,83</text:p>
          </table:table-cell>
          <table:table-cell office:value-type="float" office:value="27.444079654040578" table:style-name="ce6">
            <text:p>27,44</text:p>
          </table:table-cell>
          <table:table-cell office:value-type="float" office:value="31.39411992339625" table:style-name="ce6">
            <text:p>31,39</text:p>
          </table:table-cell>
          <table:table-cell office:value-type="float" office:value="16.342733312413742" table:style-name="ce6">
            <text:p>16,34</text:p>
          </table:table-cell>
          <table:table-cell office:value-type="float" office:value="23.3295360955501" table:style-name="ce6">
            <text:p>23,33</text:p>
          </table:table-cell>
          <table:table-cell office:value-type="float" office:value="26.54156993190697" table:style-name="ce6">
            <text:p>26,54</text:p>
          </table:table-cell>
          <table:table-cell office:value-type="float" office:value="22.489872583354952" table:style-name="ce6">
            <text:p>22,49</text:p>
          </table:table-cell>
          <table:table-cell office:value-type="float" office:value="27.155611193914361" table:style-name="ce6">
            <text:p>27,16</text:p>
          </table:table-cell>
          <table:table-cell office:value-type="float" office:value="16.836686063940874" table:style-name="ce6">
            <text:p>16,84</text:p>
          </table:table-cell>
          <table:table-cell office:value-type="float" office:value="24.69330574171088" table:style-name="ce6">
            <text:p>24,69</text:p>
          </table:table-cell>
          <table:table-cell office:value-type="float" office:value="16.783492539884296" table:style-name="ce6">
            <text:p>16,78</text:p>
          </table:table-cell>
          <table:table-cell office:value-type="float" office:value="16.064518394472895" table:style-name="ce6">
            <text:p>16,06</text:p>
          </table:table-cell>
          <table:table-cell office:value-type="float" office:value="23.939672984616262" table:style-name="ce6">
            <text:p>23,94</text:p>
          </table:table-cell>
          <table:table-cell office:value-type="float" office:value="19.013702490091671" table:style-name="ce6">
            <text:p>19,01</text:p>
          </table:table-cell>
          <table:table-cell office:value-type="float" office:value="17.550137833064831" table:style-name="ce6">
            <text:p>17,55</text:p>
          </table:table-cell>
          <table:table-cell office:value-type="float" office:value="19.338939604314795" table:style-name="ce6">
            <text:p>19,34</text:p>
          </table:table-cell>
          <table:table-cell office:value-type="float" office:value="22.994459266235204" table:style-name="ce6">
            <text:p>22,99</text:p>
          </table:table-cell>
          <table:table-cell office:value-type="float" office:value="18.462981675062501" table:style-name="ce6">
            <text:p>18,46</text:p>
          </table:table-cell>
          <table:table-cell office:value-type="float" office:value="31.885493135401354" table:style-name="ce6">
            <text:p>31,89</text:p>
          </table:table-cell>
          <table:table-cell office:value-type="float" office:value="29.037967807687942" table:style-name="ce6">
            <text:p>29,04</text:p>
          </table:table-cell>
          <table:table-cell office:value-type="float" office:value="20.332808646684619" table:style-name="ce6">
            <text:p>20,33</text:p>
          </table:table-cell>
          <table:table-cell office:value-type="float" office:value="32.404942202330069" table:style-name="ce6">
            <text:p>32,40</text:p>
          </table:table-cell>
          <table:table-cell office:value-type="float" office:value="28.197890711982474" table:style-name="ce6">
            <text:p>28,20</text:p>
          </table:table-cell>
          <table:table-cell table:number-columns-repeated="16359"/>
        </table:table-row>
        <table:table-row table:style-name="ro1">
          <table:table-cell office:value-type="date" office:date-value="2020-06-17T00:00:00" table:style-name="ce3">
            <text:p>17.06.2020</text:p>
          </table:table-cell>
          <table:table-cell office:value-type="float" office:value="16.137446184738696" table:style-name="ce6">
            <text:p>16,14</text:p>
          </table:table-cell>
          <table:table-cell office:value-type="float" office:value="17.161086159746397" table:style-name="ce6">
            <text:p>17,16</text:p>
          </table:table-cell>
          <table:table-cell office:value-type="float" office:value="18.680300821878642" table:style-name="ce6">
            <text:p>18,68</text:p>
          </table:table-cell>
          <table:table-cell office:value-type="float" office:value="29.286365148934063" table:style-name="ce6">
            <text:p>29,29</text:p>
          </table:table-cell>
          <table:table-cell office:value-type="float" office:value="27.526074854794189" table:style-name="ce6">
            <text:p>27,53</text:p>
          </table:table-cell>
          <table:table-cell office:value-type="float" office:value="15.685032465713284" table:style-name="ce6">
            <text:p>15,69</text:p>
          </table:table-cell>
          <table:table-cell office:value-type="float" office:value="32.330548125234401" table:style-name="ce6">
            <text:p>32,33</text:p>
          </table:table-cell>
          <table:table-cell office:value-type="float" office:value="17.1264420761688" table:style-name="ce6">
            <text:p>17,13</text:p>
          </table:table-cell>
          <table:table-cell office:value-type="float" office:value="21.585813188353718" table:style-name="ce6">
            <text:p>21,59</text:p>
          </table:table-cell>
          <table:table-cell office:value-type="float" office:value="19.758761347069075" table:style-name="ce6">
            <text:p>19,76</text:p>
          </table:table-cell>
          <table:table-cell office:value-type="float" office:value="32.681893347581578" table:style-name="ce6">
            <text:p>32,68</text:p>
          </table:table-cell>
          <table:table-cell office:value-type="float" office:value="29.735092016739465" table:style-name="ce6">
            <text:p>29,74</text:p>
          </table:table-cell>
          <table:table-cell office:value-type="float" office:value="17.944953615626197" table:style-name="ce6">
            <text:p>17,94</text:p>
          </table:table-cell>
          <table:table-cell office:value-type="float" office:value="33.641206369442912" table:style-name="ce6">
            <text:p>33,64</text:p>
          </table:table-cell>
          <table:table-cell office:value-type="float" office:value="33.708893760865493" table:style-name="ce6">
            <text:p>33,71</text:p>
          </table:table-cell>
          <table:table-cell office:value-type="float" office:value="31.69696019795057" table:style-name="ce6">
            <text:p>31,70</text:p>
          </table:table-cell>
          <table:table-cell office:value-type="float" office:value="21.808604641275977" table:style-name="ce6">
            <text:p>21,81</text:p>
          </table:table-cell>
          <table:table-cell office:value-type="float" office:value="22.957135764270575" table:style-name="ce6">
            <text:p>22,96</text:p>
          </table:table-cell>
          <table:table-cell office:value-type="float" office:value="19.098919577888296" table:style-name="ce6">
            <text:p>19,10</text:p>
          </table:table-cell>
          <table:table-cell office:value-type="float" office:value="19.890223179878266" table:style-name="ce6">
            <text:p>19,89</text:p>
          </table:table-cell>
          <table:table-cell office:value-type="float" office:value="23.243229126322085" table:style-name="ce6">
            <text:p>23,24</text:p>
          </table:table-cell>
          <table:table-cell office:value-type="float" office:value="23.365403103949053" table:style-name="ce6">
            <text:p>23,37</text:p>
          </table:table-cell>
          <table:table-cell office:value-type="float" office:value="29.101063302701309" table:style-name="ce6">
            <text:p>29,10</text:p>
          </table:table-cell>
          <table:table-cell office:value-type="float" office:value="30.391000924752035" table:style-name="ce6">
            <text:p>30,39</text:p>
          </table:table-cell>
          <table:table-cell table:number-columns-repeated="16359"/>
        </table:table-row>
        <table:table-row table:style-name="ro1">
          <table:table-cell office:value-type="date" office:date-value="2020-06-18T00:00:00" table:style-name="ce3">
            <text:p>18.06.2020</text:p>
          </table:table-cell>
          <table:table-cell office:value-type="float" office:value="20.214918017625187" table:style-name="ce6">
            <text:p>20,21</text:p>
          </table:table-cell>
          <table:table-cell office:value-type="float" office:value="29.721507888457161" table:style-name="ce6">
            <text:p>29,72</text:p>
          </table:table-cell>
          <table:table-cell office:value-type="float" office:value="24.501133949938172" table:style-name="ce6">
            <text:p>24,50</text:p>
          </table:table-cell>
          <table:table-cell office:value-type="float" office:value="16.119944719545671" table:style-name="ce6">
            <text:p>16,12</text:p>
          </table:table-cell>
          <table:table-cell office:value-type="float" office:value="27.46002200096466" table:style-name="ce6">
            <text:p>27,46</text:p>
          </table:table-cell>
          <table:table-cell office:value-type="float" office:value="22.06939900920684" table:style-name="ce6">
            <text:p>22,07</text:p>
          </table:table-cell>
          <table:table-cell office:value-type="float" office:value="16.129887802936736" table:style-name="ce6">
            <text:p>16,13</text:p>
          </table:table-cell>
          <table:table-cell office:value-type="float" office:value="33.094683334069146" table:style-name="ce6">
            <text:p>33,09</text:p>
          </table:table-cell>
          <table:table-cell office:value-type="float" office:value="27.12201935680784" table:style-name="ce6">
            <text:p>27,12</text:p>
          </table:table-cell>
          <table:table-cell office:value-type="float" office:value="15.771730023099963" table:style-name="ce6">
            <text:p>15,77</text:p>
          </table:table-cell>
          <table:table-cell office:value-type="float" office:value="26.396475947926781" table:style-name="ce6">
            <text:p>26,40</text:p>
          </table:table-cell>
          <table:table-cell office:value-type="float" office:value="29.307786004779683" table:style-name="ce6">
            <text:p>29,31</text:p>
          </table:table-cell>
          <table:table-cell office:value-type="float" office:value="31.906926789139085" table:style-name="ce6">
            <text:p>31,91</text:p>
          </table:table-cell>
          <table:table-cell office:value-type="float" office:value="21.757234966628417" table:style-name="ce6">
            <text:p>21,76</text:p>
          </table:table-cell>
          <table:table-cell office:value-type="float" office:value="21.433908408125717" table:style-name="ce6">
            <text:p>21,43</text:p>
          </table:table-cell>
          <table:table-cell office:value-type="float" office:value="31.135720439805905" table:style-name="ce6">
            <text:p>31,14</text:p>
          </table:table-cell>
          <table:table-cell office:value-type="float" office:value="30.74316512420134" table:style-name="ce6">
            <text:p>30,74</text:p>
          </table:table-cell>
          <table:table-cell office:value-type="float" office:value="23.288819419793082" table:style-name="ce6">
            <text:p>23,29</text:p>
          </table:table-cell>
          <table:table-cell office:value-type="float" office:value="29.27002059745417" table:style-name="ce6">
            <text:p>29,27</text:p>
          </table:table-cell>
          <table:table-cell office:value-type="float" office:value="15.29999915197947" table:style-name="ce6">
            <text:p>15,30</text:p>
          </table:table-cell>
          <table:table-cell office:value-type="float" office:value="29.293573483441111" table:style-name="ce6">
            <text:p>29,29</text:p>
          </table:table-cell>
          <table:table-cell office:value-type="float" office:value="28.910481877168081" table:style-name="ce6">
            <text:p>28,91</text:p>
          </table:table-cell>
          <table:table-cell office:value-type="float" office:value="34.449860900328829" table:style-name="ce6">
            <text:p>34,45</text:p>
          </table:table-cell>
          <table:table-cell office:value-type="float" office:value="30.68196983391563" table:style-name="ce6">
            <text:p>30,68</text:p>
          </table:table-cell>
          <table:table-cell table:number-columns-repeated="16359"/>
        </table:table-row>
        <table:table-row table:style-name="ro1">
          <table:table-cell office:value-type="date" office:date-value="2020-06-19T00:00:00" table:style-name="ce3">
            <text:p>19.06.2020</text:p>
          </table:table-cell>
          <table:table-cell office:value-type="float" office:value="15.05670244261875" table:style-name="ce6">
            <text:p>15,06</text:p>
          </table:table-cell>
          <table:table-cell office:value-type="float" office:value="21.522401542012616" table:style-name="ce6">
            <text:p>21,52</text:p>
          </table:table-cell>
          <table:table-cell office:value-type="float" office:value="25.971515958795361" table:style-name="ce6">
            <text:p>25,97</text:p>
          </table:table-cell>
          <table:table-cell office:value-type="float" office:value="30.504218739466914" table:style-name="ce6">
            <text:p>30,50</text:p>
          </table:table-cell>
          <table:table-cell office:value-type="float" office:value="32.568389109320336" table:style-name="ce6">
            <text:p>32,57</text:p>
          </table:table-cell>
          <table:table-cell office:value-type="float" office:value="18.28514731153242" table:style-name="ce6">
            <text:p>18,29</text:p>
          </table:table-cell>
          <table:table-cell office:value-type="float" office:value="26.377327450975208" table:style-name="ce6">
            <text:p>26,38</text:p>
          </table:table-cell>
          <table:table-cell office:value-type="float" office:value="22.242226031750413" table:style-name="ce6">
            <text:p>22,24</text:p>
          </table:table-cell>
          <table:table-cell office:value-type="float" office:value="15.998144110477586" table:style-name="ce6">
            <text:p>16,00</text:p>
          </table:table-cell>
          <table:table-cell office:value-type="float" office:value="32.768516144716848" table:style-name="ce6">
            <text:p>32,77</text:p>
          </table:table-cell>
          <table:table-cell office:value-type="float" office:value="23.104892632111017" table:style-name="ce6">
            <text:p>23,10</text:p>
          </table:table-cell>
          <table:table-cell office:value-type="float" office:value="31.928809776544735" table:style-name="ce6">
            <text:p>31,93</text:p>
          </table:table-cell>
          <table:table-cell office:value-type="float" office:value="21.230064099727926" table:style-name="ce6">
            <text:p>21,23</text:p>
          </table:table-cell>
          <table:table-cell office:value-type="float" office:value="26.661864415458176" table:style-name="ce6">
            <text:p>26,66</text:p>
          </table:table-cell>
          <table:table-cell office:value-type="float" office:value="18.654408010440804" table:style-name="ce6">
            <text:p>18,65</text:p>
          </table:table-cell>
          <table:table-cell office:value-type="float" office:value="28.932227652088503" table:style-name="ce6">
            <text:p>28,93</text:p>
          </table:table-cell>
          <table:table-cell office:value-type="float" office:value="30.200274347758288" table:style-name="ce6">
            <text:p>30,20</text:p>
          </table:table-cell>
          <table:table-cell office:value-type="float" office:value="17.518531453302614" table:style-name="ce6">
            <text:p>17,52</text:p>
          </table:table-cell>
          <table:table-cell office:value-type="float" office:value="28.275314770384785" table:style-name="ce6">
            <text:p>28,28</text:p>
          </table:table-cell>
          <table:table-cell office:value-type="float" office:value="28.848049843300014" table:style-name="ce6">
            <text:p>28,85</text:p>
          </table:table-cell>
          <table:table-cell office:value-type="float" office:value="19.755722877174563" table:style-name="ce6">
            <text:p>19,76</text:p>
          </table:table-cell>
          <table:table-cell office:value-type="float" office:value="24.414198609960469" table:style-name="ce6">
            <text:p>24,41</text:p>
          </table:table-cell>
          <table:table-cell office:value-type="float" office:value="30.763148771427176" table:style-name="ce6">
            <text:p>30,76</text:p>
          </table:table-cell>
          <table:table-cell office:value-type="float" office:value="30.749136299908034" table:style-name="ce6">
            <text:p>30,75</text:p>
          </table:table-cell>
          <table:table-cell table:number-columns-repeated="16359"/>
        </table:table-row>
        <table:table-row table:style-name="ro1">
          <table:table-cell office:value-type="date" office:date-value="2020-06-20T00:00:00" table:style-name="ce3">
            <text:p>20.06.2020</text:p>
          </table:table-cell>
          <table:table-cell office:value-type="float" office:value="28.110277512528505" table:style-name="ce6">
            <text:p>28,11</text:p>
          </table:table-cell>
          <table:table-cell office:value-type="float" office:value="23.571749575014636" table:style-name="ce6">
            <text:p>23,57</text:p>
          </table:table-cell>
          <table:table-cell office:value-type="float" office:value="32.817511996816947" table:style-name="ce6">
            <text:p>32,82</text:p>
          </table:table-cell>
          <table:table-cell office:value-type="float" office:value="34.436188336235219" table:style-name="ce6">
            <text:p>34,44</text:p>
          </table:table-cell>
          <table:table-cell office:value-type="float" office:value="21.661770044240487" table:style-name="ce6">
            <text:p>21,66</text:p>
          </table:table-cell>
          <table:table-cell office:value-type="float" office:value="20.811139376391026" table:style-name="ce6">
            <text:p>20,81</text:p>
          </table:table-cell>
          <table:table-cell office:value-type="float" office:value="23.29471368135728" table:style-name="ce6">
            <text:p>23,29</text:p>
          </table:table-cell>
          <table:table-cell office:value-type="float" office:value="15.063813225965086" table:style-name="ce6">
            <text:p>15,06</text:p>
          </table:table-cell>
          <table:table-cell office:value-type="float" office:value="17.896840169821058" table:style-name="ce6">
            <text:p>17,90</text:p>
          </table:table-cell>
          <table:table-cell office:value-type="float" office:value="19.863961216750798" table:style-name="ce6">
            <text:p>19,86</text:p>
          </table:table-cell>
          <table:table-cell office:value-type="float" office:value="31.23836020980724" table:style-name="ce6">
            <text:p>31,24</text:p>
          </table:table-cell>
          <table:table-cell office:value-type="float" office:value="20.515117039031928" table:style-name="ce6">
            <text:p>20,52</text:p>
          </table:table-cell>
          <table:table-cell office:value-type="float" office:value="23.499933029697026" table:style-name="ce6">
            <text:p>23,50</text:p>
          </table:table-cell>
          <table:table-cell office:value-type="float" office:value="32.546459829350169" table:style-name="ce6">
            <text:p>32,55</text:p>
          </table:table-cell>
          <table:table-cell office:value-type="float" office:value="15.132158227011587" table:style-name="ce6">
            <text:p>15,13</text:p>
          </table:table-cell>
          <table:table-cell office:value-type="float" office:value="30.814899534922109" table:style-name="ce6">
            <text:p>30,81</text:p>
          </table:table-cell>
          <table:table-cell office:value-type="float" office:value="22.589015765825994" table:style-name="ce6">
            <text:p>22,59</text:p>
          </table:table-cell>
          <table:table-cell office:value-type="float" office:value="18.538082742084995" table:style-name="ce6">
            <text:p>18,54</text:p>
          </table:table-cell>
          <table:table-cell office:value-type="float" office:value="15.42396343137094" table:style-name="ce6">
            <text:p>15,42</text:p>
          </table:table-cell>
          <table:table-cell office:value-type="float" office:value="19.999990524018365" table:style-name="ce6">
            <text:p>20,00</text:p>
          </table:table-cell>
          <table:table-cell office:value-type="float" office:value="15.544003058446753" table:style-name="ce6">
            <text:p>15,54</text:p>
          </table:table-cell>
          <table:table-cell office:value-type="float" office:value="26.754036516357829" table:style-name="ce6">
            <text:p>26,75</text:p>
          </table:table-cell>
          <table:table-cell office:value-type="float" office:value="17.711064798757221" table:style-name="ce6">
            <text:p>17,71</text:p>
          </table:table-cell>
          <table:table-cell office:value-type="float" office:value="26.375214883364229" table:style-name="ce6">
            <text:p>26,38</text:p>
          </table:table-cell>
          <table:table-cell table:number-columns-repeated="16359"/>
        </table:table-row>
        <table:table-row table:style-name="ro1">
          <table:table-cell office:value-type="date" office:date-value="2020-06-21T00:00:00" table:style-name="ce3">
            <text:p>21.06.2020</text:p>
          </table:table-cell>
          <table:table-cell office:value-type="float" office:value="34.560347136122076" table:style-name="ce6">
            <text:p>34,56</text:p>
          </table:table-cell>
          <table:table-cell office:value-type="float" office:value="24.288657872323686" table:style-name="ce6">
            <text:p>24,29</text:p>
          </table:table-cell>
          <table:table-cell office:value-type="float" office:value="24.032056851373913" table:style-name="ce6">
            <text:p>24,03</text:p>
          </table:table-cell>
          <table:table-cell office:value-type="float" office:value="25.181772651238852" table:style-name="ce6">
            <text:p>25,18</text:p>
          </table:table-cell>
          <table:table-cell office:value-type="float" office:value="21.842742783675799" table:style-name="ce6">
            <text:p>21,84</text:p>
          </table:table-cell>
          <table:table-cell office:value-type="float" office:value="31.511308413354584" table:style-name="ce6">
            <text:p>31,51</text:p>
          </table:table-cell>
          <table:table-cell office:value-type="float" office:value="26.316624166093845" table:style-name="ce6">
            <text:p>26,32</text:p>
          </table:table-cell>
          <table:table-cell office:value-type="float" office:value="24.994349014895995" table:style-name="ce6">
            <text:p>24,99</text:p>
          </table:table-cell>
          <table:table-cell office:value-type="float" office:value="33.648113547043934" table:style-name="ce6">
            <text:p>33,65</text:p>
          </table:table-cell>
          <table:table-cell office:value-type="float" office:value="23.806073360564461" table:style-name="ce6">
            <text:p>23,81</text:p>
          </table:table-cell>
          <table:table-cell office:value-type="float" office:value="16.454846460563161" table:style-name="ce6">
            <text:p>16,45</text:p>
          </table:table-cell>
          <table:table-cell office:value-type="float" office:value="25.481939946183573" table:style-name="ce6">
            <text:p>25,48</text:p>
          </table:table-cell>
          <table:table-cell office:value-type="float" office:value="23.706322242032137" table:style-name="ce6">
            <text:p>23,71</text:p>
          </table:table-cell>
          <table:table-cell office:value-type="float" office:value="23.991705900470244" table:style-name="ce6">
            <text:p>23,99</text:p>
          </table:table-cell>
          <table:table-cell office:value-type="float" office:value="17.012354932374052" table:style-name="ce6">
            <text:p>17,01</text:p>
          </table:table-cell>
          <table:table-cell office:value-type="float" office:value="25.103721909266191" table:style-name="ce6">
            <text:p>25,10</text:p>
          </table:table-cell>
          <table:table-cell office:value-type="float" office:value="34.909736263245676" table:style-name="ce6">
            <text:p>34,91</text:p>
          </table:table-cell>
          <table:table-cell office:value-type="float" office:value="15.21019610601234" table:style-name="ce6">
            <text:p>15,21</text:p>
          </table:table-cell>
          <table:table-cell office:value-type="float" office:value="18.104556343364493" table:style-name="ce6">
            <text:p>18,10</text:p>
          </table:table-cell>
          <table:table-cell office:value-type="float" office:value="23.760862115764745" table:style-name="ce6">
            <text:p>23,76</text:p>
          </table:table-cell>
          <table:table-cell office:value-type="float" office:value="25.2164384664427" table:style-name="ce6">
            <text:p>25,22</text:p>
          </table:table-cell>
          <table:table-cell office:value-type="float" office:value="24.41060622679904" table:style-name="ce6">
            <text:p>24,41</text:p>
          </table:table-cell>
          <table:table-cell office:value-type="float" office:value="33.734681981056838" table:style-name="ce6">
            <text:p>33,73</text:p>
          </table:table-cell>
          <table:table-cell office:value-type="float" office:value="20.19575093279753" table:style-name="ce6">
            <text:p>20,20</text:p>
          </table:table-cell>
          <table:table-cell table:number-columns-repeated="16359"/>
        </table:table-row>
        <table:table-row table:style-name="ro1">
          <table:table-cell office:value-type="date" office:date-value="2020-06-22T00:00:00" table:style-name="ce3">
            <text:p>22.06.2020</text:p>
          </table:table-cell>
          <table:table-cell office:value-type="float" office:value="34.511795086823824" table:style-name="ce6">
            <text:p>34,51</text:p>
          </table:table-cell>
          <table:table-cell office:value-type="float" office:value="20.581526801860967" table:style-name="ce6">
            <text:p>20,58</text:p>
          </table:table-cell>
          <table:table-cell office:value-type="float" office:value="28.827557531501203" table:style-name="ce6">
            <text:p>28,83</text:p>
          </table:table-cell>
          <table:table-cell office:value-type="float" office:value="25.062347342988858" table:style-name="ce6">
            <text:p>25,06</text:p>
          </table:table-cell>
          <table:table-cell office:value-type="float" office:value="19.749918293536062" table:style-name="ce6">
            <text:p>19,75</text:p>
          </table:table-cell>
          <table:table-cell office:value-type="float" office:value="28.97382410652444" table:style-name="ce6">
            <text:p>28,97</text:p>
          </table:table-cell>
          <table:table-cell office:value-type="float" office:value="15.130187863099042" table:style-name="ce6">
            <text:p>15,13</text:p>
          </table:table-cell>
          <table:table-cell office:value-type="float" office:value="32.899017754888334" table:style-name="ce6">
            <text:p>32,90</text:p>
          </table:table-cell>
          <table:table-cell office:value-type="float" office:value="31.535460033761325" table:style-name="ce6">
            <text:p>31,54</text:p>
          </table:table-cell>
          <table:table-cell office:value-type="float" office:value="25.176967781200869" table:style-name="ce6">
            <text:p>25,18</text:p>
          </table:table-cell>
          <table:table-cell office:value-type="float" office:value="25.723419040877356" table:style-name="ce6">
            <text:p>25,72</text:p>
          </table:table-cell>
          <table:table-cell office:value-type="float" office:value="31.784219007129344" table:style-name="ce6">
            <text:p>31,78</text:p>
          </table:table-cell>
          <table:table-cell office:value-type="float" office:value="34.946548035734033" table:style-name="ce6">
            <text:p>34,95</text:p>
          </table:table-cell>
          <table:table-cell office:value-type="float" office:value="30.087820716269775" table:style-name="ce6">
            <text:p>30,09</text:p>
          </table:table-cell>
          <table:table-cell office:value-type="float" office:value="17.243582754554748" table:style-name="ce6">
            <text:p>17,24</text:p>
          </table:table-cell>
          <table:table-cell office:value-type="float" office:value="15.532504284996318" table:style-name="ce6">
            <text:p>15,53</text:p>
          </table:table-cell>
          <table:table-cell office:value-type="float" office:value="20.757793389885592" table:style-name="ce6">
            <text:p>20,76</text:p>
          </table:table-cell>
          <table:table-cell office:value-type="float" office:value="17.50552566396804" table:style-name="ce6">
            <text:p>17,51</text:p>
          </table:table-cell>
          <table:table-cell office:value-type="float" office:value="21.335385459888457" table:style-name="ce6">
            <text:p>21,34</text:p>
          </table:table-cell>
          <table:table-cell office:value-type="float" office:value="23.67443587406844" table:style-name="ce6">
            <text:p>23,67</text:p>
          </table:table-cell>
          <table:table-cell office:value-type="float" office:value="20.723083131604582" table:style-name="ce6">
            <text:p>20,72</text:p>
          </table:table-cell>
          <table:table-cell office:value-type="float" office:value="33.227422558751854" table:style-name="ce6">
            <text:p>33,23</text:p>
          </table:table-cell>
          <table:table-cell office:value-type="float" office:value="34.865433647639854" table:style-name="ce6">
            <text:p>34,87</text:p>
          </table:table-cell>
          <table:table-cell office:value-type="float" office:value="22.257034306016436" table:style-name="ce6">
            <text:p>22,26</text:p>
          </table:table-cell>
          <table:table-cell table:number-columns-repeated="16359"/>
        </table:table-row>
        <table:table-row table:style-name="ro1">
          <table:table-cell office:value-type="date" office:date-value="2020-06-23T00:00:00" table:style-name="ce3">
            <text:p>23.06.2020</text:p>
          </table:table-cell>
          <table:table-cell office:value-type="float" office:value="15.087090702593187" table:style-name="ce6">
            <text:p>15,09</text:p>
          </table:table-cell>
          <table:table-cell office:value-type="float" office:value="21.60997004325645" table:style-name="ce6">
            <text:p>21,61</text:p>
          </table:table-cell>
          <table:table-cell office:value-type="float" office:value="27.807700363151397" table:style-name="ce6">
            <text:p>27,81</text:p>
          </table:table-cell>
          <table:table-cell office:value-type="float" office:value="16.393428996358089" table:style-name="ce6">
            <text:p>16,39</text:p>
          </table:table-cell>
          <table:table-cell office:value-type="float" office:value="27.971597756113592" table:style-name="ce6">
            <text:p>27,97</text:p>
          </table:table-cell>
          <table:table-cell office:value-type="float" office:value="22.812260566322525" table:style-name="ce6">
            <text:p>22,81</text:p>
          </table:table-cell>
          <table:table-cell office:value-type="float" office:value="20.580268938465167" table:style-name="ce6">
            <text:p>20,58</text:p>
          </table:table-cell>
          <table:table-cell office:value-type="float" office:value="29.783226918643294" table:style-name="ce6">
            <text:p>29,78</text:p>
          </table:table-cell>
          <table:table-cell office:value-type="float" office:value="18.222646654523032" table:style-name="ce6">
            <text:p>18,22</text:p>
          </table:table-cell>
          <table:table-cell office:value-type="float" office:value="28.826885568439184" table:style-name="ce6">
            <text:p>28,83</text:p>
          </table:table-cell>
          <table:table-cell office:value-type="float" office:value="21.755415241865524" table:style-name="ce6">
            <text:p>21,76</text:p>
          </table:table-cell>
          <table:table-cell office:value-type="float" office:value="24.081805397881244" table:style-name="ce6">
            <text:p>24,08</text:p>
          </table:table-cell>
          <table:table-cell office:value-type="float" office:value="21.893632909847721" table:style-name="ce6">
            <text:p>21,89</text:p>
          </table:table-cell>
          <table:table-cell office:value-type="float" office:value="26.261033834223177" table:style-name="ce6">
            <text:p>26,26</text:p>
          </table:table-cell>
          <table:table-cell office:value-type="float" office:value="20.760361271319283" table:style-name="ce6">
            <text:p>20,76</text:p>
          </table:table-cell>
          <table:table-cell office:value-type="float" office:value="15.914288553132447" table:style-name="ce6">
            <text:p>15,91</text:p>
          </table:table-cell>
          <table:table-cell office:value-type="float" office:value="27.511342669933882" table:style-name="ce6">
            <text:p>27,51</text:p>
          </table:table-cell>
          <table:table-cell office:value-type="float" office:value="19.860586799199812" table:style-name="ce6">
            <text:p>19,86</text:p>
          </table:table-cell>
          <table:table-cell office:value-type="float" office:value="22.063625070476455" table:style-name="ce6">
            <text:p>22,06</text:p>
          </table:table-cell>
          <table:table-cell office:value-type="float" office:value="20.929501542147968" table:style-name="ce6">
            <text:p>20,93</text:p>
          </table:table-cell>
          <table:table-cell office:value-type="float" office:value="28.707436616942008" table:style-name="ce6">
            <text:p>28,71</text:p>
          </table:table-cell>
          <table:table-cell office:value-type="float" office:value="17.320178892291107" table:style-name="ce6">
            <text:p>17,32</text:p>
          </table:table-cell>
          <table:table-cell office:value-type="float" office:value="17.288350680542386" table:style-name="ce6">
            <text:p>17,29</text:p>
          </table:table-cell>
          <table:table-cell office:value-type="float" office:value="28.418316623480504" table:style-name="ce6">
            <text:p>28,42</text:p>
          </table:table-cell>
          <table:table-cell table:number-columns-repeated="16359"/>
        </table:table-row>
        <table:table-row table:style-name="ro1">
          <table:table-cell office:value-type="date" office:date-value="2020-06-24T00:00:00" table:style-name="ce3">
            <text:p>24.06.2020</text:p>
          </table:table-cell>
          <table:table-cell office:value-type="float" office:value="32.300440199215451" table:style-name="ce6">
            <text:p>32,30</text:p>
          </table:table-cell>
          <table:table-cell office:value-type="float" office:value="32.841964917898721" table:style-name="ce6">
            <text:p>32,84</text:p>
          </table:table-cell>
          <table:table-cell office:value-type="float" office:value="29.41962489533309" table:style-name="ce6">
            <text:p>29,42</text:p>
          </table:table-cell>
          <table:table-cell office:value-type="float" office:value="26.81663073193036" table:style-name="ce6">
            <text:p>26,82</text:p>
          </table:table-cell>
          <table:table-cell office:value-type="float" office:value="18.128310213263894" table:style-name="ce6">
            <text:p>18,13</text:p>
          </table:table-cell>
          <table:table-cell office:value-type="float" office:value="18.845790061456004" table:style-name="ce6">
            <text:p>18,85</text:p>
          </table:table-cell>
          <table:table-cell office:value-type="float" office:value="30.126079698216593" table:style-name="ce6">
            <text:p>30,13</text:p>
          </table:table-cell>
          <table:table-cell office:value-type="float" office:value="18.69068284387442" table:style-name="ce6">
            <text:p>18,69</text:p>
          </table:table-cell>
          <table:table-cell office:value-type="float" office:value="25.999666630532396" table:style-name="ce6">
            <text:p>26,00</text:p>
          </table:table-cell>
          <table:table-cell office:value-type="float" office:value="19.950662970186933" table:style-name="ce6">
            <text:p>19,95</text:p>
          </table:table-cell>
          <table:table-cell office:value-type="float" office:value="32.445110058342479" table:style-name="ce6">
            <text:p>32,45</text:p>
          </table:table-cell>
          <table:table-cell office:value-type="float" office:value="21.292030128321965" table:style-name="ce6">
            <text:p>21,29</text:p>
          </table:table-cell>
          <table:table-cell office:value-type="float" office:value="24.947557828738049" table:style-name="ce6">
            <text:p>24,95</text:p>
          </table:table-cell>
          <table:table-cell office:value-type="float" office:value="22.51135063383461" table:style-name="ce6">
            <text:p>22,51</text:p>
          </table:table-cell>
          <table:table-cell office:value-type="float" office:value="32.131998607206683" table:style-name="ce6">
            <text:p>32,13</text:p>
          </table:table-cell>
          <table:table-cell office:value-type="float" office:value="16.540788489221519" table:style-name="ce6">
            <text:p>16,54</text:p>
          </table:table-cell>
          <table:table-cell office:value-type="float" office:value="25.621253317167628" table:style-name="ce6">
            <text:p>25,62</text:p>
          </table:table-cell>
          <table:table-cell office:value-type="float" office:value="16.217214061191985" table:style-name="ce6">
            <text:p>16,22</text:p>
          </table:table-cell>
          <table:table-cell office:value-type="float" office:value="29.377253740071865" table:style-name="ce6">
            <text:p>29,38</text:p>
          </table:table-cell>
          <table:table-cell office:value-type="float" office:value="34.743781165777065" table:style-name="ce6">
            <text:p>34,74</text:p>
          </table:table-cell>
          <table:table-cell office:value-type="float" office:value="31.876055038019423" table:style-name="ce6">
            <text:p>31,88</text:p>
          </table:table-cell>
          <table:table-cell office:value-type="float" office:value="19.227840096232256" table:style-name="ce6">
            <text:p>19,23</text:p>
          </table:table-cell>
          <table:table-cell office:value-type="float" office:value="32.21202700735958" table:style-name="ce6">
            <text:p>32,21</text:p>
          </table:table-cell>
          <table:table-cell office:value-type="float" office:value="28.104554415800472" table:style-name="ce6">
            <text:p>28,10</text:p>
          </table:table-cell>
          <table:table-cell table:number-columns-repeated="16359"/>
        </table:table-row>
        <table:table-row table:style-name="ro1">
          <table:table-cell office:value-type="date" office:date-value="2020-06-25T00:00:00" table:style-name="ce3">
            <text:p>25.06.2020</text:p>
          </table:table-cell>
          <table:table-cell office:value-type="float" office:value="18.719979600719498" table:style-name="ce6">
            <text:p>18,72</text:p>
          </table:table-cell>
          <table:table-cell office:value-type="float" office:value="23.924339861388983" table:style-name="ce6">
            <text:p>23,92</text:p>
          </table:table-cell>
          <table:table-cell office:value-type="float" office:value="33.180568207561635" table:style-name="ce6">
            <text:p>33,18</text:p>
          </table:table-cell>
          <table:table-cell office:value-type="float" office:value="30.540847254619472" table:style-name="ce6">
            <text:p>30,54</text:p>
          </table:table-cell>
          <table:table-cell office:value-type="float" office:value="18.253338022813193" table:style-name="ce6">
            <text:p>18,25</text:p>
          </table:table-cell>
          <table:table-cell office:value-type="float" office:value="18.42215814333159" table:style-name="ce6">
            <text:p>18,42</text:p>
          </table:table-cell>
          <table:table-cell office:value-type="float" office:value="28.383251189250341" table:style-name="ce6">
            <text:p>28,38</text:p>
          </table:table-cell>
          <table:table-cell office:value-type="float" office:value="28.784438919784257" table:style-name="ce6">
            <text:p>28,78</text:p>
          </table:table-cell>
          <table:table-cell office:value-type="float" office:value="27.338584433885156" table:style-name="ce6">
            <text:p>27,34</text:p>
          </table:table-cell>
          <table:table-cell office:value-type="float" office:value="15.089496693231206" table:style-name="ce6">
            <text:p>15,09</text:p>
          </table:table-cell>
          <table:table-cell office:value-type="float" office:value="20.980142226627464" table:style-name="ce6">
            <text:p>20,98</text:p>
          </table:table-cell>
          <table:table-cell office:value-type="float" office:value="26.845884887311179" table:style-name="ce6">
            <text:p>26,85</text:p>
          </table:table-cell>
          <table:table-cell office:value-type="float" office:value="33.161034731311815" table:style-name="ce6">
            <text:p>33,16</text:p>
          </table:table-cell>
          <table:table-cell office:value-type="float" office:value="17.490352358585113" table:style-name="ce6">
            <text:p>17,49</text:p>
          </table:table-cell>
          <table:table-cell office:value-type="float" office:value="27.733968714900222" table:style-name="ce6">
            <text:p>27,73</text:p>
          </table:table-cell>
          <table:table-cell office:value-type="float" office:value="28.01667884077489" table:style-name="ce6">
            <text:p>28,02</text:p>
          </table:table-cell>
          <table:table-cell office:value-type="float" office:value="31.595962219232042" table:style-name="ce6">
            <text:p>31,60</text:p>
          </table:table-cell>
          <table:table-cell office:value-type="float" office:value="28.22752762048815" table:style-name="ce6">
            <text:p>28,23</text:p>
          </table:table-cell>
          <table:table-cell office:value-type="float" office:value="21.235044319704443" table:style-name="ce6">
            <text:p>21,24</text:p>
          </table:table-cell>
          <table:table-cell office:value-type="float" office:value="27.838915676253137" table:style-name="ce6">
            <text:p>27,84</text:p>
          </table:table-cell>
          <table:table-cell office:value-type="float" office:value="19.551733974819644" table:style-name="ce6">
            <text:p>19,55</text:p>
          </table:table-cell>
          <table:table-cell office:value-type="float" office:value="32.425688367159538" table:style-name="ce6">
            <text:p>32,43</text:p>
          </table:table-cell>
          <table:table-cell office:value-type="float" office:value="20.764545022181402" table:style-name="ce6">
            <text:p>20,76</text:p>
          </table:table-cell>
          <table:table-cell office:value-type="float" office:value="29.16254628236856" table:style-name="ce6">
            <text:p>29,16</text:p>
          </table:table-cell>
          <table:table-cell table:number-columns-repeated="16359"/>
        </table:table-row>
        <table:table-row table:style-name="ro1">
          <table:table-cell office:value-type="date" office:date-value="2020-06-26T00:00:00" table:style-name="ce3">
            <text:p>26.06.2020</text:p>
          </table:table-cell>
          <table:table-cell office:value-type="float" office:value="28.68326008564603" table:style-name="ce6">
            <text:p>28,68</text:p>
          </table:table-cell>
          <table:table-cell office:value-type="float" office:value="33.796554061810589" table:style-name="ce6">
            <text:p>33,80</text:p>
          </table:table-cell>
          <table:table-cell office:value-type="float" office:value="25.501579527978894" table:style-name="ce6">
            <text:p>25,50</text:p>
          </table:table-cell>
          <table:table-cell office:value-type="float" office:value="30.359233906915705" table:style-name="ce6">
            <text:p>30,36</text:p>
          </table:table-cell>
          <table:table-cell office:value-type="float" office:value="30.628021071576832" table:style-name="ce6">
            <text:p>30,63</text:p>
          </table:table-cell>
          <table:table-cell office:value-type="float" office:value="33.090095894854855" table:style-name="ce6">
            <text:p>33,09</text:p>
          </table:table-cell>
          <table:table-cell office:value-type="float" office:value="33.450144191689063" table:style-name="ce6">
            <text:p>33,45</text:p>
          </table:table-cell>
          <table:table-cell office:value-type="float" office:value="21.556107559546437" table:style-name="ce6">
            <text:p>21,56</text:p>
          </table:table-cell>
          <table:table-cell office:value-type="float" office:value="20.936826948078036" table:style-name="ce6">
            <text:p>20,94</text:p>
          </table:table-cell>
          <table:table-cell office:value-type="float" office:value="27.890119118408627" table:style-name="ce6">
            <text:p>27,89</text:p>
          </table:table-cell>
          <table:table-cell office:value-type="float" office:value="26.388993197086855" table:style-name="ce6">
            <text:p>26,39</text:p>
          </table:table-cell>
          <table:table-cell office:value-type="float" office:value="15.650277696905569" table:style-name="ce6">
            <text:p>15,65</text:p>
          </table:table-cell>
          <table:table-cell office:value-type="float" office:value="18.098185001737058" table:style-name="ce6">
            <text:p>18,10</text:p>
          </table:table-cell>
          <table:table-cell office:value-type="float" office:value="17.623259705979869" table:style-name="ce6">
            <text:p>17,62</text:p>
          </table:table-cell>
          <table:table-cell office:value-type="float" office:value="31.822924820987648" table:style-name="ce6">
            <text:p>31,82</text:p>
          </table:table-cell>
          <table:table-cell office:value-type="float" office:value="33.850555042637893" table:style-name="ce6">
            <text:p>33,85</text:p>
          </table:table-cell>
          <table:table-cell office:value-type="float" office:value="29.774011638736503" table:style-name="ce6">
            <text:p>29,77</text:p>
          </table:table-cell>
          <table:table-cell office:value-type="float" office:value="27.997747934290263" table:style-name="ce6">
            <text:p>28,00</text:p>
          </table:table-cell>
          <table:table-cell office:value-type="float" office:value="16.019075392464309" table:style-name="ce6">
            <text:p>16,02</text:p>
          </table:table-cell>
          <table:table-cell office:value-type="float" office:value="27.537417735748068" table:style-name="ce6">
            <text:p>27,54</text:p>
          </table:table-cell>
          <table:table-cell office:value-type="float" office:value="33.807360604585725" table:style-name="ce6">
            <text:p>33,81</text:p>
          </table:table-cell>
          <table:table-cell office:value-type="float" office:value="26.304239497638818" table:style-name="ce6">
            <text:p>26,30</text:p>
          </table:table-cell>
          <table:table-cell office:value-type="float" office:value="17.871688010352365" table:style-name="ce6">
            <text:p>17,87</text:p>
          </table:table-cell>
          <table:table-cell office:value-type="float" office:value="24.266757505263072" table:style-name="ce6">
            <text:p>24,27</text:p>
          </table:table-cell>
          <table:table-cell table:number-columns-repeated="16359"/>
        </table:table-row>
        <table:table-row table:style-name="ro1">
          <table:table-cell office:value-type="date" office:date-value="2020-06-27T00:00:00" table:style-name="ce3">
            <text:p>27.06.2020</text:p>
          </table:table-cell>
          <table:table-cell office:value-type="float" office:value="18.783264673131729" table:style-name="ce6">
            <text:p>18,78</text:p>
          </table:table-cell>
          <table:table-cell office:value-type="float" office:value="15.193127684978078" table:style-name="ce6">
            <text:p>15,19</text:p>
          </table:table-cell>
          <table:table-cell office:value-type="float" office:value="25.162499573120112" table:style-name="ce6">
            <text:p>25,16</text:p>
          </table:table-cell>
          <table:table-cell office:value-type="float" office:value="22.778555472877684" table:style-name="ce6">
            <text:p>22,78</text:p>
          </table:table-cell>
          <table:table-cell office:value-type="float" office:value="32.387618096882889" table:style-name="ce6">
            <text:p>32,39</text:p>
          </table:table-cell>
          <table:table-cell office:value-type="float" office:value="31.29040510384414" table:style-name="ce6">
            <text:p>31,29</text:p>
          </table:table-cell>
          <table:table-cell office:value-type="float" office:value="34.93561666418487" table:style-name="ce6">
            <text:p>34,94</text:p>
          </table:table-cell>
          <table:table-cell office:value-type="float" office:value="30.929725734250674" table:style-name="ce6">
            <text:p>30,93</text:p>
          </table:table-cell>
          <table:table-cell office:value-type="float" office:value="25.61880593957865" table:style-name="ce6">
            <text:p>25,62</text:p>
          </table:table-cell>
          <table:table-cell office:value-type="float" office:value="26.661117545107565" table:style-name="ce6">
            <text:p>26,66</text:p>
          </table:table-cell>
          <table:table-cell office:value-type="float" office:value="24.651784345968473" table:style-name="ce6">
            <text:p>24,65</text:p>
          </table:table-cell>
          <table:table-cell office:value-type="float" office:value="24.916070086614706" table:style-name="ce6">
            <text:p>24,92</text:p>
          </table:table-cell>
          <table:table-cell office:value-type="float" office:value="16.326880420565509" table:style-name="ce6">
            <text:p>16,33</text:p>
          </table:table-cell>
          <table:table-cell office:value-type="float" office:value="23.085903496653074" table:style-name="ce6">
            <text:p>23,09</text:p>
          </table:table-cell>
          <table:table-cell office:value-type="float" office:value="25.250857670067457" table:style-name="ce6">
            <text:p>25,25</text:p>
          </table:table-cell>
          <table:table-cell office:value-type="float" office:value="19.310698248343513" table:style-name="ce6">
            <text:p>19,31</text:p>
          </table:table-cell>
          <table:table-cell office:value-type="float" office:value="24.310987929189832" table:style-name="ce6">
            <text:p>24,31</text:p>
          </table:table-cell>
          <table:table-cell office:value-type="float" office:value="16.148068896488034" table:style-name="ce6">
            <text:p>16,15</text:p>
          </table:table-cell>
          <table:table-cell office:value-type="float" office:value="26.788580658348497" table:style-name="ce6">
            <text:p>26,79</text:p>
          </table:table-cell>
          <table:table-cell office:value-type="float" office:value="22.793210662236241" table:style-name="ce6">
            <text:p>22,79</text:p>
          </table:table-cell>
          <table:table-cell office:value-type="float" office:value="29.161928197601508" table:style-name="ce6">
            <text:p>29,16</text:p>
          </table:table-cell>
          <table:table-cell office:value-type="float" office:value="15.642268367244343" table:style-name="ce6">
            <text:p>15,64</text:p>
          </table:table-cell>
          <table:table-cell office:value-type="float" office:value="15.087222414961282" table:style-name="ce6">
            <text:p>15,09</text:p>
          </table:table-cell>
          <table:table-cell office:value-type="float" office:value="31.777009408320374" table:style-name="ce6">
            <text:p>31,78</text:p>
          </table:table-cell>
          <table:table-cell table:number-columns-repeated="16359"/>
        </table:table-row>
        <table:table-row table:style-name="ro1">
          <table:table-cell office:value-type="date" office:date-value="2020-06-28T00:00:00" table:style-name="ce3">
            <text:p>28.06.2020</text:p>
          </table:table-cell>
          <table:table-cell office:value-type="float" office:value="19.811213225739976" table:style-name="ce6">
            <text:p>19,81</text:p>
          </table:table-cell>
          <table:table-cell office:value-type="float" office:value="23.266295163723498" table:style-name="ce6">
            <text:p>23,27</text:p>
          </table:table-cell>
          <table:table-cell office:value-type="float" office:value="21.13319717013546" table:style-name="ce6">
            <text:p>21,13</text:p>
          </table:table-cell>
          <table:table-cell office:value-type="float" office:value="24.179061266955674" table:style-name="ce6">
            <text:p>24,18</text:p>
          </table:table-cell>
          <table:table-cell office:value-type="float" office:value="15.801876418629092" table:style-name="ce6">
            <text:p>15,80</text:p>
          </table:table-cell>
          <table:table-cell office:value-type="float" office:value="16.258505134022414" table:style-name="ce6">
            <text:p>16,26</text:p>
          </table:table-cell>
          <table:table-cell office:value-type="float" office:value="30.456175876657923" table:style-name="ce6">
            <text:p>30,46</text:p>
          </table:table-cell>
          <table:table-cell office:value-type="float" office:value="18.712860163387077" table:style-name="ce6">
            <text:p>18,71</text:p>
          </table:table-cell>
          <table:table-cell office:value-type="float" office:value="24.987667735722603" table:style-name="ce6">
            <text:p>24,99</text:p>
          </table:table-cell>
          <table:table-cell office:value-type="float" office:value="16.489969706881865" table:style-name="ce6">
            <text:p>16,49</text:p>
          </table:table-cell>
          <table:table-cell office:value-type="float" office:value="30.906078133923756" table:style-name="ce6">
            <text:p>30,91</text:p>
          </table:table-cell>
          <table:table-cell office:value-type="float" office:value="27.784783893444814" table:style-name="ce6">
            <text:p>27,78</text:p>
          </table:table-cell>
          <table:table-cell office:value-type="float" office:value="18.838424439226287" table:style-name="ce6">
            <text:p>18,84</text:p>
          </table:table-cell>
          <table:table-cell office:value-type="float" office:value="15.996412622146455" table:style-name="ce6">
            <text:p>16,00</text:p>
          </table:table-cell>
          <table:table-cell office:value-type="float" office:value="18.050342817615224" table:style-name="ce6">
            <text:p>18,05</text:p>
          </table:table-cell>
          <table:table-cell office:value-type="float" office:value="25.540575244034919" table:style-name="ce6">
            <text:p>25,54</text:p>
          </table:table-cell>
          <table:table-cell office:value-type="float" office:value="28.416745867458808" table:style-name="ce6">
            <text:p>28,42</text:p>
          </table:table-cell>
          <table:table-cell office:value-type="float" office:value="30.630089187341582" table:style-name="ce6">
            <text:p>30,63</text:p>
          </table:table-cell>
          <table:table-cell office:value-type="float" office:value="28.606005577572656" table:style-name="ce6">
            <text:p>28,61</text:p>
          </table:table-cell>
          <table:table-cell office:value-type="float" office:value="16.854571000544937" table:style-name="ce6">
            <text:p>16,85</text:p>
          </table:table-cell>
          <table:table-cell office:value-type="float" office:value="16.652143429896572" table:style-name="ce6">
            <text:p>16,65</text:p>
          </table:table-cell>
          <table:table-cell office:value-type="float" office:value="34.394664809718321" table:style-name="ce6">
            <text:p>34,39</text:p>
          </table:table-cell>
          <table:table-cell office:value-type="float" office:value="17.046320966188823" table:style-name="ce6">
            <text:p>17,05</text:p>
          </table:table-cell>
          <table:table-cell office:value-type="float" office:value="27.934295151014688" table:style-name="ce6">
            <text:p>27,93</text:p>
          </table:table-cell>
          <table:table-cell table:number-columns-repeated="16359"/>
        </table:table-row>
        <table:table-row table:style-name="ro1">
          <table:table-cell office:value-type="date" office:date-value="2020-06-29T00:00:00" table:style-name="ce3">
            <text:p>29.06.2020</text:p>
          </table:table-cell>
          <table:table-cell office:value-type="float" office:value="23.975492259293283" table:style-name="ce6">
            <text:p>23,98</text:p>
          </table:table-cell>
          <table:table-cell office:value-type="float" office:value="18.426068900343498" table:style-name="ce6">
            <text:p>18,43</text:p>
          </table:table-cell>
          <table:table-cell office:value-type="float" office:value="24.08208202485639" table:style-name="ce6">
            <text:p>24,08</text:p>
          </table:table-cell>
          <table:table-cell office:value-type="float" office:value="18.370659240458536" table:style-name="ce6">
            <text:p>18,37</text:p>
          </table:table-cell>
          <table:table-cell office:value-type="float" office:value="30.010879433872493" table:style-name="ce6">
            <text:p>30,01</text:p>
          </table:table-cell>
          <table:table-cell office:value-type="float" office:value="24.219924463250678" table:style-name="ce6">
            <text:p>24,22</text:p>
          </table:table-cell>
          <table:table-cell office:value-type="float" office:value="17.851949907207235" table:style-name="ce6">
            <text:p>17,85</text:p>
          </table:table-cell>
          <table:table-cell office:value-type="float" office:value="19.990184893187383" table:style-name="ce6">
            <text:p>19,99</text:p>
          </table:table-cell>
          <table:table-cell office:value-type="float" office:value="31.037300565971154" table:style-name="ce6">
            <text:p>31,04</text:p>
          </table:table-cell>
          <table:table-cell office:value-type="float" office:value="23.549269463824857" table:style-name="ce6">
            <text:p>23,55</text:p>
          </table:table-cell>
          <table:table-cell office:value-type="float" office:value="34.10409582214649" table:style-name="ce6">
            <text:p>34,10</text:p>
          </table:table-cell>
          <table:table-cell office:value-type="float" office:value="32.077427956123373" table:style-name="ce6">
            <text:p>32,08</text:p>
          </table:table-cell>
          <table:table-cell office:value-type="float" office:value="21.5169647700708" table:style-name="ce6">
            <text:p>21,52</text:p>
          </table:table-cell>
          <table:table-cell office:value-type="float" office:value="22.479006762696411" table:style-name="ce6">
            <text:p>22,48</text:p>
          </table:table-cell>
          <table:table-cell office:value-type="float" office:value="17.521044798937378" table:style-name="ce6">
            <text:p>17,52</text:p>
          </table:table-cell>
          <table:table-cell office:value-type="float" office:value="30.46169281590592" table:style-name="ce6">
            <text:p>30,46</text:p>
          </table:table-cell>
          <table:table-cell office:value-type="float" office:value="33.520510834928132" table:style-name="ce6">
            <text:p>33,52</text:p>
          </table:table-cell>
          <table:table-cell office:value-type="float" office:value="22.247601475531045" table:style-name="ce6">
            <text:p>22,25</text:p>
          </table:table-cell>
          <table:table-cell office:value-type="float" office:value="20.583355658288703" table:style-name="ce6">
            <text:p>20,58</text:p>
          </table:table-cell>
          <table:table-cell office:value-type="float" office:value="27.266110866615072" table:style-name="ce6">
            <text:p>27,27</text:p>
          </table:table-cell>
          <table:table-cell office:value-type="float" office:value="30.380983232510168" table:style-name="ce6">
            <text:p>30,38</text:p>
          </table:table-cell>
          <table:table-cell office:value-type="float" office:value="33.089135049450938" table:style-name="ce6">
            <text:p>33,09</text:p>
          </table:table-cell>
          <table:table-cell office:value-type="float" office:value="33.459955651526066" table:style-name="ce6">
            <text:p>33,46</text:p>
          </table:table-cell>
          <table:table-cell office:value-type="float" office:value="33.228697227533928" table:style-name="ce6">
            <text:p>33,23</text:p>
          </table:table-cell>
          <table:table-cell table:number-columns-repeated="16359"/>
        </table:table-row>
        <table:table-row table:style-name="ro1">
          <table:table-cell office:value-type="date" office:date-value="2020-06-30T00:00:00" table:style-name="ce3">
            <text:p>30.06.2020</text:p>
          </table:table-cell>
          <table:table-cell office:value-type="float" office:value="18.704933917233117" table:style-name="ce6">
            <text:p>18,70</text:p>
          </table:table-cell>
          <table:table-cell office:value-type="float" office:value="28.386518264662492" table:style-name="ce6">
            <text:p>28,39</text:p>
          </table:table-cell>
          <table:table-cell office:value-type="float" office:value="16.382064723040543" table:style-name="ce6">
            <text:p>16,38</text:p>
          </table:table-cell>
          <table:table-cell office:value-type="float" office:value="34.168785973973925" table:style-name="ce6">
            <text:p>34,17</text:p>
          </table:table-cell>
          <table:table-cell office:value-type="float" office:value="20.729005406642457" table:style-name="ce6">
            <text:p>20,73</text:p>
          </table:table-cell>
          <table:table-cell office:value-type="float" office:value="15.606290458816821" table:style-name="ce6">
            <text:p>15,61</text:p>
          </table:table-cell>
          <table:table-cell office:value-type="float" office:value="30.677101233863194" table:style-name="ce6">
            <text:p>30,68</text:p>
          </table:table-cell>
          <table:table-cell office:value-type="float" office:value="27.31891202729269" table:style-name="ce6">
            <text:p>27,32</text:p>
          </table:table-cell>
          <table:table-cell office:value-type="float" office:value="27.41963306260196" table:style-name="ce6">
            <text:p>27,42</text:p>
          </table:table-cell>
          <table:table-cell office:value-type="float" office:value="24.568618068684415" table:style-name="ce6">
            <text:p>24,57</text:p>
          </table:table-cell>
          <table:table-cell office:value-type="float" office:value="20.89128123282233" table:style-name="ce6">
            <text:p>20,89</text:p>
          </table:table-cell>
          <table:table-cell office:value-type="float" office:value="33.412693638671882" table:style-name="ce6">
            <text:p>33,41</text:p>
          </table:table-cell>
          <table:table-cell office:value-type="float" office:value="27.885578099979178" table:style-name="ce6">
            <text:p>27,89</text:p>
          </table:table-cell>
          <table:table-cell office:value-type="float" office:value="20.96104961823508" table:style-name="ce6">
            <text:p>20,96</text:p>
          </table:table-cell>
          <table:table-cell office:value-type="float" office:value="21.805704440184453" table:style-name="ce6">
            <text:p>21,81</text:p>
          </table:table-cell>
          <table:table-cell office:value-type="float" office:value="32.229095430824771" table:style-name="ce6">
            <text:p>32,23</text:p>
          </table:table-cell>
          <table:table-cell office:value-type="float" office:value="19.113501278883" table:style-name="ce6">
            <text:p>19,11</text:p>
          </table:table-cell>
          <table:table-cell office:value-type="float" office:value="30.36709607337875" table:style-name="ce6">
            <text:p>30,37</text:p>
          </table:table-cell>
          <table:table-cell office:value-type="float" office:value="23.828408226660478" table:style-name="ce6">
            <text:p>23,83</text:p>
          </table:table-cell>
          <table:table-cell office:value-type="float" office:value="26.44444352327347" table:style-name="ce6">
            <text:p>26,44</text:p>
          </table:table-cell>
          <table:table-cell office:value-type="float" office:value="24.816128720639234" table:style-name="ce6">
            <text:p>24,82</text:p>
          </table:table-cell>
          <table:table-cell office:value-type="float" office:value="23.735328014198107" table:style-name="ce6">
            <text:p>23,74</text:p>
          </table:table-cell>
          <table:table-cell office:value-type="float" office:value="32.967756129714147" table:style-name="ce6">
            <text:p>32,97</text:p>
          </table:table-cell>
          <table:table-cell office:value-type="float" office:value="21.590324265922348" table:style-name="ce6">
            <text:p>21,59</text:p>
          </table:table-cell>
          <table:table-cell table:number-columns-repeated="16359"/>
        </table:table-row>
        <table:table-row table:style-name="ro1">
          <table:table-cell office:value-type="date" office:date-value="2020-07-01T00:00:00" table:style-name="ce3">
            <text:p>01.07.2020</text:p>
          </table:table-cell>
          <table:table-cell office:value-type="float" office:value="34.584263647196728" table:style-name="ce6">
            <text:p>34,58</text:p>
          </table:table-cell>
          <table:table-cell office:value-type="float" office:value="25.661887161325474" table:style-name="ce6">
            <text:p>25,66</text:p>
          </table:table-cell>
          <table:table-cell office:value-type="float" office:value="31.290221296775364" table:style-name="ce6">
            <text:p>31,29</text:p>
          </table:table-cell>
          <table:table-cell office:value-type="float" office:value="30.90942181879576" table:style-name="ce6">
            <text:p>30,91</text:p>
          </table:table-cell>
          <table:table-cell office:value-type="float" office:value="25.08028527850562" table:style-name="ce6">
            <text:p>25,08</text:p>
          </table:table-cell>
          <table:table-cell office:value-type="float" office:value="33.046048857394595" table:style-name="ce6">
            <text:p>33,05</text:p>
          </table:table-cell>
          <table:table-cell office:value-type="float" office:value="21.371325893833344" table:style-name="ce6">
            <text:p>21,37</text:p>
          </table:table-cell>
          <table:table-cell office:value-type="float" office:value="21.44519199178643" table:style-name="ce6">
            <text:p>21,45</text:p>
          </table:table-cell>
          <table:table-cell office:value-type="float" office:value="27.233627878045528" table:style-name="ce6">
            <text:p>27,23</text:p>
          </table:table-cell>
          <table:table-cell office:value-type="float" office:value="34.653032086554575" table:style-name="ce6">
            <text:p>34,65</text:p>
          </table:table-cell>
          <table:table-cell office:value-type="float" office:value="22.201883053501241" table:style-name="ce6">
            <text:p>22,20</text:p>
          </table:table-cell>
          <table:table-cell office:value-type="float" office:value="30.697131306524845" table:style-name="ce6">
            <text:p>30,70</text:p>
          </table:table-cell>
          <table:table-cell office:value-type="float" office:value="31.962398119276322" table:style-name="ce6">
            <text:p>31,96</text:p>
          </table:table-cell>
          <table:table-cell office:value-type="float" office:value="22.733570855059337" table:style-name="ce6">
            <text:p>22,73</text:p>
          </table:table-cell>
          <table:table-cell office:value-type="float" office:value="25.044879060512208" table:style-name="ce6">
            <text:p>25,04</text:p>
          </table:table-cell>
          <table:table-cell office:value-type="float" office:value="33.102206782945515" table:style-name="ce6">
            <text:p>33,10</text:p>
          </table:table-cell>
          <table:table-cell office:value-type="float" office:value="30.647955336999587" table:style-name="ce6">
            <text:p>30,65</text:p>
          </table:table-cell>
          <table:table-cell office:value-type="float" office:value="31.216516300000382" table:style-name="ce6">
            <text:p>31,22</text:p>
          </table:table-cell>
          <table:table-cell office:value-type="float" office:value="23.180135295689045" table:style-name="ce6">
            <text:p>23,18</text:p>
          </table:table-cell>
          <table:table-cell office:value-type="float" office:value="28.218907731860053" table:style-name="ce6">
            <text:p>28,22</text:p>
          </table:table-cell>
          <table:table-cell office:value-type="float" office:value="23.678576779783533" table:style-name="ce6">
            <text:p>23,68</text:p>
          </table:table-cell>
          <table:table-cell office:value-type="float" office:value="26.160785057091054" table:style-name="ce6">
            <text:p>26,16</text:p>
          </table:table-cell>
          <table:table-cell office:value-type="float" office:value="16.663820241457039" table:style-name="ce6">
            <text:p>16,66</text:p>
          </table:table-cell>
          <table:table-cell office:value-type="float" office:value="20.888356982606595" table:style-name="ce6">
            <text:p>20,89</text:p>
          </table:table-cell>
          <table:table-cell table:number-columns-repeated="16359"/>
        </table:table-row>
        <table:table-row table:style-name="ro1">
          <table:table-cell office:value-type="date" office:date-value="2020-07-02T00:00:00" table:style-name="ce3">
            <text:p>02.07.2020</text:p>
          </table:table-cell>
          <table:table-cell office:value-type="float" office:value="15.209854665090806" table:style-name="ce6">
            <text:p>15,21</text:p>
          </table:table-cell>
          <table:table-cell office:value-type="float" office:value="29.329546469869058" table:style-name="ce6">
            <text:p>29,33</text:p>
          </table:table-cell>
          <table:table-cell office:value-type="float" office:value="33.710680175665331" table:style-name="ce6">
            <text:p>33,71</text:p>
          </table:table-cell>
          <table:table-cell office:value-type="float" office:value="22.445530473239494" table:style-name="ce6">
            <text:p>22,45</text:p>
          </table:table-cell>
          <table:table-cell office:value-type="float" office:value="30.080431700719448" table:style-name="ce6">
            <text:p>30,08</text:p>
          </table:table-cell>
          <table:table-cell office:value-type="float" office:value="18.08507655198953" table:style-name="ce6">
            <text:p>18,09</text:p>
          </table:table-cell>
          <table:table-cell office:value-type="float" office:value="16.628068118041128" table:style-name="ce6">
            <text:p>16,63</text:p>
          </table:table-cell>
          <table:table-cell office:value-type="float" office:value="18.172054331828893" table:style-name="ce6">
            <text:p>18,17</text:p>
          </table:table-cell>
          <table:table-cell office:value-type="float" office:value="17.231058179509539" table:style-name="ce6">
            <text:p>17,23</text:p>
          </table:table-cell>
          <table:table-cell office:value-type="float" office:value="21.292893757988921" table:style-name="ce6">
            <text:p>21,29</text:p>
          </table:table-cell>
          <table:table-cell office:value-type="float" office:value="27.349349573335502" table:style-name="ce6">
            <text:p>27,35</text:p>
          </table:table-cell>
          <table:table-cell office:value-type="float" office:value="18.771233267389519" table:style-name="ce6">
            <text:p>18,77</text:p>
          </table:table-cell>
          <table:table-cell office:value-type="float" office:value="22.643512420202221" table:style-name="ce6">
            <text:p>22,64</text:p>
          </table:table-cell>
          <table:table-cell office:value-type="float" office:value="24.913874860532346" table:style-name="ce6">
            <text:p>24,91</text:p>
          </table:table-cell>
          <table:table-cell office:value-type="float" office:value="27.225826063636962" table:style-name="ce6">
            <text:p>27,23</text:p>
          </table:table-cell>
          <table:table-cell office:value-type="float" office:value="25.331904585070614" table:style-name="ce6">
            <text:p>25,33</text:p>
          </table:table-cell>
          <table:table-cell office:value-type="float" office:value="26.589881865459265" table:style-name="ce6">
            <text:p>26,59</text:p>
          </table:table-cell>
          <table:table-cell office:value-type="float" office:value="17.046457481521781" table:style-name="ce6">
            <text:p>17,05</text:p>
          </table:table-cell>
          <table:table-cell office:value-type="float" office:value="18.067373614764005" table:style-name="ce6">
            <text:p>18,07</text:p>
          </table:table-cell>
          <table:table-cell office:value-type="float" office:value="22.629398423043291" table:style-name="ce6">
            <text:p>22,63</text:p>
          </table:table-cell>
          <table:table-cell office:value-type="float" office:value="21.140185172893517" table:style-name="ce6">
            <text:p>21,14</text:p>
          </table:table-cell>
          <table:table-cell office:value-type="float" office:value="22.255524122587328" table:style-name="ce6">
            <text:p>22,26</text:p>
          </table:table-cell>
          <table:table-cell office:value-type="float" office:value="21.63690866561247" table:style-name="ce6">
            <text:p>21,64</text:p>
          </table:table-cell>
          <table:table-cell office:value-type="float" office:value="29.518866372628295" table:style-name="ce6">
            <text:p>29,52</text:p>
          </table:table-cell>
          <table:table-cell table:number-columns-repeated="16359"/>
        </table:table-row>
        <table:table-row table:style-name="ro1">
          <table:table-cell office:value-type="date" office:date-value="2020-07-03T00:00:00" table:style-name="ce3">
            <text:p>03.07.2020</text:p>
          </table:table-cell>
          <table:table-cell office:value-type="float" office:value="22.653882535501211" table:style-name="ce6">
            <text:p>22,65</text:p>
          </table:table-cell>
          <table:table-cell office:value-type="float" office:value="24.711986594946556" table:style-name="ce6">
            <text:p>24,71</text:p>
          </table:table-cell>
          <table:table-cell office:value-type="float" office:value="18.317158636431508" table:style-name="ce6">
            <text:p>18,32</text:p>
          </table:table-cell>
          <table:table-cell office:value-type="float" office:value="23.276982360834822" table:style-name="ce6">
            <text:p>23,28</text:p>
          </table:table-cell>
          <table:table-cell office:value-type="float" office:value="15.180784489118659" table:style-name="ce6">
            <text:p>15,18</text:p>
          </table:table-cell>
          <table:table-cell office:value-type="float" office:value="20.300641450582415" table:style-name="ce6">
            <text:p>20,30</text:p>
          </table:table-cell>
          <table:table-cell office:value-type="float" office:value="21.810246744139263" table:style-name="ce6">
            <text:p>21,81</text:p>
          </table:table-cell>
          <table:table-cell office:value-type="float" office:value="17.417043097772446" table:style-name="ce6">
            <text:p>17,42</text:p>
          </table:table-cell>
          <table:table-cell office:value-type="float" office:value="32.854328764869649" table:style-name="ce6">
            <text:p>32,85</text:p>
          </table:table-cell>
          <table:table-cell office:value-type="float" office:value="25.878699722634675" table:style-name="ce6">
            <text:p>25,88</text:p>
          </table:table-cell>
          <table:table-cell office:value-type="float" office:value="34.135163128376462" table:style-name="ce6">
            <text:p>34,14</text:p>
          </table:table-cell>
          <table:table-cell office:value-type="float" office:value="22.071518144500942" table:style-name="ce6">
            <text:p>22,07</text:p>
          </table:table-cell>
          <table:table-cell office:value-type="float" office:value="30.545786594046533" table:style-name="ce6">
            <text:p>30,55</text:p>
          </table:table-cell>
          <table:table-cell office:value-type="float" office:value="31.579088382096923" table:style-name="ce6">
            <text:p>31,58</text:p>
          </table:table-cell>
          <table:table-cell office:value-type="float" office:value="15.313096083337614" table:style-name="ce6">
            <text:p>15,31</text:p>
          </table:table-cell>
          <table:table-cell office:value-type="float" office:value="22.047322412732584" table:style-name="ce6">
            <text:p>22,05</text:p>
          </table:table-cell>
          <table:table-cell office:value-type="float" office:value="16.372013697703029" table:style-name="ce6">
            <text:p>16,37</text:p>
          </table:table-cell>
          <table:table-cell office:value-type="float" office:value="30.442585293520295" table:style-name="ce6">
            <text:p>30,44</text:p>
          </table:table-cell>
          <table:table-cell office:value-type="float" office:value="20.694583110749651" table:style-name="ce6">
            <text:p>20,69</text:p>
          </table:table-cell>
          <table:table-cell office:value-type="float" office:value="22.120737000803288" table:style-name="ce6">
            <text:p>22,12</text:p>
          </table:table-cell>
          <table:table-cell office:value-type="float" office:value="33.832324415331826" table:style-name="ce6">
            <text:p>33,83</text:p>
          </table:table-cell>
          <table:table-cell office:value-type="float" office:value="15.387322166697821" table:style-name="ce6">
            <text:p>15,39</text:p>
          </table:table-cell>
          <table:table-cell office:value-type="float" office:value="33.375234584033237" table:style-name="ce6">
            <text:p>33,38</text:p>
          </table:table-cell>
          <table:table-cell office:value-type="float" office:value="23.750345608577206" table:style-name="ce6">
            <text:p>23,75</text:p>
          </table:table-cell>
          <table:table-cell table:number-columns-repeated="16359"/>
        </table:table-row>
        <table:table-row table:style-name="ro1">
          <table:table-cell office:value-type="date" office:date-value="2020-07-04T00:00:00" table:style-name="ce3">
            <text:p>04.07.2020</text:p>
          </table:table-cell>
          <table:table-cell office:value-type="float" office:value="18.48110336493157" table:style-name="ce6">
            <text:p>18,48</text:p>
          </table:table-cell>
          <table:table-cell office:value-type="float" office:value="30.022601585768172" table:style-name="ce6">
            <text:p>30,02</text:p>
          </table:table-cell>
          <table:table-cell office:value-type="float" office:value="16.655239362011383" table:style-name="ce6">
            <text:p>16,66</text:p>
          </table:table-cell>
          <table:table-cell office:value-type="float" office:value="33.528412726464168" table:style-name="ce6">
            <text:p>33,53</text:p>
          </table:table-cell>
          <table:table-cell office:value-type="float" office:value="31.840830895780503" table:style-name="ce6">
            <text:p>31,84</text:p>
          </table:table-cell>
          <table:table-cell office:value-type="float" office:value="33.228895279753672" table:style-name="ce6">
            <text:p>33,23</text:p>
          </table:table-cell>
          <table:table-cell office:value-type="float" office:value="27.92136327246952" table:style-name="ce6">
            <text:p>27,92</text:p>
          </table:table-cell>
          <table:table-cell office:value-type="float" office:value="33.584014545474517" table:style-name="ce6">
            <text:p>33,58</text:p>
          </table:table-cell>
          <table:table-cell office:value-type="float" office:value="24.620258222872806" table:style-name="ce6">
            <text:p>24,62</text:p>
          </table:table-cell>
          <table:table-cell office:value-type="float" office:value="22.212925318975742" table:style-name="ce6">
            <text:p>22,21</text:p>
          </table:table-cell>
          <table:table-cell office:value-type="float" office:value="21.997141856959566" table:style-name="ce6">
            <text:p>22,00</text:p>
          </table:table-cell>
          <table:table-cell office:value-type="float" office:value="19.601012234806774" table:style-name="ce6">
            <text:p>19,60</text:p>
          </table:table-cell>
          <table:table-cell office:value-type="float" office:value="29.358380226894916" table:style-name="ce6">
            <text:p>29,36</text:p>
          </table:table-cell>
          <table:table-cell office:value-type="float" office:value="28.925145107656373" table:style-name="ce6">
            <text:p>28,93</text:p>
          </table:table-cell>
          <table:table-cell office:value-type="float" office:value="20.404140191860961" table:style-name="ce6">
            <text:p>20,40</text:p>
          </table:table-cell>
          <table:table-cell office:value-type="float" office:value="33.922027020366507" table:style-name="ce6">
            <text:p>33,92</text:p>
          </table:table-cell>
          <table:table-cell office:value-type="float" office:value="25.642496685256919" table:style-name="ce6">
            <text:p>25,64</text:p>
          </table:table-cell>
          <table:table-cell office:value-type="float" office:value="22.984691031503257" table:style-name="ce6">
            <text:p>22,98</text:p>
          </table:table-cell>
          <table:table-cell office:value-type="float" office:value="18.493198697211831" table:style-name="ce6">
            <text:p>18,49</text:p>
          </table:table-cell>
          <table:table-cell office:value-type="float" office:value="26.607803348610581" table:style-name="ce6">
            <text:p>26,61</text:p>
          </table:table-cell>
          <table:table-cell office:value-type="float" office:value="20.329354250174241" table:style-name="ce6">
            <text:p>20,33</text:p>
          </table:table-cell>
          <table:table-cell office:value-type="float" office:value="18.673551084715118" table:style-name="ce6">
            <text:p>18,67</text:p>
          </table:table-cell>
          <table:table-cell office:value-type="float" office:value="16.736629343511989" table:style-name="ce6">
            <text:p>16,74</text:p>
          </table:table-cell>
          <table:table-cell office:value-type="float" office:value="25.460615139733921" table:style-name="ce6">
            <text:p>25,46</text:p>
          </table:table-cell>
          <table:table-cell table:number-columns-repeated="16359"/>
        </table:table-row>
        <table:table-row table:style-name="ro1">
          <table:table-cell office:value-type="date" office:date-value="2020-07-05T00:00:00" table:style-name="ce3">
            <text:p>05.07.2020</text:p>
          </table:table-cell>
          <table:table-cell office:value-type="float" office:value="32.336595379561466" table:style-name="ce6">
            <text:p>32,34</text:p>
          </table:table-cell>
          <table:table-cell office:value-type="float" office:value="19.327126796684482" table:style-name="ce6">
            <text:p>19,33</text:p>
          </table:table-cell>
          <table:table-cell office:value-type="float" office:value="27.574986231181533" table:style-name="ce6">
            <text:p>27,57</text:p>
          </table:table-cell>
          <table:table-cell office:value-type="float" office:value="25.171685211214665" table:style-name="ce6">
            <text:p>25,17</text:p>
          </table:table-cell>
          <table:table-cell office:value-type="float" office:value="32.133309717212512" table:style-name="ce6">
            <text:p>32,13</text:p>
          </table:table-cell>
          <table:table-cell office:value-type="float" office:value="27.014563800898792" table:style-name="ce6">
            <text:p>27,01</text:p>
          </table:table-cell>
          <table:table-cell office:value-type="float" office:value="29.934248927805232" table:style-name="ce6">
            <text:p>29,93</text:p>
          </table:table-cell>
          <table:table-cell office:value-type="float" office:value="34.000922742596401" table:style-name="ce6">
            <text:p>34,00</text:p>
          </table:table-cell>
          <table:table-cell office:value-type="float" office:value="15.369857361029183" table:style-name="ce6">
            <text:p>15,37</text:p>
          </table:table-cell>
          <table:table-cell office:value-type="float" office:value="23.433118774570602" table:style-name="ce6">
            <text:p>23,43</text:p>
          </table:table-cell>
          <table:table-cell office:value-type="float" office:value="16.415410441651833" table:style-name="ce6">
            <text:p>16,42</text:p>
          </table:table-cell>
          <table:table-cell office:value-type="float" office:value="25.533253879502553" table:style-name="ce6">
            <text:p>25,53</text:p>
          </table:table-cell>
          <table:table-cell office:value-type="float" office:value="24.295097293530468" table:style-name="ce6">
            <text:p>24,30</text:p>
          </table:table-cell>
          <table:table-cell office:value-type="float" office:value="15.554460994210773" table:style-name="ce6">
            <text:p>15,55</text:p>
          </table:table-cell>
          <table:table-cell office:value-type="float" office:value="16.264289738333368" table:style-name="ce6">
            <text:p>16,26</text:p>
          </table:table-cell>
          <table:table-cell office:value-type="float" office:value="21.137286528154874" table:style-name="ce6">
            <text:p>21,14</text:p>
          </table:table-cell>
          <table:table-cell office:value-type="float" office:value="16.909842752056147" table:style-name="ce6">
            <text:p>16,91</text:p>
          </table:table-cell>
          <table:table-cell office:value-type="float" office:value="34.544998582504604" table:style-name="ce6">
            <text:p>34,54</text:p>
          </table:table-cell>
          <table:table-cell office:value-type="float" office:value="34.850532217724016" table:style-name="ce6">
            <text:p>34,85</text:p>
          </table:table-cell>
          <table:table-cell office:value-type="float" office:value="23.358215784840013" table:style-name="ce6">
            <text:p>23,36</text:p>
          </table:table-cell>
          <table:table-cell office:value-type="float" office:value="17.937394776013853" table:style-name="ce6">
            <text:p>17,94</text:p>
          </table:table-cell>
          <table:table-cell office:value-type="float" office:value="22.323068983761189" table:style-name="ce6">
            <text:p>22,32</text:p>
          </table:table-cell>
          <table:table-cell office:value-type="float" office:value="23.590773495949289" table:style-name="ce6">
            <text:p>23,59</text:p>
          </table:table-cell>
          <table:table-cell office:value-type="float" office:value="17.853584548106124" table:style-name="ce6">
            <text:p>17,85</text:p>
          </table:table-cell>
          <table:table-cell table:number-columns-repeated="16359"/>
        </table:table-row>
        <table:table-row table:style-name="ro1">
          <table:table-cell office:value-type="date" office:date-value="2020-07-06T00:00:00" table:style-name="ce3">
            <text:p>06.07.2020</text:p>
          </table:table-cell>
          <table:table-cell office:value-type="float" office:value="26.831238496057111" table:style-name="ce6">
            <text:p>26,83</text:p>
          </table:table-cell>
          <table:table-cell office:value-type="float" office:value="25.021351917902621" table:style-name="ce6">
            <text:p>25,02</text:p>
          </table:table-cell>
          <table:table-cell office:value-type="float" office:value="25.408273505723454" table:style-name="ce6">
            <text:p>25,41</text:p>
          </table:table-cell>
          <table:table-cell office:value-type="float" office:value="27.060666203692413" table:style-name="ce6">
            <text:p>27,06</text:p>
          </table:table-cell>
          <table:table-cell office:value-type="float" office:value="18.838469420233402" table:style-name="ce6">
            <text:p>18,84</text:p>
          </table:table-cell>
          <table:table-cell office:value-type="float" office:value="16.733566898729666" table:style-name="ce6">
            <text:p>16,73</text:p>
          </table:table-cell>
          <table:table-cell office:value-type="float" office:value="26.752544436015562" table:style-name="ce6">
            <text:p>26,75</text:p>
          </table:table-cell>
          <table:table-cell office:value-type="float" office:value="32.5264039965584" table:style-name="ce6">
            <text:p>32,53</text:p>
          </table:table-cell>
          <table:table-cell office:value-type="float" office:value="21.948329375162281" table:style-name="ce6">
            <text:p>21,95</text:p>
          </table:table-cell>
          <table:table-cell office:value-type="float" office:value="23.473342549556527" table:style-name="ce6">
            <text:p>23,47</text:p>
          </table:table-cell>
          <table:table-cell office:value-type="float" office:value="19.035945630723994" table:style-name="ce6">
            <text:p>19,04</text:p>
          </table:table-cell>
          <table:table-cell office:value-type="float" office:value="31.15341872668408" table:style-name="ce6">
            <text:p>31,15</text:p>
          </table:table-cell>
          <table:table-cell office:value-type="float" office:value="29.853455776630319" table:style-name="ce6">
            <text:p>29,85</text:p>
          </table:table-cell>
          <table:table-cell office:value-type="float" office:value="20.793138782074649" table:style-name="ce6">
            <text:p>20,79</text:p>
          </table:table-cell>
          <table:table-cell office:value-type="float" office:value="25.789128844642207" table:style-name="ce6">
            <text:p>25,79</text:p>
          </table:table-cell>
          <table:table-cell office:value-type="float" office:value="25.930065019175636" table:style-name="ce6">
            <text:p>25,93</text:p>
          </table:table-cell>
          <table:table-cell office:value-type="float" office:value="34.528474838135104" table:style-name="ce6">
            <text:p>34,53</text:p>
          </table:table-cell>
          <table:table-cell office:value-type="float" office:value="30.553114822875216" table:style-name="ce6">
            <text:p>30,55</text:p>
          </table:table-cell>
          <table:table-cell office:value-type="float" office:value="25.943987199800208" table:style-name="ce6">
            <text:p>25,94</text:p>
          </table:table-cell>
          <table:table-cell office:value-type="float" office:value="18.281277859037942" table:style-name="ce6">
            <text:p>18,28</text:p>
          </table:table-cell>
          <table:table-cell office:value-type="float" office:value="16.675509209532105" table:style-name="ce6">
            <text:p>16,68</text:p>
          </table:table-cell>
          <table:table-cell office:value-type="float" office:value="34.787456679895044" table:style-name="ce6">
            <text:p>34,79</text:p>
          </table:table-cell>
          <table:table-cell office:value-type="float" office:value="22.074772284253502" table:style-name="ce6">
            <text:p>22,07</text:p>
          </table:table-cell>
          <table:table-cell office:value-type="float" office:value="17.556489173458662" table:style-name="ce6">
            <text:p>17,56</text:p>
          </table:table-cell>
          <table:table-cell table:number-columns-repeated="16359"/>
        </table:table-row>
        <table:table-row table:style-name="ro1">
          <table:table-cell office:value-type="date" office:date-value="2020-07-07T00:00:00" table:style-name="ce3">
            <text:p>07.07.2020</text:p>
          </table:table-cell>
          <table:table-cell office:value-type="float" office:value="19.09017059709576" table:style-name="ce6">
            <text:p>19,09</text:p>
          </table:table-cell>
          <table:table-cell office:value-type="float" office:value="33.743435067881549" table:style-name="ce6">
            <text:p>33,74</text:p>
          </table:table-cell>
          <table:table-cell office:value-type="float" office:value="21.69828621329119" table:style-name="ce6">
            <text:p>21,70</text:p>
          </table:table-cell>
          <table:table-cell office:value-type="float" office:value="20.470758068401338" table:style-name="ce6">
            <text:p>20,47</text:p>
          </table:table-cell>
          <table:table-cell office:value-type="float" office:value="27.136528164242549" table:style-name="ce6">
            <text:p>27,14</text:p>
          </table:table-cell>
          <table:table-cell office:value-type="float" office:value="16.641423309246552" table:style-name="ce6">
            <text:p>16,64</text:p>
          </table:table-cell>
          <table:table-cell office:value-type="float" office:value="31.310928011125995" table:style-name="ce6">
            <text:p>31,31</text:p>
          </table:table-cell>
          <table:table-cell office:value-type="float" office:value="34.364018495997058" table:style-name="ce6">
            <text:p>34,36</text:p>
          </table:table-cell>
          <table:table-cell office:value-type="float" office:value="31.172412773314296" table:style-name="ce6">
            <text:p>31,17</text:p>
          </table:table-cell>
          <table:table-cell office:value-type="float" office:value="19.581853479441804" table:style-name="ce6">
            <text:p>19,58</text:p>
          </table:table-cell>
          <table:table-cell office:value-type="float" office:value="27.472919563709262" table:style-name="ce6">
            <text:p>27,47</text:p>
          </table:table-cell>
          <table:table-cell office:value-type="float" office:value="26.695716947286602" table:style-name="ce6">
            <text:p>26,70</text:p>
          </table:table-cell>
          <table:table-cell office:value-type="float" office:value="16.290305156323463" table:style-name="ce6">
            <text:p>16,29</text:p>
          </table:table-cell>
          <table:table-cell office:value-type="float" office:value="23.96275390758521" table:style-name="ce6">
            <text:p>23,96</text:p>
          </table:table-cell>
          <table:table-cell office:value-type="float" office:value="26.020751326697138" table:style-name="ce6">
            <text:p>26,02</text:p>
          </table:table-cell>
          <table:table-cell office:value-type="float" office:value="31.263741001977017" table:style-name="ce6">
            <text:p>31,26</text:p>
          </table:table-cell>
          <table:table-cell office:value-type="float" office:value="25.656409492030772" table:style-name="ce6">
            <text:p>25,66</text:p>
          </table:table-cell>
          <table:table-cell office:value-type="float" office:value="29.814654929573685" table:style-name="ce6">
            <text:p>29,81</text:p>
          </table:table-cell>
          <table:table-cell office:value-type="float" office:value="18.425077157524456" table:style-name="ce6">
            <text:p>18,43</text:p>
          </table:table-cell>
          <table:table-cell office:value-type="float" office:value="29.406644755630193" table:style-name="ce6">
            <text:p>29,41</text:p>
          </table:table-cell>
          <table:table-cell office:value-type="float" office:value="25.113527898804151" table:style-name="ce6">
            <text:p>25,11</text:p>
          </table:table-cell>
          <table:table-cell office:value-type="float" office:value="23.95869355332448" table:style-name="ce6">
            <text:p>23,96</text:p>
          </table:table-cell>
          <table:table-cell office:value-type="float" office:value="28.082122933242999" table:style-name="ce6">
            <text:p>28,08</text:p>
          </table:table-cell>
          <table:table-cell office:value-type="float" office:value="28.511583770957344" table:style-name="ce6">
            <text:p>28,51</text:p>
          </table:table-cell>
          <table:table-cell table:number-columns-repeated="16359"/>
        </table:table-row>
        <table:table-row table:style-name="ro1">
          <table:table-cell office:value-type="date" office:date-value="2020-07-08T00:00:00" table:style-name="ce3">
            <text:p>08.07.2020</text:p>
          </table:table-cell>
          <table:table-cell office:value-type="float" office:value="24.775528136028896" table:style-name="ce6">
            <text:p>24,78</text:p>
          </table:table-cell>
          <table:table-cell office:value-type="float" office:value="31.664597972030091" table:style-name="ce6">
            <text:p>31,66</text:p>
          </table:table-cell>
          <table:table-cell office:value-type="float" office:value="28.198650114730192" table:style-name="ce6">
            <text:p>28,20</text:p>
          </table:table-cell>
          <table:table-cell office:value-type="float" office:value="27.762296641916457" table:style-name="ce6">
            <text:p>27,76</text:p>
          </table:table-cell>
          <table:table-cell office:value-type="float" office:value="34.791450186673416" table:style-name="ce6">
            <text:p>34,79</text:p>
          </table:table-cell>
          <table:table-cell office:value-type="float" office:value="17.788764542711384" table:style-name="ce6">
            <text:p>17,79</text:p>
          </table:table-cell>
          <table:table-cell office:value-type="float" office:value="23.905369079401044" table:style-name="ce6">
            <text:p>23,91</text:p>
          </table:table-cell>
          <table:table-cell office:value-type="float" office:value="33.285569449077073" table:style-name="ce6">
            <text:p>33,29</text:p>
          </table:table-cell>
          <table:table-cell office:value-type="float" office:value="30.567779173448816" table:style-name="ce6">
            <text:p>30,57</text:p>
          </table:table-cell>
          <table:table-cell office:value-type="float" office:value="18.450670969844161" table:style-name="ce6">
            <text:p>18,45</text:p>
          </table:table-cell>
          <table:table-cell office:value-type="float" office:value="29.469388703845276" table:style-name="ce6">
            <text:p>29,47</text:p>
          </table:table-cell>
          <table:table-cell office:value-type="float" office:value="28.866896009313557" table:style-name="ce6">
            <text:p>28,87</text:p>
          </table:table-cell>
          <table:table-cell office:value-type="float" office:value="24.919883977870377" table:style-name="ce6">
            <text:p>24,92</text:p>
          </table:table-cell>
          <table:table-cell office:value-type="float" office:value="21.822456545233564" table:style-name="ce6">
            <text:p>21,82</text:p>
          </table:table-cell>
          <table:table-cell office:value-type="float" office:value="15.248185993502739" table:style-name="ce6">
            <text:p>15,25</text:p>
          </table:table-cell>
          <table:table-cell office:value-type="float" office:value="19.304113362306495" table:style-name="ce6">
            <text:p>19,30</text:p>
          </table:table-cell>
          <table:table-cell office:value-type="float" office:value="18.219321967112446" table:style-name="ce6">
            <text:p>18,22</text:p>
          </table:table-cell>
          <table:table-cell office:value-type="float" office:value="34.544259437298528" table:style-name="ce6">
            <text:p>34,54</text:p>
          </table:table-cell>
          <table:table-cell office:value-type="float" office:value="16.055349815109125" table:style-name="ce6">
            <text:p>16,06</text:p>
          </table:table-cell>
          <table:table-cell office:value-type="float" office:value="24.745555038485115" table:style-name="ce6">
            <text:p>24,75</text:p>
          </table:table-cell>
          <table:table-cell office:value-type="float" office:value="29.865979150186064" table:style-name="ce6">
            <text:p>29,87</text:p>
          </table:table-cell>
          <table:table-cell office:value-type="float" office:value="15.34687404976318" table:style-name="ce6">
            <text:p>15,35</text:p>
          </table:table-cell>
          <table:table-cell office:value-type="float" office:value="33.011781318593762" table:style-name="ce6">
            <text:p>33,01</text:p>
          </table:table-cell>
          <table:table-cell office:value-type="float" office:value="32.879231981297409" table:style-name="ce6">
            <text:p>32,88</text:p>
          </table:table-cell>
          <table:table-cell table:number-columns-repeated="16359"/>
        </table:table-row>
        <table:table-row table:style-name="ro1">
          <table:table-cell office:value-type="date" office:date-value="2020-07-09T00:00:00" table:style-name="ce3">
            <text:p>09.07.2020</text:p>
          </table:table-cell>
          <table:table-cell office:value-type="float" office:value="29.636203209208595" table:style-name="ce6">
            <text:p>29,64</text:p>
          </table:table-cell>
          <table:table-cell office:value-type="float" office:value="16.354599082425455" table:style-name="ce6">
            <text:p>16,35</text:p>
          </table:table-cell>
          <table:table-cell office:value-type="float" office:value="25.737725024289947" table:style-name="ce6">
            <text:p>25,74</text:p>
          </table:table-cell>
          <table:table-cell office:value-type="float" office:value="24.596683842225858" table:style-name="ce6">
            <text:p>24,60</text:p>
          </table:table-cell>
          <table:table-cell office:value-type="float" office:value="30.459971257199879" table:style-name="ce6">
            <text:p>30,46</text:p>
          </table:table-cell>
          <table:table-cell office:value-type="float" office:value="34.004421842338871" table:style-name="ce6">
            <text:p>34,00</text:p>
          </table:table-cell>
          <table:table-cell office:value-type="float" office:value="17.437102526446864" table:style-name="ce6">
            <text:p>17,44</text:p>
          </table:table-cell>
          <table:table-cell office:value-type="float" office:value="30.473976336506048" table:style-name="ce6">
            <text:p>30,47</text:p>
          </table:table-cell>
          <table:table-cell office:value-type="float" office:value="26.565404350595699" table:style-name="ce6">
            <text:p>26,57</text:p>
          </table:table-cell>
          <table:table-cell office:value-type="float" office:value="19.535226177782182" table:style-name="ce6">
            <text:p>19,54</text:p>
          </table:table-cell>
          <table:table-cell office:value-type="float" office:value="31.76571386448283" table:style-name="ce6">
            <text:p>31,77</text:p>
          </table:table-cell>
          <table:table-cell office:value-type="float" office:value="23.518053496679592" table:style-name="ce6">
            <text:p>23,52</text:p>
          </table:table-cell>
          <table:table-cell office:value-type="float" office:value="25.352554215859492" table:style-name="ce6">
            <text:p>25,35</text:p>
          </table:table-cell>
          <table:table-cell office:value-type="float" office:value="22.413597166897151" table:style-name="ce6">
            <text:p>22,41</text:p>
          </table:table-cell>
          <table:table-cell office:value-type="float" office:value="16.923480258945368" table:style-name="ce6">
            <text:p>16,92</text:p>
          </table:table-cell>
          <table:table-cell office:value-type="float" office:value="34.297255710066999" table:style-name="ce6">
            <text:p>34,30</text:p>
          </table:table-cell>
          <table:table-cell office:value-type="float" office:value="28.538090081494595" table:style-name="ce6">
            <text:p>28,54</text:p>
          </table:table-cell>
          <table:table-cell office:value-type="float" office:value="31.337911063423501" table:style-name="ce6">
            <text:p>31,34</text:p>
          </table:table-cell>
          <table:table-cell office:value-type="float" office:value="25.201171002443761" table:style-name="ce6">
            <text:p>25,20</text:p>
          </table:table-cell>
          <table:table-cell office:value-type="float" office:value="24.336007741969286" table:style-name="ce6">
            <text:p>24,34</text:p>
          </table:table-cell>
          <table:table-cell office:value-type="float" office:value="31.942147625413821" table:style-name="ce6">
            <text:p>31,94</text:p>
          </table:table-cell>
          <table:table-cell office:value-type="float" office:value="30.897032787916103" table:style-name="ce6">
            <text:p>30,90</text:p>
          </table:table-cell>
          <table:table-cell office:value-type="float" office:value="21.146969336042773" table:style-name="ce6">
            <text:p>21,15</text:p>
          </table:table-cell>
          <table:table-cell office:value-type="float" office:value="25.10415492933037" table:style-name="ce6">
            <text:p>25,10</text:p>
          </table:table-cell>
          <table:table-cell table:number-columns-repeated="16359"/>
        </table:table-row>
        <table:table-row table:style-name="ro1">
          <table:table-cell office:value-type="date" office:date-value="2020-07-10T00:00:00" table:style-name="ce3">
            <text:p>10.07.2020</text:p>
          </table:table-cell>
          <table:table-cell office:value-type="float" office:value="22.169273313996776" table:style-name="ce6">
            <text:p>22,17</text:p>
          </table:table-cell>
          <table:table-cell office:value-type="float" office:value="28.914499908602458" table:style-name="ce6">
            <text:p>28,91</text:p>
          </table:table-cell>
          <table:table-cell office:value-type="float" office:value="26.147255238423725" table:style-name="ce6">
            <text:p>26,15</text:p>
          </table:table-cell>
          <table:table-cell office:value-type="float" office:value="23.222076758754692" table:style-name="ce6">
            <text:p>23,22</text:p>
          </table:table-cell>
          <table:table-cell office:value-type="float" office:value="33.612121247456983" table:style-name="ce6">
            <text:p>33,61</text:p>
          </table:table-cell>
          <table:table-cell office:value-type="float" office:value="15.177946200078944" table:style-name="ce6">
            <text:p>15,18</text:p>
          </table:table-cell>
          <table:table-cell office:value-type="float" office:value="33.616675843378474" table:style-name="ce6">
            <text:p>33,62</text:p>
          </table:table-cell>
          <table:table-cell office:value-type="float" office:value="29.243796862411834" table:style-name="ce6">
            <text:p>29,24</text:p>
          </table:table-cell>
          <table:table-cell office:value-type="float" office:value="28.223151085067201" table:style-name="ce6">
            <text:p>28,22</text:p>
          </table:table-cell>
          <table:table-cell office:value-type="float" office:value="17.068807437221039" table:style-name="ce6">
            <text:p>17,07</text:p>
          </table:table-cell>
          <table:table-cell office:value-type="float" office:value="33.740635297126474" table:style-name="ce6">
            <text:p>33,74</text:p>
          </table:table-cell>
          <table:table-cell office:value-type="float" office:value="25.384597885159128" table:style-name="ce6">
            <text:p>25,38</text:p>
          </table:table-cell>
          <table:table-cell office:value-type="float" office:value="27.347479856355505" table:style-name="ce6">
            <text:p>27,35</text:p>
          </table:table-cell>
          <table:table-cell office:value-type="float" office:value="26.775592441499469" table:style-name="ce6">
            <text:p>26,78</text:p>
          </table:table-cell>
          <table:table-cell office:value-type="float" office:value="32.368665707300906" table:style-name="ce6">
            <text:p>32,37</text:p>
          </table:table-cell>
          <table:table-cell office:value-type="float" office:value="28.793560469591537" table:style-name="ce6">
            <text:p>28,79</text:p>
          </table:table-cell>
          <table:table-cell office:value-type="float" office:value="33.395731888955453" table:style-name="ce6">
            <text:p>33,40</text:p>
          </table:table-cell>
          <table:table-cell office:value-type="float" office:value="33.9469482115761" table:style-name="ce6">
            <text:p>33,95</text:p>
          </table:table-cell>
          <table:table-cell office:value-type="float" office:value="30.923451526316697" table:style-name="ce6">
            <text:p>30,92</text:p>
          </table:table-cell>
          <table:table-cell office:value-type="float" office:value="29.313614280399563" table:style-name="ce6">
            <text:p>29,31</text:p>
          </table:table-cell>
          <table:table-cell office:value-type="float" office:value="27.94695964540535" table:style-name="ce6">
            <text:p>27,95</text:p>
          </table:table-cell>
          <table:table-cell office:value-type="float" office:value="29.090598428590269" table:style-name="ce6">
            <text:p>29,09</text:p>
          </table:table-cell>
          <table:table-cell office:value-type="float" office:value="17.390084366779821" table:style-name="ce6">
            <text:p>17,39</text:p>
          </table:table-cell>
          <table:table-cell office:value-type="float" office:value="24.501096584466815" table:style-name="ce6">
            <text:p>24,50</text:p>
          </table:table-cell>
          <table:table-cell table:number-columns-repeated="16359"/>
        </table:table-row>
        <table:table-row table:style-name="ro1">
          <table:table-cell office:value-type="date" office:date-value="2020-07-11T00:00:00" table:style-name="ce3">
            <text:p>11.07.2020</text:p>
          </table:table-cell>
          <table:table-cell office:value-type="float" office:value="20.858225549547278" table:style-name="ce6">
            <text:p>20,86</text:p>
          </table:table-cell>
          <table:table-cell office:value-type="float" office:value="30.820436106960337" table:style-name="ce6">
            <text:p>30,82</text:p>
          </table:table-cell>
          <table:table-cell office:value-type="float" office:value="28.641099301472437" table:style-name="ce6">
            <text:p>28,64</text:p>
          </table:table-cell>
          <table:table-cell office:value-type="float" office:value="18.757628988080544" table:style-name="ce6">
            <text:p>18,76</text:p>
          </table:table-cell>
          <table:table-cell office:value-type="float" office:value="24.47207254504584" table:style-name="ce6">
            <text:p>24,47</text:p>
          </table:table-cell>
          <table:table-cell office:value-type="float" office:value="29.607814933466692" table:style-name="ce6">
            <text:p>29,61</text:p>
          </table:table-cell>
          <table:table-cell office:value-type="float" office:value="33.880127175258004" table:style-name="ce6">
            <text:p>33,88</text:p>
          </table:table-cell>
          <table:table-cell office:value-type="float" office:value="23.574096821925124" table:style-name="ce6">
            <text:p>23,57</text:p>
          </table:table-cell>
          <table:table-cell office:value-type="float" office:value="18.558322050366549" table:style-name="ce6">
            <text:p>18,56</text:p>
          </table:table-cell>
          <table:table-cell office:value-type="float" office:value="28.027198600820796" table:style-name="ce6">
            <text:p>28,03</text:p>
          </table:table-cell>
          <table:table-cell office:value-type="float" office:value="29.288020107229229" table:style-name="ce6">
            <text:p>29,29</text:p>
          </table:table-cell>
          <table:table-cell office:value-type="float" office:value="17.648583617513157" table:style-name="ce6">
            <text:p>17,65</text:p>
          </table:table-cell>
          <table:table-cell office:value-type="float" office:value="25.008387930629844" table:style-name="ce6">
            <text:p>25,01</text:p>
          </table:table-cell>
          <table:table-cell office:value-type="float" office:value="21.696134391448243" table:style-name="ce6">
            <text:p>21,70</text:p>
          </table:table-cell>
          <table:table-cell office:value-type="float" office:value="18.627369835010647" table:style-name="ce6">
            <text:p>18,63</text:p>
          </table:table-cell>
          <table:table-cell office:value-type="float" office:value="19.590654419632493" table:style-name="ce6">
            <text:p>19,59</text:p>
          </table:table-cell>
          <table:table-cell office:value-type="float" office:value="21.45369674871759" table:style-name="ce6">
            <text:p>21,45</text:p>
          </table:table-cell>
          <table:table-cell office:value-type="float" office:value="26.880790183609644" table:style-name="ce6">
            <text:p>26,88</text:p>
          </table:table-cell>
          <table:table-cell office:value-type="float" office:value="34.018954548268837" table:style-name="ce6">
            <text:p>34,02</text:p>
          </table:table-cell>
          <table:table-cell office:value-type="float" office:value="27.024832953749637" table:style-name="ce6">
            <text:p>27,02</text:p>
          </table:table-cell>
          <table:table-cell office:value-type="float" office:value="29.249589567578582" table:style-name="ce6">
            <text:p>29,25</text:p>
          </table:table-cell>
          <table:table-cell office:value-type="float" office:value="29.692498599425747" table:style-name="ce6">
            <text:p>29,69</text:p>
          </table:table-cell>
          <table:table-cell office:value-type="float" office:value="26.988635084317579" table:style-name="ce6">
            <text:p>26,99</text:p>
          </table:table-cell>
          <table:table-cell office:value-type="float" office:value="19.658569173582592" table:style-name="ce6">
            <text:p>19,66</text:p>
          </table:table-cell>
          <table:table-cell table:number-columns-repeated="16359"/>
        </table:table-row>
        <table:table-row table:style-name="ro1">
          <table:table-cell office:value-type="date" office:date-value="2020-07-12T00:00:00" table:style-name="ce3">
            <text:p>12.07.2020</text:p>
          </table:table-cell>
          <table:table-cell office:value-type="float" office:value="29.91961423267168" table:style-name="ce6">
            <text:p>29,92</text:p>
          </table:table-cell>
          <table:table-cell office:value-type="float" office:value="27.328056035976157" table:style-name="ce6">
            <text:p>27,33</text:p>
          </table:table-cell>
          <table:table-cell office:value-type="float" office:value="24.792687817059402" table:style-name="ce6">
            <text:p>24,79</text:p>
          </table:table-cell>
          <table:table-cell office:value-type="float" office:value="27.064740648202502" table:style-name="ce6">
            <text:p>27,06</text:p>
          </table:table-cell>
          <table:table-cell office:value-type="float" office:value="27.463111322659763" table:style-name="ce6">
            <text:p>27,46</text:p>
          </table:table-cell>
          <table:table-cell office:value-type="float" office:value="29.80387392929299" table:style-name="ce6">
            <text:p>29,80</text:p>
          </table:table-cell>
          <table:table-cell office:value-type="float" office:value="22.142346627762418" table:style-name="ce6">
            <text:p>22,14</text:p>
          </table:table-cell>
          <table:table-cell office:value-type="float" office:value="27.473434037299828" table:style-name="ce6">
            <text:p>27,47</text:p>
          </table:table-cell>
          <table:table-cell office:value-type="float" office:value="26.771895677721343" table:style-name="ce6">
            <text:p>26,77</text:p>
          </table:table-cell>
          <table:table-cell office:value-type="float" office:value="31.139891904986463" table:style-name="ce6">
            <text:p>31,14</text:p>
          </table:table-cell>
          <table:table-cell office:value-type="float" office:value="28.484768069990192" table:style-name="ce6">
            <text:p>28,48</text:p>
          </table:table-cell>
          <table:table-cell office:value-type="float" office:value="16.511394283064536" table:style-name="ce6">
            <text:p>16,51</text:p>
          </table:table-cell>
          <table:table-cell office:value-type="float" office:value="23.954429047475003" table:style-name="ce6">
            <text:p>23,95</text:p>
          </table:table-cell>
          <table:table-cell office:value-type="float" office:value="15.614002142246907" table:style-name="ce6">
            <text:p>15,61</text:p>
          </table:table-cell>
          <table:table-cell office:value-type="float" office:value="24.794464965481353" table:style-name="ce6">
            <text:p>24,79</text:p>
          </table:table-cell>
          <table:table-cell office:value-type="float" office:value="16.107442589647629" table:style-name="ce6">
            <text:p>16,11</text:p>
          </table:table-cell>
          <table:table-cell office:value-type="float" office:value="28.505330680538471" table:style-name="ce6">
            <text:p>28,51</text:p>
          </table:table-cell>
          <table:table-cell office:value-type="float" office:value="32.820022352391533" table:style-name="ce6">
            <text:p>32,82</text:p>
          </table:table-cell>
          <table:table-cell office:value-type="float" office:value="29.404211869660486" table:style-name="ce6">
            <text:p>29,40</text:p>
          </table:table-cell>
          <table:table-cell office:value-type="float" office:value="30.848974195037755" table:style-name="ce6">
            <text:p>30,85</text:p>
          </table:table-cell>
          <table:table-cell office:value-type="float" office:value="24.034155415295182" table:style-name="ce6">
            <text:p>24,03</text:p>
          </table:table-cell>
          <table:table-cell office:value-type="float" office:value="16.927084094218053" table:style-name="ce6">
            <text:p>16,93</text:p>
          </table:table-cell>
          <table:table-cell office:value-type="float" office:value="24.856868092396326" table:style-name="ce6">
            <text:p>24,86</text:p>
          </table:table-cell>
          <table:table-cell office:value-type="float" office:value="33.745652601157069" table:style-name="ce6">
            <text:p>33,75</text:p>
          </table:table-cell>
          <table:table-cell table:number-columns-repeated="16359"/>
        </table:table-row>
        <table:table-row table:style-name="ro1">
          <table:table-cell office:value-type="date" office:date-value="2020-07-13T00:00:00" table:style-name="ce3">
            <text:p>13.07.2020</text:p>
          </table:table-cell>
          <table:table-cell office:value-type="float" office:value="21.723713985632084" table:style-name="ce6">
            <text:p>21,72</text:p>
          </table:table-cell>
          <table:table-cell office:value-type="float" office:value="18.42175517039308" table:style-name="ce6">
            <text:p>18,42</text:p>
          </table:table-cell>
          <table:table-cell office:value-type="float" office:value="24.719603829888698" table:style-name="ce6">
            <text:p>24,72</text:p>
          </table:table-cell>
          <table:table-cell office:value-type="float" office:value="34.687042588744646" table:style-name="ce6">
            <text:p>34,69</text:p>
          </table:table-cell>
          <table:table-cell office:value-type="float" office:value="34.95291168549506" table:style-name="ce6">
            <text:p>34,95</text:p>
          </table:table-cell>
          <table:table-cell office:value-type="float" office:value="19.292171008376918" table:style-name="ce6">
            <text:p>19,29</text:p>
          </table:table-cell>
          <table:table-cell office:value-type="float" office:value="31.715268181398841" table:style-name="ce6">
            <text:p>31,72</text:p>
          </table:table-cell>
          <table:table-cell office:value-type="float" office:value="21.510891834978853" table:style-name="ce6">
            <text:p>21,51</text:p>
          </table:table-cell>
          <table:table-cell office:value-type="float" office:value="27.412923103595165" table:style-name="ce6">
            <text:p>27,41</text:p>
          </table:table-cell>
          <table:table-cell office:value-type="float" office:value="19.633380649627448" table:style-name="ce6">
            <text:p>19,63</text:p>
          </table:table-cell>
          <table:table-cell office:value-type="float" office:value="29.827045878403137" table:style-name="ce6">
            <text:p>29,83</text:p>
          </table:table-cell>
          <table:table-cell office:value-type="float" office:value="18.890498312948242" table:style-name="ce6">
            <text:p>18,89</text:p>
          </table:table-cell>
          <table:table-cell office:value-type="float" office:value="29.038572403658407" table:style-name="ce6">
            <text:p>29,04</text:p>
          </table:table-cell>
          <table:table-cell office:value-type="float" office:value="17.45781637534963" table:style-name="ce6">
            <text:p>17,46</text:p>
          </table:table-cell>
          <table:table-cell office:value-type="float" office:value="22.818812323216488" table:style-name="ce6">
            <text:p>22,82</text:p>
          </table:table-cell>
          <table:table-cell office:value-type="float" office:value="15.405213086544848" table:style-name="ce6">
            <text:p>15,41</text:p>
          </table:table-cell>
          <table:table-cell office:value-type="float" office:value="33.319372147054423" table:style-name="ce6">
            <text:p>33,32</text:p>
          </table:table-cell>
          <table:table-cell office:value-type="float" office:value="18.291156394325334" table:style-name="ce6">
            <text:p>18,29</text:p>
          </table:table-cell>
          <table:table-cell office:value-type="float" office:value="15.863053740359094" table:style-name="ce6">
            <text:p>15,86</text:p>
          </table:table-cell>
          <table:table-cell office:value-type="float" office:value="16.427916079614505" table:style-name="ce6">
            <text:p>16,43</text:p>
          </table:table-cell>
          <table:table-cell office:value-type="float" office:value="26.208423117449122" table:style-name="ce6">
            <text:p>26,21</text:p>
          </table:table-cell>
          <table:table-cell office:value-type="float" office:value="28.375835433036062" table:style-name="ce6">
            <text:p>28,38</text:p>
          </table:table-cell>
          <table:table-cell office:value-type="float" office:value="22.998906585379608" table:style-name="ce6">
            <text:p>23,00</text:p>
          </table:table-cell>
          <table:table-cell office:value-type="float" office:value="28.145820453569772" table:style-name="ce6">
            <text:p>28,15</text:p>
          </table:table-cell>
          <table:table-cell table:number-columns-repeated="16359"/>
        </table:table-row>
        <table:table-row table:style-name="ro1">
          <table:table-cell office:value-type="date" office:date-value="2020-07-14T00:00:00" table:style-name="ce3">
            <text:p>14.07.2020</text:p>
          </table:table-cell>
          <table:table-cell office:value-type="float" office:value="16.788852128819453" table:style-name="ce6">
            <text:p>16,79</text:p>
          </table:table-cell>
          <table:table-cell office:value-type="float" office:value="25.883517584175337" table:style-name="ce6">
            <text:p>25,88</text:p>
          </table:table-cell>
          <table:table-cell office:value-type="float" office:value="20.008231552151862" table:style-name="ce6">
            <text:p>20,01</text:p>
          </table:table-cell>
          <table:table-cell office:value-type="float" office:value="23.445692407323101" table:style-name="ce6">
            <text:p>23,45</text:p>
          </table:table-cell>
          <table:table-cell office:value-type="float" office:value="25.30506605610217" table:style-name="ce6">
            <text:p>25,31</text:p>
          </table:table-cell>
          <table:table-cell office:value-type="float" office:value="33.781057816169067" table:style-name="ce6">
            <text:p>33,78</text:p>
          </table:table-cell>
          <table:table-cell office:value-type="float" office:value="15.442295679055615" table:style-name="ce6">
            <text:p>15,44</text:p>
          </table:table-cell>
          <table:table-cell office:value-type="float" office:value="23.193399597951515" table:style-name="ce6">
            <text:p>23,19</text:p>
          </table:table-cell>
          <table:table-cell office:value-type="float" office:value="23.467745972302325" table:style-name="ce6">
            <text:p>23,47</text:p>
          </table:table-cell>
          <table:table-cell office:value-type="float" office:value="17.681107885237633" table:style-name="ce6">
            <text:p>17,68</text:p>
          </table:table-cell>
          <table:table-cell office:value-type="float" office:value="19.546229199731918" table:style-name="ce6">
            <text:p>19,55</text:p>
          </table:table-cell>
          <table:table-cell office:value-type="float" office:value="34.602103200874296" table:style-name="ce6">
            <text:p>34,60</text:p>
          </table:table-cell>
          <table:table-cell office:value-type="float" office:value="20.595093335998925" table:style-name="ce6">
            <text:p>20,60</text:p>
          </table:table-cell>
          <table:table-cell office:value-type="float" office:value="24.9133454602295" table:style-name="ce6">
            <text:p>24,91</text:p>
          </table:table-cell>
          <table:table-cell office:value-type="float" office:value="24.427966288314522" table:style-name="ce6">
            <text:p>24,43</text:p>
          </table:table-cell>
          <table:table-cell office:value-type="float" office:value="34.096366305614815" table:style-name="ce6">
            <text:p>34,10</text:p>
          </table:table-cell>
          <table:table-cell office:value-type="float" office:value="32.515476938557853" table:style-name="ce6">
            <text:p>32,52</text:p>
          </table:table-cell>
          <table:table-cell office:value-type="float" office:value="32.516304073276473" table:style-name="ce6">
            <text:p>32,52</text:p>
          </table:table-cell>
          <table:table-cell office:value-type="float" office:value="17.605018170441717" table:style-name="ce6">
            <text:p>17,61</text:p>
          </table:table-cell>
          <table:table-cell office:value-type="float" office:value="17.172472350090114" table:style-name="ce6">
            <text:p>17,17</text:p>
          </table:table-cell>
          <table:table-cell office:value-type="float" office:value="21.82106951774368" table:style-name="ce6">
            <text:p>21,82</text:p>
          </table:table-cell>
          <table:table-cell office:value-type="float" office:value="31.61087003954249" table:style-name="ce6">
            <text:p>31,61</text:p>
          </table:table-cell>
          <table:table-cell office:value-type="float" office:value="25.662432638124443" table:style-name="ce6">
            <text:p>25,66</text:p>
          </table:table-cell>
          <table:table-cell office:value-type="float" office:value="26.825451495746776" table:style-name="ce6">
            <text:p>26,83</text:p>
          </table:table-cell>
          <table:table-cell table:number-columns-repeated="16359"/>
        </table:table-row>
        <table:table-row table:style-name="ro1">
          <table:table-cell office:value-type="date" office:date-value="2020-07-15T00:00:00" table:style-name="ce3">
            <text:p>15.07.2020</text:p>
          </table:table-cell>
          <table:table-cell office:value-type="float" office:value="20.475751637386285" table:style-name="ce6">
            <text:p>20,48</text:p>
          </table:table-cell>
          <table:table-cell office:value-type="float" office:value="22.877098324839906" table:style-name="ce6">
            <text:p>22,88</text:p>
          </table:table-cell>
          <table:table-cell office:value-type="float" office:value="20.362564381510751" table:style-name="ce6">
            <text:p>20,36</text:p>
          </table:table-cell>
          <table:table-cell office:value-type="float" office:value="17.727709761200305" table:style-name="ce6">
            <text:p>17,73</text:p>
          </table:table-cell>
          <table:table-cell office:value-type="float" office:value="27.541727919445371" table:style-name="ce6">
            <text:p>27,54</text:p>
          </table:table-cell>
          <table:table-cell office:value-type="float" office:value="22.545872615714224" table:style-name="ce6">
            <text:p>22,55</text:p>
          </table:table-cell>
          <table:table-cell office:value-type="float" office:value="30.671420612129211" table:style-name="ce6">
            <text:p>30,67</text:p>
          </table:table-cell>
          <table:table-cell office:value-type="float" office:value="24.64664319179283" table:style-name="ce6">
            <text:p>24,65</text:p>
          </table:table-cell>
          <table:table-cell office:value-type="float" office:value="33.233395341601238" table:style-name="ce6">
            <text:p>33,23</text:p>
          </table:table-cell>
          <table:table-cell office:value-type="float" office:value="24.463438858644462" table:style-name="ce6">
            <text:p>24,46</text:p>
          </table:table-cell>
          <table:table-cell office:value-type="float" office:value="19.543584812623351" table:style-name="ce6">
            <text:p>19,54</text:p>
          </table:table-cell>
          <table:table-cell office:value-type="float" office:value="20.876132436530721" table:style-name="ce6">
            <text:p>20,88</text:p>
          </table:table-cell>
          <table:table-cell office:value-type="float" office:value="34.484444772830706" table:style-name="ce6">
            <text:p>34,48</text:p>
          </table:table-cell>
          <table:table-cell office:value-type="float" office:value="22.520515497087949" table:style-name="ce6">
            <text:p>22,52</text:p>
          </table:table-cell>
          <table:table-cell office:value-type="float" office:value="32.839243070967441" table:style-name="ce6">
            <text:p>32,84</text:p>
          </table:table-cell>
          <table:table-cell office:value-type="float" office:value="20.641284659832429" table:style-name="ce6">
            <text:p>20,64</text:p>
          </table:table-cell>
          <table:table-cell office:value-type="float" office:value="21.650624867245615" table:style-name="ce6">
            <text:p>21,65</text:p>
          </table:table-cell>
          <table:table-cell office:value-type="float" office:value="22.18035876911906" table:style-name="ce6">
            <text:p>22,18</text:p>
          </table:table-cell>
          <table:table-cell office:value-type="float" office:value="33.472710929026512" table:style-name="ce6">
            <text:p>33,47</text:p>
          </table:table-cell>
          <table:table-cell office:value-type="float" office:value="19.565321560723135" table:style-name="ce6">
            <text:p>19,57</text:p>
          </table:table-cell>
          <table:table-cell office:value-type="float" office:value="19.093707037979467" table:style-name="ce6">
            <text:p>19,09</text:p>
          </table:table-cell>
          <table:table-cell office:value-type="float" office:value="22.059840576881754" table:style-name="ce6">
            <text:p>22,06</text:p>
          </table:table-cell>
          <table:table-cell office:value-type="float" office:value="24.933867009161826" table:style-name="ce6">
            <text:p>24,93</text:p>
          </table:table-cell>
          <table:table-cell office:value-type="float" office:value="29.303909009817517" table:style-name="ce6">
            <text:p>29,30</text:p>
          </table:table-cell>
          <table:table-cell table:number-columns-repeated="16359"/>
        </table:table-row>
        <table:table-row table:style-name="ro1">
          <table:table-cell office:value-type="date" office:date-value="2020-07-16T00:00:00" table:style-name="ce3">
            <text:p>16.07.2020</text:p>
          </table:table-cell>
          <table:table-cell office:value-type="float" office:value="33.876686754581684" table:style-name="ce6">
            <text:p>33,88</text:p>
          </table:table-cell>
          <table:table-cell office:value-type="float" office:value="25.059122981385713" table:style-name="ce6">
            <text:p>25,06</text:p>
          </table:table-cell>
          <table:table-cell office:value-type="float" office:value="17.739982988976081" table:style-name="ce6">
            <text:p>17,74</text:p>
          </table:table-cell>
          <table:table-cell office:value-type="float" office:value="30.583474503221336" table:style-name="ce6">
            <text:p>30,58</text:p>
          </table:table-cell>
          <table:table-cell office:value-type="float" office:value="28.135075641441016" table:style-name="ce6">
            <text:p>28,14</text:p>
          </table:table-cell>
          <table:table-cell office:value-type="float" office:value="25.578316754919648" table:style-name="ce6">
            <text:p>25,58</text:p>
          </table:table-cell>
          <table:table-cell office:value-type="float" office:value="34.018664771153738" table:style-name="ce6">
            <text:p>34,02</text:p>
          </table:table-cell>
          <table:table-cell office:value-type="float" office:value="27.318476978771358" table:style-name="ce6">
            <text:p>27,32</text:p>
          </table:table-cell>
          <table:table-cell office:value-type="float" office:value="28.118142155941477" table:style-name="ce6">
            <text:p>28,12</text:p>
          </table:table-cell>
          <table:table-cell office:value-type="float" office:value="33.602566194378298" table:style-name="ce6">
            <text:p>33,60</text:p>
          </table:table-cell>
          <table:table-cell office:value-type="float" office:value="21.141900959959479" table:style-name="ce6">
            <text:p>21,14</text:p>
          </table:table-cell>
          <table:table-cell office:value-type="float" office:value="17.851737729713939" table:style-name="ce6">
            <text:p>17,85</text:p>
          </table:table-cell>
          <table:table-cell office:value-type="float" office:value="20.429319151709748" table:style-name="ce6">
            <text:p>20,43</text:p>
          </table:table-cell>
          <table:table-cell office:value-type="float" office:value="32.770830976794144" table:style-name="ce6">
            <text:p>32,77</text:p>
          </table:table-cell>
          <table:table-cell office:value-type="float" office:value="18.107315237308008" table:style-name="ce6">
            <text:p>18,11</text:p>
          </table:table-cell>
          <table:table-cell office:value-type="float" office:value="17.585026386755398" table:style-name="ce6">
            <text:p>17,59</text:p>
          </table:table-cell>
          <table:table-cell office:value-type="float" office:value="29.542842745744686" table:style-name="ce6">
            <text:p>29,54</text:p>
          </table:table-cell>
          <table:table-cell office:value-type="float" office:value="16.232794984154427" table:style-name="ce6">
            <text:p>16,23</text:p>
          </table:table-cell>
          <table:table-cell office:value-type="float" office:value="34.772248531531446" table:style-name="ce6">
            <text:p>34,77</text:p>
          </table:table-cell>
          <table:table-cell office:value-type="float" office:value="21.518069414793494" table:style-name="ce6">
            <text:p>21,52</text:p>
          </table:table-cell>
          <table:table-cell office:value-type="float" office:value="19.113496416511566" table:style-name="ce6">
            <text:p>19,11</text:p>
          </table:table-cell>
          <table:table-cell office:value-type="float" office:value="32.393146121105083" table:style-name="ce6">
            <text:p>32,39</text:p>
          </table:table-cell>
          <table:table-cell office:value-type="float" office:value="22.594317351084442" table:style-name="ce6">
            <text:p>22,59</text:p>
          </table:table-cell>
          <table:table-cell office:value-type="float" office:value="28.912577445221611" table:style-name="ce6">
            <text:p>28,91</text:p>
          </table:table-cell>
          <table:table-cell table:number-columns-repeated="16359"/>
        </table:table-row>
        <table:table-row table:style-name="ro1">
          <table:table-cell office:value-type="date" office:date-value="2020-07-17T00:00:00" table:style-name="ce3">
            <text:p>17.07.2020</text:p>
          </table:table-cell>
          <table:table-cell office:value-type="float" office:value="33.251185053886658" table:style-name="ce6">
            <text:p>33,25</text:p>
          </table:table-cell>
          <table:table-cell office:value-type="float" office:value="17.267159563134335" table:style-name="ce6">
            <text:p>17,27</text:p>
          </table:table-cell>
          <table:table-cell office:value-type="float" office:value="28.981810377535705" table:style-name="ce6">
            <text:p>28,98</text:p>
          </table:table-cell>
          <table:table-cell office:value-type="float" office:value="23.556856300120835" table:style-name="ce6">
            <text:p>23,56</text:p>
          </table:table-cell>
          <table:table-cell office:value-type="float" office:value="31.58014817338583" table:style-name="ce6">
            <text:p>31,58</text:p>
          </table:table-cell>
          <table:table-cell office:value-type="float" office:value="31.828359700999897" table:style-name="ce6">
            <text:p>31,83</text:p>
          </table:table-cell>
          <table:table-cell office:value-type="float" office:value="26.758974364225701" table:style-name="ce6">
            <text:p>26,76</text:p>
          </table:table-cell>
          <table:table-cell office:value-type="float" office:value="25.183209472827109" table:style-name="ce6">
            <text:p>25,18</text:p>
          </table:table-cell>
          <table:table-cell office:value-type="float" office:value="34.42208494643873" table:style-name="ce6">
            <text:p>34,42</text:p>
          </table:table-cell>
          <table:table-cell office:value-type="float" office:value="21.413560641010157" table:style-name="ce6">
            <text:p>21,41</text:p>
          </table:table-cell>
          <table:table-cell office:value-type="float" office:value="21.788360442001554" table:style-name="ce6">
            <text:p>21,79</text:p>
          </table:table-cell>
          <table:table-cell office:value-type="float" office:value="30.035312515772752" table:style-name="ce6">
            <text:p>30,04</text:p>
          </table:table-cell>
          <table:table-cell office:value-type="float" office:value="34.437062904978717" table:style-name="ce6">
            <text:p>34,44</text:p>
          </table:table-cell>
          <table:table-cell office:value-type="float" office:value="16.642474245559868" table:style-name="ce6">
            <text:p>16,64</text:p>
          </table:table-cell>
          <table:table-cell office:value-type="float" office:value="26.080279356701052" table:style-name="ce6">
            <text:p>26,08</text:p>
          </table:table-cell>
          <table:table-cell office:value-type="float" office:value="26.762085700507242" table:style-name="ce6">
            <text:p>26,76</text:p>
          </table:table-cell>
          <table:table-cell office:value-type="float" office:value="25.200921567881899" table:style-name="ce6">
            <text:p>25,20</text:p>
          </table:table-cell>
          <table:table-cell office:value-type="float" office:value="22.81549539427164" table:style-name="ce6">
            <text:p>22,82</text:p>
          </table:table-cell>
          <table:table-cell office:value-type="float" office:value="17.996314934427936" table:style-name="ce6">
            <text:p>18,00</text:p>
          </table:table-cell>
          <table:table-cell office:value-type="float" office:value="18.493785252408109" table:style-name="ce6">
            <text:p>18,49</text:p>
          </table:table-cell>
          <table:table-cell office:value-type="float" office:value="29.196819956562184" table:style-name="ce6">
            <text:p>29,20</text:p>
          </table:table-cell>
          <table:table-cell office:value-type="float" office:value="21.274653357420657" table:style-name="ce6">
            <text:p>21,27</text:p>
          </table:table-cell>
          <table:table-cell office:value-type="float" office:value="18.106679953456439" table:style-name="ce6">
            <text:p>18,11</text:p>
          </table:table-cell>
          <table:table-cell office:value-type="float" office:value="26.100776307077425" table:style-name="ce6">
            <text:p>26,10</text:p>
          </table:table-cell>
          <table:table-cell table:number-columns-repeated="16359"/>
        </table:table-row>
        <table:table-row table:style-name="ro1">
          <table:table-cell office:value-type="date" office:date-value="2020-07-18T00:00:00" table:style-name="ce3">
            <text:p>18.07.2020</text:p>
          </table:table-cell>
          <table:table-cell office:value-type="float" office:value="19.093204873096298" table:style-name="ce6">
            <text:p>19,09</text:p>
          </table:table-cell>
          <table:table-cell office:value-type="float" office:value="15.464617136904481" table:style-name="ce6">
            <text:p>15,46</text:p>
          </table:table-cell>
          <table:table-cell office:value-type="float" office:value="31.381779571626172" table:style-name="ce6">
            <text:p>31,38</text:p>
          </table:table-cell>
          <table:table-cell office:value-type="float" office:value="17.349072121657279" table:style-name="ce6">
            <text:p>17,35</text:p>
          </table:table-cell>
          <table:table-cell office:value-type="float" office:value="30.703998290538031" table:style-name="ce6">
            <text:p>30,70</text:p>
          </table:table-cell>
          <table:table-cell office:value-type="float" office:value="16.995871153904677" table:style-name="ce6">
            <text:p>17,00</text:p>
          </table:table-cell>
          <table:table-cell office:value-type="float" office:value="18.229069460875337" table:style-name="ce6">
            <text:p>18,23</text:p>
          </table:table-cell>
          <table:table-cell office:value-type="float" office:value="34.456236685172442" table:style-name="ce6">
            <text:p>34,46</text:p>
          </table:table-cell>
          <table:table-cell office:value-type="float" office:value="21.259696237455437" table:style-name="ce6">
            <text:p>21,26</text:p>
          </table:table-cell>
          <table:table-cell office:value-type="float" office:value="26.644414857452919" table:style-name="ce6">
            <text:p>26,64</text:p>
          </table:table-cell>
          <table:table-cell office:value-type="float" office:value="24.784967873416122" table:style-name="ce6">
            <text:p>24,78</text:p>
          </table:table-cell>
          <table:table-cell office:value-type="float" office:value="25.104322621609541" table:style-name="ce6">
            <text:p>25,10</text:p>
          </table:table-cell>
          <table:table-cell office:value-type="float" office:value="33.355618306747473" table:style-name="ce6">
            <text:p>33,36</text:p>
          </table:table-cell>
          <table:table-cell office:value-type="float" office:value="25.241981320234828" table:style-name="ce6">
            <text:p>25,24</text:p>
          </table:table-cell>
          <table:table-cell office:value-type="float" office:value="18.997379845175352" table:style-name="ce6">
            <text:p>19,00</text:p>
          </table:table-cell>
          <table:table-cell office:value-type="float" office:value="21.929039975750761" table:style-name="ce6">
            <text:p>21,93</text:p>
          </table:table-cell>
          <table:table-cell office:value-type="float" office:value="33.874971593106359" table:style-name="ce6">
            <text:p>33,87</text:p>
          </table:table-cell>
          <table:table-cell office:value-type="float" office:value="33.052712698465598" table:style-name="ce6">
            <text:p>33,05</text:p>
          </table:table-cell>
          <table:table-cell office:value-type="float" office:value="22.912725414421892" table:style-name="ce6">
            <text:p>22,91</text:p>
          </table:table-cell>
          <table:table-cell office:value-type="float" office:value="34.732238673601678" table:style-name="ce6">
            <text:p>34,73</text:p>
          </table:table-cell>
          <table:table-cell office:value-type="float" office:value="31.246633575524353" table:style-name="ce6">
            <text:p>31,25</text:p>
          </table:table-cell>
          <table:table-cell office:value-type="float" office:value="16.325376002437011" table:style-name="ce6">
            <text:p>16,33</text:p>
          </table:table-cell>
          <table:table-cell office:value-type="float" office:value="32.445859761687551" table:style-name="ce6">
            <text:p>32,45</text:p>
          </table:table-cell>
          <table:table-cell office:value-type="float" office:value="28.798014019847017" table:style-name="ce6">
            <text:p>28,80</text:p>
          </table:table-cell>
          <table:table-cell table:number-columns-repeated="16359"/>
        </table:table-row>
        <table:table-row table:style-name="ro1">
          <table:table-cell office:value-type="date" office:date-value="2020-07-19T00:00:00" table:style-name="ce3">
            <text:p>19.07.2020</text:p>
          </table:table-cell>
          <table:table-cell office:value-type="float" office:value="18.377778832879098" table:style-name="ce6">
            <text:p>18,38</text:p>
          </table:table-cell>
          <table:table-cell office:value-type="float" office:value="16.607211637873444" table:style-name="ce6">
            <text:p>16,61</text:p>
          </table:table-cell>
          <table:table-cell office:value-type="float" office:value="15.688626324065019" table:style-name="ce6">
            <text:p>15,69</text:p>
          </table:table-cell>
          <table:table-cell office:value-type="float" office:value="20.476189664543639" table:style-name="ce6">
            <text:p>20,48</text:p>
          </table:table-cell>
          <table:table-cell office:value-type="float" office:value="34.944126384156846" table:style-name="ce6">
            <text:p>34,94</text:p>
          </table:table-cell>
          <table:table-cell office:value-type="float" office:value="17.112981926528239" table:style-name="ce6">
            <text:p>17,11</text:p>
          </table:table-cell>
          <table:table-cell office:value-type="float" office:value="31.845377351582648" table:style-name="ce6">
            <text:p>31,85</text:p>
          </table:table-cell>
          <table:table-cell office:value-type="float" office:value="24.779690772721676" table:style-name="ce6">
            <text:p>24,78</text:p>
          </table:table-cell>
          <table:table-cell office:value-type="float" office:value="25.812818647497977" table:style-name="ce6">
            <text:p>25,81</text:p>
          </table:table-cell>
          <table:table-cell office:value-type="float" office:value="28.521013437325102" table:style-name="ce6">
            <text:p>28,52</text:p>
          </table:table-cell>
          <table:table-cell office:value-type="float" office:value="28.313488010161301" table:style-name="ce6">
            <text:p>28,31</text:p>
          </table:table-cell>
          <table:table-cell office:value-type="float" office:value="20.119970974552061" table:style-name="ce6">
            <text:p>20,12</text:p>
          </table:table-cell>
          <table:table-cell office:value-type="float" office:value="26.698935061557453" table:style-name="ce6">
            <text:p>26,70</text:p>
          </table:table-cell>
          <table:table-cell office:value-type="float" office:value="29.761367688691145" table:style-name="ce6">
            <text:p>29,76</text:p>
          </table:table-cell>
          <table:table-cell office:value-type="float" office:value="29.957510083903049" table:style-name="ce6">
            <text:p>29,96</text:p>
          </table:table-cell>
          <table:table-cell office:value-type="float" office:value="20.648604342426811" table:style-name="ce6">
            <text:p>20,65</text:p>
          </table:table-cell>
          <table:table-cell office:value-type="float" office:value="24.416062512981171" table:style-name="ce6">
            <text:p>24,42</text:p>
          </table:table-cell>
          <table:table-cell office:value-type="float" office:value="26.865618893986767" table:style-name="ce6">
            <text:p>26,87</text:p>
          </table:table-cell>
          <table:table-cell office:value-type="float" office:value="27.940324186692301" table:style-name="ce6">
            <text:p>27,94</text:p>
          </table:table-cell>
          <table:table-cell office:value-type="float" office:value="24.720084096280765" table:style-name="ce6">
            <text:p>24,72</text:p>
          </table:table-cell>
          <table:table-cell office:value-type="float" office:value="23.610200446779643" table:style-name="ce6">
            <text:p>23,61</text:p>
          </table:table-cell>
          <table:table-cell office:value-type="float" office:value="26.312196672605669" table:style-name="ce6">
            <text:p>26,31</text:p>
          </table:table-cell>
          <table:table-cell office:value-type="float" office:value="30.251080008805431" table:style-name="ce6">
            <text:p>30,25</text:p>
          </table:table-cell>
          <table:table-cell office:value-type="float" office:value="15.626111808999553" table:style-name="ce6">
            <text:p>15,63</text:p>
          </table:table-cell>
          <table:table-cell table:number-columns-repeated="16359"/>
        </table:table-row>
        <table:table-row table:style-name="ro1">
          <table:table-cell office:value-type="date" office:date-value="2020-07-20T00:00:00" table:style-name="ce3">
            <text:p>20.07.2020</text:p>
          </table:table-cell>
          <table:table-cell office:value-type="float" office:value="25.648654555527305" table:style-name="ce6">
            <text:p>25,65</text:p>
          </table:table-cell>
          <table:table-cell office:value-type="float" office:value="17.868422741196504" table:style-name="ce6">
            <text:p>17,87</text:p>
          </table:table-cell>
          <table:table-cell office:value-type="float" office:value="29.905062274807133" table:style-name="ce6">
            <text:p>29,91</text:p>
          </table:table-cell>
          <table:table-cell office:value-type="float" office:value="20.460891800878496" table:style-name="ce6">
            <text:p>20,46</text:p>
          </table:table-cell>
          <table:table-cell office:value-type="float" office:value="26.97602988545858" table:style-name="ce6">
            <text:p>26,98</text:p>
          </table:table-cell>
          <table:table-cell office:value-type="float" office:value="25.451928369562182" table:style-name="ce6">
            <text:p>25,45</text:p>
          </table:table-cell>
          <table:table-cell office:value-type="float" office:value="21.176066046682664" table:style-name="ce6">
            <text:p>21,18</text:p>
          </table:table-cell>
          <table:table-cell office:value-type="float" office:value="28.994618646476567" table:style-name="ce6">
            <text:p>28,99</text:p>
          </table:table-cell>
          <table:table-cell office:value-type="float" office:value="26.323964591985771" table:style-name="ce6">
            <text:p>26,32</text:p>
          </table:table-cell>
          <table:table-cell office:value-type="float" office:value="33.748305711634977" table:style-name="ce6">
            <text:p>33,75</text:p>
          </table:table-cell>
          <table:table-cell office:value-type="float" office:value="26.930693078636157" table:style-name="ce6">
            <text:p>26,93</text:p>
          </table:table-cell>
          <table:table-cell office:value-type="float" office:value="19.572159762686404" table:style-name="ce6">
            <text:p>19,57</text:p>
          </table:table-cell>
          <table:table-cell office:value-type="float" office:value="29.009541488938133" table:style-name="ce6">
            <text:p>29,01</text:p>
          </table:table-cell>
          <table:table-cell office:value-type="float" office:value="34.40598775519527" table:style-name="ce6">
            <text:p>34,41</text:p>
          </table:table-cell>
          <table:table-cell office:value-type="float" office:value="30.234327146450898" table:style-name="ce6">
            <text:p>30,23</text:p>
          </table:table-cell>
          <table:table-cell office:value-type="float" office:value="16.411524952418066" table:style-name="ce6">
            <text:p>16,41</text:p>
          </table:table-cell>
          <table:table-cell office:value-type="float" office:value="22.670517356867339" table:style-name="ce6">
            <text:p>22,67</text:p>
          </table:table-cell>
          <table:table-cell office:value-type="float" office:value="26.76020153602623" table:style-name="ce6">
            <text:p>26,76</text:p>
          </table:table-cell>
          <table:table-cell office:value-type="float" office:value="17.898333620175244" table:style-name="ce6">
            <text:p>17,90</text:p>
          </table:table-cell>
          <table:table-cell office:value-type="float" office:value="32.484498292958477" table:style-name="ce6">
            <text:p>32,48</text:p>
          </table:table-cell>
          <table:table-cell office:value-type="float" office:value="23.872788083452043" table:style-name="ce6">
            <text:p>23,87</text:p>
          </table:table-cell>
          <table:table-cell office:value-type="float" office:value="24.4204637310118" table:style-name="ce6">
            <text:p>24,42</text:p>
          </table:table-cell>
          <table:table-cell office:value-type="float" office:value="34.714367586735648" table:style-name="ce6">
            <text:p>34,71</text:p>
          </table:table-cell>
          <table:table-cell office:value-type="float" office:value="34.289921552813333" table:style-name="ce6">
            <text:p>34,29</text:p>
          </table:table-cell>
          <table:table-cell table:number-columns-repeated="16359"/>
        </table:table-row>
        <table:table-row table:style-name="ro1">
          <table:table-cell office:value-type="date" office:date-value="2020-07-21T00:00:00" table:style-name="ce3">
            <text:p>21.07.2020</text:p>
          </table:table-cell>
          <table:table-cell office:value-type="float" office:value="28.358295320499757" table:style-name="ce6">
            <text:p>28,36</text:p>
          </table:table-cell>
          <table:table-cell office:value-type="float" office:value="18.548617263072867" table:style-name="ce6">
            <text:p>18,55</text:p>
          </table:table-cell>
          <table:table-cell office:value-type="float" office:value="26.072843859202052" table:style-name="ce6">
            <text:p>26,07</text:p>
          </table:table-cell>
          <table:table-cell office:value-type="float" office:value="19.254914727811972" table:style-name="ce6">
            <text:p>19,25</text:p>
          </table:table-cell>
          <table:table-cell office:value-type="float" office:value="22.66354424341829" table:style-name="ce6">
            <text:p>22,66</text:p>
          </table:table-cell>
          <table:table-cell office:value-type="float" office:value="28.194671955838288" table:style-name="ce6">
            <text:p>28,19</text:p>
          </table:table-cell>
          <table:table-cell office:value-type="float" office:value="15.845277169417585" table:style-name="ce6">
            <text:p>15,85</text:p>
          </table:table-cell>
          <table:table-cell office:value-type="float" office:value="18.642637531622441" table:style-name="ce6">
            <text:p>18,64</text:p>
          </table:table-cell>
          <table:table-cell office:value-type="float" office:value="28.649693942753892" table:style-name="ce6">
            <text:p>28,65</text:p>
          </table:table-cell>
          <table:table-cell office:value-type="float" office:value="33.833668165805861" table:style-name="ce6">
            <text:p>33,83</text:p>
          </table:table-cell>
          <table:table-cell office:value-type="float" office:value="19.573794670703229" table:style-name="ce6">
            <text:p>19,57</text:p>
          </table:table-cell>
          <table:table-cell office:value-type="float" office:value="21.713877688153481" table:style-name="ce6">
            <text:p>21,71</text:p>
          </table:table-cell>
          <table:table-cell office:value-type="float" office:value="22.717566319900676" table:style-name="ce6">
            <text:p>22,72</text:p>
          </table:table-cell>
          <table:table-cell office:value-type="float" office:value="22.779391739957788" table:style-name="ce6">
            <text:p>22,78</text:p>
          </table:table-cell>
          <table:table-cell office:value-type="float" office:value="26.46636260977224" table:style-name="ce6">
            <text:p>26,47</text:p>
          </table:table-cell>
          <table:table-cell office:value-type="float" office:value="23.605996187407737" table:style-name="ce6">
            <text:p>23,61</text:p>
          </table:table-cell>
          <table:table-cell office:value-type="float" office:value="20.209637315435934" table:style-name="ce6">
            <text:p>20,21</text:p>
          </table:table-cell>
          <table:table-cell office:value-type="float" office:value="23.012367537661142" table:style-name="ce6">
            <text:p>23,01</text:p>
          </table:table-cell>
          <table:table-cell office:value-type="float" office:value="20.546888080241722" table:style-name="ce6">
            <text:p>20,55</text:p>
          </table:table-cell>
          <table:table-cell office:value-type="float" office:value="17.770247017932991" table:style-name="ce6">
            <text:p>17,77</text:p>
          </table:table-cell>
          <table:table-cell office:value-type="float" office:value="20.066347758215038" table:style-name="ce6">
            <text:p>20,07</text:p>
          </table:table-cell>
          <table:table-cell office:value-type="float" office:value="25.355152665892369" table:style-name="ce6">
            <text:p>25,36</text:p>
          </table:table-cell>
          <table:table-cell office:value-type="float" office:value="34.098602422445353" table:style-name="ce6">
            <text:p>34,10</text:p>
          </table:table-cell>
          <table:table-cell office:value-type="float" office:value="32.497324255316542" table:style-name="ce6">
            <text:p>32,50</text:p>
          </table:table-cell>
          <table:table-cell table:number-columns-repeated="16359"/>
        </table:table-row>
        <table:table-row table:style-name="ro1">
          <table:table-cell office:value-type="date" office:date-value="2020-07-22T00:00:00" table:style-name="ce3">
            <text:p>22.07.2020</text:p>
          </table:table-cell>
          <table:table-cell office:value-type="float" office:value="20.153812506126876" table:style-name="ce6">
            <text:p>20,15</text:p>
          </table:table-cell>
          <table:table-cell office:value-type="float" office:value="34.825268230947231" table:style-name="ce6">
            <text:p>34,83</text:p>
          </table:table-cell>
          <table:table-cell office:value-type="float" office:value="16.730469856594365" table:style-name="ce6">
            <text:p>16,73</text:p>
          </table:table-cell>
          <table:table-cell office:value-type="float" office:value="18.979257411044156" table:style-name="ce6">
            <text:p>18,98</text:p>
          </table:table-cell>
          <table:table-cell office:value-type="float" office:value="21.191701437720575" table:style-name="ce6">
            <text:p>21,19</text:p>
          </table:table-cell>
          <table:table-cell office:value-type="float" office:value="30.209926041859774" table:style-name="ce6">
            <text:p>30,21</text:p>
          </table:table-cell>
          <table:table-cell office:value-type="float" office:value="24.446889316088978" table:style-name="ce6">
            <text:p>24,45</text:p>
          </table:table-cell>
          <table:table-cell office:value-type="float" office:value="18.22718642831062" table:style-name="ce6">
            <text:p>18,23</text:p>
          </table:table-cell>
          <table:table-cell office:value-type="float" office:value="34.211285448784025" table:style-name="ce6">
            <text:p>34,21</text:p>
          </table:table-cell>
          <table:table-cell office:value-type="float" office:value="31.622047229769006" table:style-name="ce6">
            <text:p>31,62</text:p>
          </table:table-cell>
          <table:table-cell office:value-type="float" office:value="23.560970948924243" table:style-name="ce6">
            <text:p>23,56</text:p>
          </table:table-cell>
          <table:table-cell office:value-type="float" office:value="26.23118132195323" table:style-name="ce6">
            <text:p>26,23</text:p>
          </table:table-cell>
          <table:table-cell office:value-type="float" office:value="18.0447924185824" table:style-name="ce6">
            <text:p>18,04</text:p>
          </table:table-cell>
          <table:table-cell office:value-type="float" office:value="29.635035591798726" table:style-name="ce6">
            <text:p>29,64</text:p>
          </table:table-cell>
          <table:table-cell office:value-type="float" office:value="27.681697697391954" table:style-name="ce6">
            <text:p>27,68</text:p>
          </table:table-cell>
          <table:table-cell office:value-type="float" office:value="23.322497151919187" table:style-name="ce6">
            <text:p>23,32</text:p>
          </table:table-cell>
          <table:table-cell office:value-type="float" office:value="31.605511265761038" table:style-name="ce6">
            <text:p>31,61</text:p>
          </table:table-cell>
          <table:table-cell office:value-type="float" office:value="28.119704660968377" table:style-name="ce6">
            <text:p>28,12</text:p>
          </table:table-cell>
          <table:table-cell office:value-type="float" office:value="31.741956703727659" table:style-name="ce6">
            <text:p>31,74</text:p>
          </table:table-cell>
          <table:table-cell office:value-type="float" office:value="32.287855114603978" table:style-name="ce6">
            <text:p>32,29</text:p>
          </table:table-cell>
          <table:table-cell office:value-type="float" office:value="23.21267451629312" table:style-name="ce6">
            <text:p>23,21</text:p>
          </table:table-cell>
          <table:table-cell office:value-type="float" office:value="32.370528188994768" table:style-name="ce6">
            <text:p>32,37</text:p>
          </table:table-cell>
          <table:table-cell office:value-type="float" office:value="31.106974785336394" table:style-name="ce6">
            <text:p>31,11</text:p>
          </table:table-cell>
          <table:table-cell office:value-type="float" office:value="26.720274549825398" table:style-name="ce6">
            <text:p>26,72</text:p>
          </table:table-cell>
          <table:table-cell table:number-columns-repeated="16359"/>
        </table:table-row>
        <table:table-row table:style-name="ro1">
          <table:table-cell office:value-type="date" office:date-value="2020-07-23T00:00:00" table:style-name="ce3">
            <text:p>23.07.2020</text:p>
          </table:table-cell>
          <table:table-cell office:value-type="float" office:value="32.296964908787189" table:style-name="ce6">
            <text:p>32,30</text:p>
          </table:table-cell>
          <table:table-cell office:value-type="float" office:value="20.790641340381715" table:style-name="ce6">
            <text:p>20,79</text:p>
          </table:table-cell>
          <table:table-cell office:value-type="float" office:value="23.876920530825203" table:style-name="ce6">
            <text:p>23,88</text:p>
          </table:table-cell>
          <table:table-cell office:value-type="float" office:value="33.00087312378929" table:style-name="ce6">
            <text:p>33,00</text:p>
          </table:table-cell>
          <table:table-cell office:value-type="float" office:value="17.873560787747788" table:style-name="ce6">
            <text:p>17,87</text:p>
          </table:table-cell>
          <table:table-cell office:value-type="float" office:value="17.680432358633723" table:style-name="ce6">
            <text:p>17,68</text:p>
          </table:table-cell>
          <table:table-cell office:value-type="float" office:value="29.947477081461926" table:style-name="ce6">
            <text:p>29,95</text:p>
          </table:table-cell>
          <table:table-cell office:value-type="float" office:value="17.57629372136465" table:style-name="ce6">
            <text:p>17,58</text:p>
          </table:table-cell>
          <table:table-cell office:value-type="float" office:value="27.877106580049876" table:style-name="ce6">
            <text:p>27,88</text:p>
          </table:table-cell>
          <table:table-cell office:value-type="float" office:value="28.7672396797511" table:style-name="ce6">
            <text:p>28,77</text:p>
          </table:table-cell>
          <table:table-cell office:value-type="float" office:value="18.343868092098578" table:style-name="ce6">
            <text:p>18,34</text:p>
          </table:table-cell>
          <table:table-cell office:value-type="float" office:value="16.620135460719542" table:style-name="ce6">
            <text:p>16,62</text:p>
          </table:table-cell>
          <table:table-cell office:value-type="float" office:value="22.645687087979365" table:style-name="ce6">
            <text:p>22,65</text:p>
          </table:table-cell>
          <table:table-cell office:value-type="float" office:value="32.55366302604213" table:style-name="ce6">
            <text:p>32,55</text:p>
          </table:table-cell>
          <table:table-cell office:value-type="float" office:value="18.3244087800289" table:style-name="ce6">
            <text:p>18,32</text:p>
          </table:table-cell>
          <table:table-cell office:value-type="float" office:value="25.898334850700635" table:style-name="ce6">
            <text:p>25,90</text:p>
          </table:table-cell>
          <table:table-cell office:value-type="float" office:value="29.253029792866386" table:style-name="ce6">
            <text:p>29,25</text:p>
          </table:table-cell>
          <table:table-cell office:value-type="float" office:value="26.780097602369167" table:style-name="ce6">
            <text:p>26,78</text:p>
          </table:table-cell>
          <table:table-cell office:value-type="float" office:value="31.81877342255428" table:style-name="ce6">
            <text:p>31,82</text:p>
          </table:table-cell>
          <table:table-cell office:value-type="float" office:value="27.93028581296349" table:style-name="ce6">
            <text:p>27,93</text:p>
          </table:table-cell>
          <table:table-cell office:value-type="float" office:value="20.076981638550247" table:style-name="ce6">
            <text:p>20,08</text:p>
          </table:table-cell>
          <table:table-cell office:value-type="float" office:value="24.419055842731581" table:style-name="ce6">
            <text:p>24,42</text:p>
          </table:table-cell>
          <table:table-cell office:value-type="float" office:value="22.699290237190574" table:style-name="ce6">
            <text:p>22,70</text:p>
          </table:table-cell>
          <table:table-cell office:value-type="float" office:value="31.557225366149488" table:style-name="ce6">
            <text:p>31,56</text:p>
          </table:table-cell>
          <table:table-cell table:number-columns-repeated="16359"/>
        </table:table-row>
        <table:table-row table:style-name="ro1">
          <table:table-cell office:value-type="date" office:date-value="2020-07-24T00:00:00" table:style-name="ce3">
            <text:p>24.07.2020</text:p>
          </table:table-cell>
          <table:table-cell office:value-type="float" office:value="38.097646606564282" table:style-name="ce6">
            <text:p>38,10</text:p>
          </table:table-cell>
          <table:table-cell office:value-type="float" office:value="41.723549292420891" table:style-name="ce6">
            <text:p>41,72</text:p>
          </table:table-cell>
          <table:table-cell office:value-type="float" office:value="30.215964078558862" table:style-name="ce6">
            <text:p>30,22</text:p>
          </table:table-cell>
          <table:table-cell office:value-type="float" office:value="39.198041469947796" table:style-name="ce6">
            <text:p>39,20</text:p>
          </table:table-cell>
          <table:table-cell office:value-type="float" office:value="27.136649440449524" table:style-name="ce6">
            <text:p>27,14</text:p>
          </table:table-cell>
          <table:table-cell office:value-type="float" office:value="40.907395143488728" table:style-name="ce6">
            <text:p>40,91</text:p>
          </table:table-cell>
          <table:table-cell office:value-type="float" office:value="42.470020465306419" table:style-name="ce6">
            <text:p>42,47</text:p>
          </table:table-cell>
          <table:table-cell office:value-type="float" office:value="27.656146794897609" table:style-name="ce6">
            <text:p>27,66</text:p>
          </table:table-cell>
          <table:table-cell office:value-type="float" office:value="30.40027084691215" table:style-name="ce6">
            <text:p>30,40</text:p>
          </table:table-cell>
          <table:table-cell office:value-type="float" office:value="24.589887031763265" table:style-name="ce6">
            <text:p>24,59</text:p>
          </table:table-cell>
          <table:table-cell office:value-type="float" office:value="24.061565151627271" table:style-name="ce6">
            <text:p>24,06</text:p>
          </table:table-cell>
          <table:table-cell office:value-type="float" office:value="24.442278519580981" table:style-name="ce6">
            <text:p>24,44</text:p>
          </table:table-cell>
          <table:table-cell office:value-type="float" office:value="34.842903342134754" table:style-name="ce6">
            <text:p>34,84</text:p>
          </table:table-cell>
          <table:table-cell office:value-type="float" office:value="33.693298008393924" table:style-name="ce6">
            <text:p>33,69</text:p>
          </table:table-cell>
          <table:table-cell office:value-type="float" office:value="39.113377454578384" table:style-name="ce6">
            <text:p>39,11</text:p>
          </table:table-cell>
          <table:table-cell office:value-type="float" office:value="22.458689899666581" table:style-name="ce6">
            <text:p>22,46</text:p>
          </table:table-cell>
          <table:table-cell office:value-type="float" office:value="26.037334435210433" table:style-name="ce6">
            <text:p>26,04</text:p>
          </table:table-cell>
          <table:table-cell office:value-type="float" office:value="38.025332500163287" table:style-name="ce6">
            <text:p>38,03</text:p>
          </table:table-cell>
          <table:table-cell office:value-type="float" office:value="24.659950866576416" table:style-name="ce6">
            <text:p>24,66</text:p>
          </table:table-cell>
          <table:table-cell office:value-type="float" office:value="41.712852348202688" table:style-name="ce6">
            <text:p>41,71</text:p>
          </table:table-cell>
          <table:table-cell office:value-type="float" office:value="25.428178130104811" table:style-name="ce6">
            <text:p>25,43</text:p>
          </table:table-cell>
          <table:table-cell office:value-type="float" office:value="42.623077806277976" table:style-name="ce6">
            <text:p>42,62</text:p>
          </table:table-cell>
          <table:table-cell office:value-type="float" office:value="41.514168059184655" table:style-name="ce6">
            <text:p>41,51</text:p>
          </table:table-cell>
          <table:table-cell office:value-type="float" office:value="37.984256263344989" table:style-name="ce6">
            <text:p>37,98</text:p>
          </table:table-cell>
          <table:table-cell table:number-columns-repeated="16359"/>
        </table:table-row>
        <table:table-row table:style-name="ro1">
          <table:table-cell office:value-type="date" office:date-value="2020-07-25T00:00:00" table:style-name="ce3">
            <text:p>25.07.2020</text:p>
          </table:table-cell>
          <table:table-cell office:value-type="float" office:value="22.184727353325957" table:style-name="ce6">
            <text:p>22,18</text:p>
          </table:table-cell>
          <table:table-cell office:value-type="float" office:value="33.253978013508252" table:style-name="ce6">
            <text:p>33,25</text:p>
          </table:table-cell>
          <table:table-cell office:value-type="float" office:value="32.807280601037441" table:style-name="ce6">
            <text:p>32,81</text:p>
          </table:table-cell>
          <table:table-cell office:value-type="float" office:value="37.539830893610429" table:style-name="ce6">
            <text:p>37,54</text:p>
          </table:table-cell>
          <table:table-cell office:value-type="float" office:value="35.445155952700986" table:style-name="ce6">
            <text:p>35,45</text:p>
          </table:table-cell>
          <table:table-cell office:value-type="float" office:value="30.297976345882702" table:style-name="ce6">
            <text:p>30,30</text:p>
          </table:table-cell>
          <table:table-cell office:value-type="float" office:value="30.397526407452435" table:style-name="ce6">
            <text:p>30,40</text:p>
          </table:table-cell>
          <table:table-cell office:value-type="float" office:value="20.26949436599363" table:style-name="ce6">
            <text:p>20,27</text:p>
          </table:table-cell>
          <table:table-cell office:value-type="float" office:value="40.614992683106379" table:style-name="ce6">
            <text:p>40,61</text:p>
          </table:table-cell>
          <table:table-cell office:value-type="float" office:value="41.443234855600437" table:style-name="ce6">
            <text:p>41,44</text:p>
          </table:table-cell>
          <table:table-cell office:value-type="float" office:value="29.484676250808448" table:style-name="ce6">
            <text:p>29,48</text:p>
          </table:table-cell>
          <table:table-cell office:value-type="float" office:value="29.107898544164861" table:style-name="ce6">
            <text:p>29,11</text:p>
          </table:table-cell>
          <table:table-cell office:value-type="float" office:value="37.535965277228684" table:style-name="ce6">
            <text:p>37,54</text:p>
          </table:table-cell>
          <table:table-cell office:value-type="float" office:value="31.549901668275417" table:style-name="ce6">
            <text:p>31,55</text:p>
          </table:table-cell>
          <table:table-cell office:value-type="float" office:value="41.725993514998763" table:style-name="ce6">
            <text:p>41,73</text:p>
          </table:table-cell>
          <table:table-cell office:value-type="float" office:value="20.190399020600847" table:style-name="ce6">
            <text:p>20,19</text:p>
          </table:table-cell>
          <table:table-cell office:value-type="float" office:value="39.990334264034935" table:style-name="ce6">
            <text:p>39,99</text:p>
          </table:table-cell>
          <table:table-cell office:value-type="float" office:value="26.767725484507686" table:style-name="ce6">
            <text:p>26,77</text:p>
          </table:table-cell>
          <table:table-cell office:value-type="float" office:value="34.413134782490879" table:style-name="ce6">
            <text:p>34,41</text:p>
          </table:table-cell>
          <table:table-cell office:value-type="float" office:value="23.328477555552269" table:style-name="ce6">
            <text:p>23,33</text:p>
          </table:table-cell>
          <table:table-cell office:value-type="float" office:value="42.015897838221754" table:style-name="ce6">
            <text:p>42,02</text:p>
          </table:table-cell>
          <table:table-cell office:value-type="float" office:value="22.757706802253882" table:style-name="ce6">
            <text:p>22,76</text:p>
          </table:table-cell>
          <table:table-cell office:value-type="float" office:value="32.224328932512599" table:style-name="ce6">
            <text:p>32,22</text:p>
          </table:table-cell>
          <table:table-cell office:value-type="float" office:value="34.027066455786603" table:style-name="ce6">
            <text:p>34,03</text:p>
          </table:table-cell>
          <table:table-cell table:number-columns-repeated="16359"/>
        </table:table-row>
        <table:table-row table:style-name="ro1">
          <table:table-cell office:value-type="date" office:date-value="2020-07-26T00:00:00" table:style-name="ce3">
            <text:p>26.07.2020</text:p>
          </table:table-cell>
          <table:table-cell office:value-type="float" office:value="20.363805090038262" table:style-name="ce6">
            <text:p>20,36</text:p>
          </table:table-cell>
          <table:table-cell office:value-type="float" office:value="34.564002056359541" table:style-name="ce6">
            <text:p>34,56</text:p>
          </table:table-cell>
          <table:table-cell office:value-type="float" office:value="22.766352855485405" table:style-name="ce6">
            <text:p>22,77</text:p>
          </table:table-cell>
          <table:table-cell office:value-type="float" office:value="38.995076932220556" table:style-name="ce6">
            <text:p>39,00</text:p>
          </table:table-cell>
          <table:table-cell office:value-type="float" office:value="39.434869199005789" table:style-name="ce6">
            <text:p>39,43</text:p>
          </table:table-cell>
          <table:table-cell office:value-type="float" office:value="41.704889141607708" table:style-name="ce6">
            <text:p>41,70</text:p>
          </table:table-cell>
          <table:table-cell office:value-type="float" office:value="22.309813841994611" table:style-name="ce6">
            <text:p>22,31</text:p>
          </table:table-cell>
          <table:table-cell office:value-type="float" office:value="36.638615292783172" table:style-name="ce6">
            <text:p>36,64</text:p>
          </table:table-cell>
          <table:table-cell office:value-type="float" office:value="22.549263120374437" table:style-name="ce6">
            <text:p>22,55</text:p>
          </table:table-cell>
          <table:table-cell office:value-type="float" office:value="32.938583994384437" table:style-name="ce6">
            <text:p>32,94</text:p>
          </table:table-cell>
          <table:table-cell office:value-type="float" office:value="29.546146483571121" table:style-name="ce6">
            <text:p>29,55</text:p>
          </table:table-cell>
          <table:table-cell office:value-type="float" office:value="27.816974656543849" table:style-name="ce6">
            <text:p>27,82</text:p>
          </table:table-cell>
          <table:table-cell office:value-type="float" office:value="28.756402598483234" table:style-name="ce6">
            <text:p>28,76</text:p>
          </table:table-cell>
          <table:table-cell office:value-type="float" office:value="39.274663784770077" table:style-name="ce6">
            <text:p>39,27</text:p>
          </table:table-cell>
          <table:table-cell office:value-type="float" office:value="33.249462016871888" table:style-name="ce6">
            <text:p>33,25</text:p>
          </table:table-cell>
          <table:table-cell office:value-type="float" office:value="26.58705860034485" table:style-name="ce6">
            <text:p>26,59</text:p>
          </table:table-cell>
          <table:table-cell office:value-type="float" office:value="22.722805013170351" table:style-name="ce6">
            <text:p>22,72</text:p>
          </table:table-cell>
          <table:table-cell office:value-type="float" office:value="32.403615562368806" table:style-name="ce6">
            <text:p>32,40</text:p>
          </table:table-cell>
          <table:table-cell office:value-type="float" office:value="35.531663727306267" table:style-name="ce6">
            <text:p>35,53</text:p>
          </table:table-cell>
          <table:table-cell office:value-type="float" office:value="31.928608376090224" table:style-name="ce6">
            <text:p>31,93</text:p>
          </table:table-cell>
          <table:table-cell office:value-type="float" office:value="41.004519609869931" table:style-name="ce6">
            <text:p>41,00</text:p>
          </table:table-cell>
          <table:table-cell office:value-type="float" office:value="25.396037322735069" table:style-name="ce6">
            <text:p>25,40</text:p>
          </table:table-cell>
          <table:table-cell office:value-type="float" office:value="39.302703193212608" table:style-name="ce6">
            <text:p>39,30</text:p>
          </table:table-cell>
          <table:table-cell office:value-type="float" office:value="35.153627403345332" table:style-name="ce6">
            <text:p>35,15</text:p>
          </table:table-cell>
          <table:table-cell table:number-columns-repeated="16359"/>
        </table:table-row>
        <table:table-row table:style-name="ro1">
          <table:table-cell office:value-type="date" office:date-value="2020-07-27T00:00:00" table:style-name="ce3">
            <text:p>27.07.2020</text:p>
          </table:table-cell>
          <table:table-cell office:value-type="float" office:value="37.381788058423773" table:style-name="ce6">
            <text:p>37,38</text:p>
          </table:table-cell>
          <table:table-cell office:value-type="float" office:value="40.207808499395028" table:style-name="ce6">
            <text:p>40,21</text:p>
          </table:table-cell>
          <table:table-cell office:value-type="float" office:value="24.817536949760772" table:style-name="ce6">
            <text:p>24,82</text:p>
          </table:table-cell>
          <table:table-cell office:value-type="float" office:value="25.01334881837878" table:style-name="ce6">
            <text:p>25,01</text:p>
          </table:table-cell>
          <table:table-cell office:value-type="float" office:value="32.058264757429583" table:style-name="ce6">
            <text:p>32,06</text:p>
          </table:table-cell>
          <table:table-cell office:value-type="float" office:value="34.94741322959154" table:style-name="ce6">
            <text:p>34,95</text:p>
          </table:table-cell>
          <table:table-cell office:value-type="float" office:value="20.560044117425928" table:style-name="ce6">
            <text:p>20,56</text:p>
          </table:table-cell>
          <table:table-cell office:value-type="float" office:value="29.288545864543902" table:style-name="ce6">
            <text:p>29,29</text:p>
          </table:table-cell>
          <table:table-cell office:value-type="float" office:value="22.443402010461465" table:style-name="ce6">
            <text:p>22,44</text:p>
          </table:table-cell>
          <table:table-cell office:value-type="float" office:value="21.859389102656124" table:style-name="ce6">
            <text:p>21,86</text:p>
          </table:table-cell>
          <table:table-cell office:value-type="float" office:value="33.651622411681785" table:style-name="ce6">
            <text:p>33,65</text:p>
          </table:table-cell>
          <table:table-cell office:value-type="float" office:value="21.183189843243923" table:style-name="ce6">
            <text:p>21,18</text:p>
          </table:table-cell>
          <table:table-cell office:value-type="float" office:value="21.885597306288204" table:style-name="ce6">
            <text:p>21,89</text:p>
          </table:table-cell>
          <table:table-cell office:value-type="float" office:value="33.634652819778445" table:style-name="ce6">
            <text:p>33,63</text:p>
          </table:table-cell>
          <table:table-cell office:value-type="float" office:value="23.468384365474542" table:style-name="ce6">
            <text:p>23,47</text:p>
          </table:table-cell>
          <table:table-cell office:value-type="float" office:value="25.764376833817842" table:style-name="ce6">
            <text:p>25,76</text:p>
          </table:table-cell>
          <table:table-cell office:value-type="float" office:value="26.569944731662467" table:style-name="ce6">
            <text:p>26,57</text:p>
          </table:table-cell>
          <table:table-cell office:value-type="float" office:value="37.811446840694536" table:style-name="ce6">
            <text:p>37,81</text:p>
          </table:table-cell>
          <table:table-cell office:value-type="float" office:value="21.592535273714603" table:style-name="ce6">
            <text:p>21,59</text:p>
          </table:table-cell>
          <table:table-cell office:value-type="float" office:value="39.569913856710144" table:style-name="ce6">
            <text:p>39,57</text:p>
          </table:table-cell>
          <table:table-cell office:value-type="float" office:value="29.043443031021798" table:style-name="ce6">
            <text:p>29,04</text:p>
          </table:table-cell>
          <table:table-cell office:value-type="float" office:value="29.844176626043463" table:style-name="ce6">
            <text:p>29,84</text:p>
          </table:table-cell>
          <table:table-cell office:value-type="float" office:value="23.9041654416074" table:style-name="ce6">
            <text:p>23,90</text:p>
          </table:table-cell>
          <table:table-cell office:value-type="float" office:value="39.022201357368317" table:style-name="ce6">
            <text:p>39,02</text:p>
          </table:table-cell>
          <table:table-cell table:number-columns-repeated="16359"/>
        </table:table-row>
        <table:table-row table:style-name="ro1">
          <table:table-cell office:value-type="date" office:date-value="2020-07-28T00:00:00" table:style-name="ce3">
            <text:p>28.07.2020</text:p>
          </table:table-cell>
          <table:table-cell office:value-type="float" office:value="41.477866386137364" table:style-name="ce6">
            <text:p>41,48</text:p>
          </table:table-cell>
          <table:table-cell office:value-type="float" office:value="36.99712213392867" table:style-name="ce6">
            <text:p>37,00</text:p>
          </table:table-cell>
          <table:table-cell office:value-type="float" office:value="27.450779519207856" table:style-name="ce6">
            <text:p>27,45</text:p>
          </table:table-cell>
          <table:table-cell office:value-type="float" office:value="36.180673568540769" table:style-name="ce6">
            <text:p>36,18</text:p>
          </table:table-cell>
          <table:table-cell office:value-type="float" office:value="42.482024596630097" table:style-name="ce6">
            <text:p>42,48</text:p>
          </table:table-cell>
          <table:table-cell office:value-type="float" office:value="32.227036437533613" table:style-name="ce6">
            <text:p>32,23</text:p>
          </table:table-cell>
          <table:table-cell office:value-type="float" office:value="42.914003907434996" table:style-name="ce6">
            <text:p>42,91</text:p>
          </table:table-cell>
          <table:table-cell office:value-type="float" office:value="33.511438586466852" table:style-name="ce6">
            <text:p>33,51</text:p>
          </table:table-cell>
          <table:table-cell office:value-type="float" office:value="26.327750381249285" table:style-name="ce6">
            <text:p>26,33</text:p>
          </table:table-cell>
          <table:table-cell office:value-type="float" office:value="23.052920103971015" table:style-name="ce6">
            <text:p>23,05</text:p>
          </table:table-cell>
          <table:table-cell office:value-type="float" office:value="40.354634881261781" table:style-name="ce6">
            <text:p>40,35</text:p>
          </table:table-cell>
          <table:table-cell office:value-type="float" office:value="20.226576866734522" table:style-name="ce6">
            <text:p>20,23</text:p>
          </table:table-cell>
          <table:table-cell office:value-type="float" office:value="39.152176782009349" table:style-name="ce6">
            <text:p>39,15</text:p>
          </table:table-cell>
          <table:table-cell office:value-type="float" office:value="29.929949541604699" table:style-name="ce6">
            <text:p>29,93</text:p>
          </table:table-cell>
          <table:table-cell office:value-type="float" office:value="36.676502866702222" table:style-name="ce6">
            <text:p>36,68</text:p>
          </table:table-cell>
          <table:table-cell office:value-type="float" office:value="38.367591608216799" table:style-name="ce6">
            <text:p>38,37</text:p>
          </table:table-cell>
          <table:table-cell office:value-type="float" office:value="24.138224339374347" table:style-name="ce6">
            <text:p>24,14</text:p>
          </table:table-cell>
          <table:table-cell office:value-type="float" office:value="33.372605282464946" table:style-name="ce6">
            <text:p>33,37</text:p>
          </table:table-cell>
          <table:table-cell office:value-type="float" office:value="38.930714866137492" table:style-name="ce6">
            <text:p>38,93</text:p>
          </table:table-cell>
          <table:table-cell office:value-type="float" office:value="41.034530779012684" table:style-name="ce6">
            <text:p>41,03</text:p>
          </table:table-cell>
          <table:table-cell office:value-type="float" office:value="30.920941945832944" table:style-name="ce6">
            <text:p>30,92</text:p>
          </table:table-cell>
          <table:table-cell office:value-type="float" office:value="34.101845773693526" table:style-name="ce6">
            <text:p>34,10</text:p>
          </table:table-cell>
          <table:table-cell office:value-type="float" office:value="34.157655020389697" table:style-name="ce6">
            <text:p>34,16</text:p>
          </table:table-cell>
          <table:table-cell office:value-type="float" office:value="33.268960500175133" table:style-name="ce6">
            <text:p>33,27</text:p>
          </table:table-cell>
          <table:table-cell table:number-columns-repeated="16359"/>
        </table:table-row>
        <table:table-row table:style-name="ro1">
          <table:table-cell office:value-type="date" office:date-value="2020-07-29T00:00:00" table:style-name="ce3">
            <text:p>29.07.2020</text:p>
          </table:table-cell>
          <table:table-cell office:value-type="float" office:value="30.688420421312934" table:style-name="ce6">
            <text:p>30,69</text:p>
          </table:table-cell>
          <table:table-cell office:value-type="float" office:value="26.221290389985352" table:style-name="ce6">
            <text:p>26,22</text:p>
          </table:table-cell>
          <table:table-cell office:value-type="float" office:value="40.125377857688179" table:style-name="ce6">
            <text:p>40,13</text:p>
          </table:table-cell>
          <table:table-cell office:value-type="float" office:value="23.216900767822956" table:style-name="ce6">
            <text:p>23,22</text:p>
          </table:table-cell>
          <table:table-cell office:value-type="float" office:value="33.466500141799976" table:style-name="ce6">
            <text:p>33,47</text:p>
          </table:table-cell>
          <table:table-cell office:value-type="float" office:value="40.68752159188147" table:style-name="ce6">
            <text:p>40,69</text:p>
          </table:table-cell>
          <table:table-cell office:value-type="float" office:value="33.550622272840698" table:style-name="ce6">
            <text:p>33,55</text:p>
          </table:table-cell>
          <table:table-cell office:value-type="float" office:value="37.279813873828274" table:style-name="ce6">
            <text:p>37,28</text:p>
          </table:table-cell>
          <table:table-cell office:value-type="float" office:value="22.41107975146657" table:style-name="ce6">
            <text:p>22,41</text:p>
          </table:table-cell>
          <table:table-cell office:value-type="float" office:value="22.428579119955245" table:style-name="ce6">
            <text:p>22,43</text:p>
          </table:table-cell>
          <table:table-cell office:value-type="float" office:value="26.042142753318331" table:style-name="ce6">
            <text:p>26,04</text:p>
          </table:table-cell>
          <table:table-cell office:value-type="float" office:value="27.437554997547625" table:style-name="ce6">
            <text:p>27,44</text:p>
          </table:table-cell>
          <table:table-cell office:value-type="float" office:value="34.180525829176631" table:style-name="ce6">
            <text:p>34,18</text:p>
          </table:table-cell>
          <table:table-cell office:value-type="float" office:value="21.76886402727963" table:style-name="ce6">
            <text:p>21,77</text:p>
          </table:table-cell>
          <table:table-cell office:value-type="float" office:value="32.625230548626675" table:style-name="ce6">
            <text:p>32,63</text:p>
          </table:table-cell>
          <table:table-cell office:value-type="float" office:value="27.321167281913187" table:style-name="ce6">
            <text:p>27,32</text:p>
          </table:table-cell>
          <table:table-cell office:value-type="float" office:value="37.305050483929563" table:style-name="ce6">
            <text:p>37,31</text:p>
          </table:table-cell>
          <table:table-cell office:value-type="float" office:value="41.744374986373757" table:style-name="ce6">
            <text:p>41,74</text:p>
          </table:table-cell>
          <table:table-cell office:value-type="float" office:value="42.045574002565758" table:style-name="ce6">
            <text:p>42,05</text:p>
          </table:table-cell>
          <table:table-cell office:value-type="float" office:value="42.449499159781318" table:style-name="ce6">
            <text:p>42,45</text:p>
          </table:table-cell>
          <table:table-cell office:value-type="float" office:value="22.268951899342525" table:style-name="ce6">
            <text:p>22,27</text:p>
          </table:table-cell>
          <table:table-cell office:value-type="float" office:value="32.283041808645251" table:style-name="ce6">
            <text:p>32,28</text:p>
          </table:table-cell>
          <table:table-cell office:value-type="float" office:value="38.097898055431102" table:style-name="ce6">
            <text:p>38,10</text:p>
          </table:table-cell>
          <table:table-cell office:value-type="float" office:value="33.045266800702095" table:style-name="ce6">
            <text:p>33,05</text:p>
          </table:table-cell>
          <table:table-cell table:number-columns-repeated="16359"/>
        </table:table-row>
        <table:table-row table:style-name="ro1">
          <table:table-cell office:value-type="date" office:date-value="2020-07-30T00:00:00" table:style-name="ce3">
            <text:p>30.07.2020</text:p>
          </table:table-cell>
          <table:table-cell office:value-type="float" office:value="32.848614804730026" table:style-name="ce6">
            <text:p>32,85</text:p>
          </table:table-cell>
          <table:table-cell office:value-type="float" office:value="29.282745625047625" table:style-name="ce6">
            <text:p>29,28</text:p>
          </table:table-cell>
          <table:table-cell office:value-type="float" office:value="30.89495482265259" table:style-name="ce6">
            <text:p>30,89</text:p>
          </table:table-cell>
          <table:table-cell office:value-type="float" office:value="37.917380817495498" table:style-name="ce6">
            <text:p>37,92</text:p>
          </table:table-cell>
          <table:table-cell office:value-type="float" office:value="39.139698816839655" table:style-name="ce6">
            <text:p>39,14</text:p>
          </table:table-cell>
          <table:table-cell office:value-type="float" office:value="23.372908742871079" table:style-name="ce6">
            <text:p>23,37</text:p>
          </table:table-cell>
          <table:table-cell office:value-type="float" office:value="24.375606816288034" table:style-name="ce6">
            <text:p>24,38</text:p>
          </table:table-cell>
          <table:table-cell office:value-type="float" office:value="36.037828646485245" table:style-name="ce6">
            <text:p>36,04</text:p>
          </table:table-cell>
          <table:table-cell office:value-type="float" office:value="32.485192847718444" table:style-name="ce6">
            <text:p>32,49</text:p>
          </table:table-cell>
          <table:table-cell office:value-type="float" office:value="24.77518639186194" table:style-name="ce6">
            <text:p>24,78</text:p>
          </table:table-cell>
          <table:table-cell office:value-type="float" office:value="40.941632567137972" table:style-name="ce6">
            <text:p>40,94</text:p>
          </table:table-cell>
          <table:table-cell office:value-type="float" office:value="24.388670137822579" table:style-name="ce6">
            <text:p>24,39</text:p>
          </table:table-cell>
          <table:table-cell office:value-type="float" office:value="25.816533354504124" table:style-name="ce6">
            <text:p>25,82</text:p>
          </table:table-cell>
          <table:table-cell office:value-type="float" office:value="24.009090684483947" table:style-name="ce6">
            <text:p>24,01</text:p>
          </table:table-cell>
          <table:table-cell office:value-type="float" office:value="36.46554145654143" table:style-name="ce6">
            <text:p>36,47</text:p>
          </table:table-cell>
          <table:table-cell office:value-type="float" office:value="42.301734823755709" table:style-name="ce6">
            <text:p>42,30</text:p>
          </table:table-cell>
          <table:table-cell office:value-type="float" office:value="25.912548269110736" table:style-name="ce6">
            <text:p>25,91</text:p>
          </table:table-cell>
          <table:table-cell office:value-type="float" office:value="24.084574452686489" table:style-name="ce6">
            <text:p>24,08</text:p>
          </table:table-cell>
          <table:table-cell office:value-type="float" office:value="39.98868930454254" table:style-name="ce6">
            <text:p>39,99</text:p>
          </table:table-cell>
          <table:table-cell office:value-type="float" office:value="29.857310929616123" table:style-name="ce6">
            <text:p>29,86</text:p>
          </table:table-cell>
          <table:table-cell office:value-type="float" office:value="20.396267695938874" table:style-name="ce6">
            <text:p>20,40</text:p>
          </table:table-cell>
          <table:table-cell office:value-type="float" office:value="41.95177791938967" table:style-name="ce6">
            <text:p>41,95</text:p>
          </table:table-cell>
          <table:table-cell office:value-type="float" office:value="37.185456618443311" table:style-name="ce6">
            <text:p>37,19</text:p>
          </table:table-cell>
          <table:table-cell office:value-type="float" office:value="40.357197793832782" table:style-name="ce6">
            <text:p>40,36</text:p>
          </table:table-cell>
          <table:table-cell table:number-columns-repeated="16359"/>
        </table:table-row>
        <table:table-row table:style-name="ro1">
          <table:table-cell office:value-type="date" office:date-value="2020-07-31T00:00:00" table:style-name="ce3">
            <text:p>31.07.2020</text:p>
          </table:table-cell>
          <table:table-cell office:value-type="float" office:value="36.788889200589232" table:style-name="ce6">
            <text:p>36,79</text:p>
          </table:table-cell>
          <table:table-cell office:value-type="float" office:value="34.31112321824439" table:style-name="ce6">
            <text:p>34,31</text:p>
          </table:table-cell>
          <table:table-cell office:value-type="float" office:value="38.987624152538295" table:style-name="ce6">
            <text:p>38,99</text:p>
          </table:table-cell>
          <table:table-cell office:value-type="float" office:value="20.37726094887449" table:style-name="ce6">
            <text:p>20,38</text:p>
          </table:table-cell>
          <table:table-cell office:value-type="float" office:value="25.50606882358899" table:style-name="ce6">
            <text:p>25,51</text:p>
          </table:table-cell>
          <table:table-cell office:value-type="float" office:value="38.27100420190294" table:style-name="ce6">
            <text:p>38,27</text:p>
          </table:table-cell>
          <table:table-cell office:value-type="float" office:value="25.722340822590649" table:style-name="ce6">
            <text:p>25,72</text:p>
          </table:table-cell>
          <table:table-cell office:value-type="float" office:value="40.964405335872399" table:style-name="ce6">
            <text:p>40,96</text:p>
          </table:table-cell>
          <table:table-cell office:value-type="float" office:value="21.620383547555949" table:style-name="ce6">
            <text:p>21,62</text:p>
          </table:table-cell>
          <table:table-cell office:value-type="float" office:value="32.843281318752155" table:style-name="ce6">
            <text:p>32,84</text:p>
          </table:table-cell>
          <table:table-cell office:value-type="float" office:value="21.774002711480946" table:style-name="ce6">
            <text:p>21,77</text:p>
          </table:table-cell>
          <table:table-cell office:value-type="float" office:value="36.389550999524083" table:style-name="ce6">
            <text:p>36,39</text:p>
          </table:table-cell>
          <table:table-cell office:value-type="float" office:value="33.769540386312386" table:style-name="ce6">
            <text:p>33,77</text:p>
          </table:table-cell>
          <table:table-cell office:value-type="float" office:value="21.584861449029429" table:style-name="ce6">
            <text:p>21,58</text:p>
          </table:table-cell>
          <table:table-cell office:value-type="float" office:value="21.166994109359287" table:style-name="ce6">
            <text:p>21,17</text:p>
          </table:table-cell>
          <table:table-cell office:value-type="float" office:value="38.159383105672447" table:style-name="ce6">
            <text:p>38,16</text:p>
          </table:table-cell>
          <table:table-cell office:value-type="float" office:value="24.945947050383015" table:style-name="ce6">
            <text:p>24,95</text:p>
          </table:table-cell>
          <table:table-cell office:value-type="float" office:value="32.690167582792306" table:style-name="ce6">
            <text:p>32,69</text:p>
          </table:table-cell>
          <table:table-cell office:value-type="float" office:value="26.507259176337797" table:style-name="ce6">
            <text:p>26,51</text:p>
          </table:table-cell>
          <table:table-cell office:value-type="float" office:value="35.352007388296414" table:style-name="ce6">
            <text:p>35,35</text:p>
          </table:table-cell>
          <table:table-cell office:value-type="float" office:value="34.950200729663592" table:style-name="ce6">
            <text:p>34,95</text:p>
          </table:table-cell>
          <table:table-cell office:value-type="float" office:value="24.900005081274557" table:style-name="ce6">
            <text:p>24,90</text:p>
          </table:table-cell>
          <table:table-cell office:value-type="float" office:value="35.356069409624368" table:style-name="ce6">
            <text:p>35,36</text:p>
          </table:table-cell>
          <table:table-cell office:value-type="float" office:value="25.569112097084329" table:style-name="ce6">
            <text:p>25,57</text:p>
          </table:table-cell>
          <table:table-cell table:number-columns-repeated="16359"/>
        </table:table-row>
        <table:table-row table:style-name="ro1">
          <table:table-cell office:value-type="date" office:date-value="2020-08-01T00:00:00" table:style-name="ce3">
            <text:p>01.08.2020</text:p>
          </table:table-cell>
          <table:table-cell office:value-type="float" office:value="25.909834737961056" table:style-name="ce6">
            <text:p>25,91</text:p>
          </table:table-cell>
          <table:table-cell office:value-type="float" office:value="28.530071074637466" table:style-name="ce6">
            <text:p>28,53</text:p>
          </table:table-cell>
          <table:table-cell office:value-type="float" office:value="34.250692839071654" table:style-name="ce6">
            <text:p>34,25</text:p>
          </table:table-cell>
          <table:table-cell office:value-type="float" office:value="30.66097272952333" table:style-name="ce6">
            <text:p>30,66</text:p>
          </table:table-cell>
          <table:table-cell office:value-type="float" office:value="36.39549722268751" table:style-name="ce6">
            <text:p>36,40</text:p>
          </table:table-cell>
          <table:table-cell office:value-type="float" office:value="23.93119552086003" table:style-name="ce6">
            <text:p>23,93</text:p>
          </table:table-cell>
          <table:table-cell office:value-type="float" office:value="40.447243555431612" table:style-name="ce6">
            <text:p>40,45</text:p>
          </table:table-cell>
          <table:table-cell office:value-type="float" office:value="27.918031305428919" table:style-name="ce6">
            <text:p>27,92</text:p>
          </table:table-cell>
          <table:table-cell office:value-type="float" office:value="34.669323362374733" table:style-name="ce6">
            <text:p>34,67</text:p>
          </table:table-cell>
          <table:table-cell office:value-type="float" office:value="41.69801539779445" table:style-name="ce6">
            <text:p>41,70</text:p>
          </table:table-cell>
          <table:table-cell office:value-type="float" office:value="21.107541465240899" table:style-name="ce6">
            <text:p>21,11</text:p>
          </table:table-cell>
          <table:table-cell office:value-type="float" office:value="26.825728085501581" table:style-name="ce6">
            <text:p>26,83</text:p>
          </table:table-cell>
          <table:table-cell office:value-type="float" office:value="41.505912597997678" table:style-name="ce6">
            <text:p>41,51</text:p>
          </table:table-cell>
          <table:table-cell office:value-type="float" office:value="26.945625107426714" table:style-name="ce6">
            <text:p>26,95</text:p>
          </table:table-cell>
          <table:table-cell office:value-type="float" office:value="35.870528048994487" table:style-name="ce6">
            <text:p>35,87</text:p>
          </table:table-cell>
          <table:table-cell office:value-type="float" office:value="38.276539039423021" table:style-name="ce6">
            <text:p>38,28</text:p>
          </table:table-cell>
          <table:table-cell office:value-type="float" office:value="39.827119898404398" table:style-name="ce6">
            <text:p>39,83</text:p>
          </table:table-cell>
          <table:table-cell office:value-type="float" office:value="38.214304836742315" table:style-name="ce6">
            <text:p>38,21</text:p>
          </table:table-cell>
          <table:table-cell office:value-type="float" office:value="28.098064385510604" table:style-name="ce6">
            <text:p>28,10</text:p>
          </table:table-cell>
          <table:table-cell office:value-type="float" office:value="35.64400882887783" table:style-name="ce6">
            <text:p>35,64</text:p>
          </table:table-cell>
          <table:table-cell office:value-type="float" office:value="32.525344298297846" table:style-name="ce6">
            <text:p>32,53</text:p>
          </table:table-cell>
          <table:table-cell office:value-type="float" office:value="21.190126205559594" table:style-name="ce6">
            <text:p>21,19</text:p>
          </table:table-cell>
          <table:table-cell office:value-type="float" office:value="24.20745213928393" table:style-name="ce6">
            <text:p>24,21</text:p>
          </table:table-cell>
          <table:table-cell office:value-type="float" office:value="24.143666428435257" table:style-name="ce6">
            <text:p>24,14</text:p>
          </table:table-cell>
          <table:table-cell table:number-columns-repeated="16359"/>
        </table:table-row>
        <table:table-row table:style-name="ro1">
          <table:table-cell office:value-type="date" office:date-value="2020-08-02T00:00:00" table:style-name="ce3">
            <text:p>02.08.2020</text:p>
          </table:table-cell>
          <table:table-cell office:value-type="float" office:value="20.752589656230246" table:style-name="ce6">
            <text:p>20,75</text:p>
          </table:table-cell>
          <table:table-cell office:value-type="float" office:value="23.537158985812077" table:style-name="ce6">
            <text:p>23,54</text:p>
          </table:table-cell>
          <table:table-cell office:value-type="float" office:value="28.568540539514004" table:style-name="ce6">
            <text:p>28,57</text:p>
          </table:table-cell>
          <table:table-cell office:value-type="float" office:value="31.805730377946183" table:style-name="ce6">
            <text:p>31,81</text:p>
          </table:table-cell>
          <table:table-cell office:value-type="float" office:value="22.430897725336919" table:style-name="ce6">
            <text:p>22,43</text:p>
          </table:table-cell>
          <table:table-cell office:value-type="float" office:value="32.685093730202134" table:style-name="ce6">
            <text:p>32,69</text:p>
          </table:table-cell>
          <table:table-cell office:value-type="float" office:value="39.799598926739762" table:style-name="ce6">
            <text:p>39,80</text:p>
          </table:table-cell>
          <table:table-cell office:value-type="float" office:value="30.154548899213687" table:style-name="ce6">
            <text:p>30,15</text:p>
          </table:table-cell>
          <table:table-cell office:value-type="float" office:value="30.41536311918308" table:style-name="ce6">
            <text:p>30,42</text:p>
          </table:table-cell>
          <table:table-cell office:value-type="float" office:value="31.187967873337776" table:style-name="ce6">
            <text:p>31,19</text:p>
          </table:table-cell>
          <table:table-cell office:value-type="float" office:value="28.529405453345753" table:style-name="ce6">
            <text:p>28,53</text:p>
          </table:table-cell>
          <table:table-cell office:value-type="float" office:value="31.644296106343653" table:style-name="ce6">
            <text:p>31,64</text:p>
          </table:table-cell>
          <table:table-cell office:value-type="float" office:value="30.841920088445875" table:style-name="ce6">
            <text:p>30,84</text:p>
          </table:table-cell>
          <table:table-cell office:value-type="float" office:value="20.066282496724714" table:style-name="ce6">
            <text:p>20,07</text:p>
          </table:table-cell>
          <table:table-cell office:value-type="float" office:value="39.620033770489854" table:style-name="ce6">
            <text:p>39,62</text:p>
          </table:table-cell>
          <table:table-cell office:value-type="float" office:value="24.515248894875736" table:style-name="ce6">
            <text:p>24,52</text:p>
          </table:table-cell>
          <table:table-cell office:value-type="float" office:value="32.753960944178459" table:style-name="ce6">
            <text:p>32,75</text:p>
          </table:table-cell>
          <table:table-cell office:value-type="float" office:value="34.98710653000456" table:style-name="ce6">
            <text:p>34,99</text:p>
          </table:table-cell>
          <table:table-cell office:value-type="float" office:value="27.037252340327711" table:style-name="ce6">
            <text:p>27,04</text:p>
          </table:table-cell>
          <table:table-cell office:value-type="float" office:value="22.593279778881744" table:style-name="ce6">
            <text:p>22,59</text:p>
          </table:table-cell>
          <table:table-cell office:value-type="float" office:value="32.459683446095312" table:style-name="ce6">
            <text:p>32,46</text:p>
          </table:table-cell>
          <table:table-cell office:value-type="float" office:value="22.625977655124871" table:style-name="ce6">
            <text:p>22,63</text:p>
          </table:table-cell>
          <table:table-cell office:value-type="float" office:value="32.628658846584173" table:style-name="ce6">
            <text:p>32,63</text:p>
          </table:table-cell>
          <table:table-cell office:value-type="float" office:value="21.900355556110565" table:style-name="ce6">
            <text:p>21,90</text:p>
          </table:table-cell>
          <table:table-cell table:number-columns-repeated="16359"/>
        </table:table-row>
        <table:table-row table:style-name="ro1">
          <table:table-cell office:value-type="date" office:date-value="2020-08-03T00:00:00" table:style-name="ce3">
            <text:p>03.08.2020</text:p>
          </table:table-cell>
          <table:table-cell office:value-type="float" office:value="39.294779093397274" table:style-name="ce6">
            <text:p>39,29</text:p>
          </table:table-cell>
          <table:table-cell office:value-type="float" office:value="26.268503541157951" table:style-name="ce6">
            <text:p>26,27</text:p>
          </table:table-cell>
          <table:table-cell office:value-type="float" office:value="41.433837560921759" table:style-name="ce6">
            <text:p>41,43</text:p>
          </table:table-cell>
          <table:table-cell office:value-type="float" office:value="34.041627045360045" table:style-name="ce6">
            <text:p>34,04</text:p>
          </table:table-cell>
          <table:table-cell office:value-type="float" office:value="23.158592265656598" table:style-name="ce6">
            <text:p>23,16</text:p>
          </table:table-cell>
          <table:table-cell office:value-type="float" office:value="38.152032706082274" table:style-name="ce6">
            <text:p>38,15</text:p>
          </table:table-cell>
          <table:table-cell office:value-type="float" office:value="25.474423667623117" table:style-name="ce6">
            <text:p>25,47</text:p>
          </table:table-cell>
          <table:table-cell office:value-type="float" office:value="24.258642301371275" table:style-name="ce6">
            <text:p>24,26</text:p>
          </table:table-cell>
          <table:table-cell office:value-type="float" office:value="35.749681563168551" table:style-name="ce6">
            <text:p>35,75</text:p>
          </table:table-cell>
          <table:table-cell office:value-type="float" office:value="40.169900658441115" table:style-name="ce6">
            <text:p>40,17</text:p>
          </table:table-cell>
          <table:table-cell office:value-type="float" office:value="37.724408571704565" table:style-name="ce6">
            <text:p>37,72</text:p>
          </table:table-cell>
          <table:table-cell office:value-type="float" office:value="33.742257620730292" table:style-name="ce6">
            <text:p>33,74</text:p>
          </table:table-cell>
          <table:table-cell office:value-type="float" office:value="20.402307780027165" table:style-name="ce6">
            <text:p>20,40</text:p>
          </table:table-cell>
          <table:table-cell office:value-type="float" office:value="29.788213322355368" table:style-name="ce6">
            <text:p>29,79</text:p>
          </table:table-cell>
          <table:table-cell office:value-type="float" office:value="28.154043840973102" table:style-name="ce6">
            <text:p>28,15</text:p>
          </table:table-cell>
          <table:table-cell office:value-type="float" office:value="29.399339125551364" table:style-name="ce6">
            <text:p>29,40</text:p>
          </table:table-cell>
          <table:table-cell office:value-type="float" office:value="27.430079088248384" table:style-name="ce6">
            <text:p>27,43</text:p>
          </table:table-cell>
          <table:table-cell office:value-type="float" office:value="21.194839622087983" table:style-name="ce6">
            <text:p>21,19</text:p>
          </table:table-cell>
          <table:table-cell office:value-type="float" office:value="39.159878921158281" table:style-name="ce6">
            <text:p>39,16</text:p>
          </table:table-cell>
          <table:table-cell office:value-type="float" office:value="27.277838661430614" table:style-name="ce6">
            <text:p>27,28</text:p>
          </table:table-cell>
          <table:table-cell office:value-type="float" office:value="20.131872784222701" table:style-name="ce6">
            <text:p>20,13</text:p>
          </table:table-cell>
          <table:table-cell office:value-type="float" office:value="22.065934752837634" table:style-name="ce6">
            <text:p>22,07</text:p>
          </table:table-cell>
          <table:table-cell office:value-type="float" office:value="23.863416471480562" table:style-name="ce6">
            <text:p>23,86</text:p>
          </table:table-cell>
          <table:table-cell office:value-type="float" office:value="34.532252282806297" table:style-name="ce6">
            <text:p>34,53</text:p>
          </table:table-cell>
          <table:table-cell table:number-columns-repeated="16359"/>
        </table:table-row>
        <table:table-row table:style-name="ro1">
          <table:table-cell office:value-type="date" office:date-value="2020-08-04T00:00:00" table:style-name="ce3">
            <text:p>04.08.2020</text:p>
          </table:table-cell>
          <table:table-cell office:value-type="float" office:value="35.964721862556047" table:style-name="ce6">
            <text:p>35,96</text:p>
          </table:table-cell>
          <table:table-cell office:value-type="float" office:value="38.544487951758576" table:style-name="ce6">
            <text:p>38,54</text:p>
          </table:table-cell>
          <table:table-cell office:value-type="float" office:value="28.437890247606546" table:style-name="ce6">
            <text:p>28,44</text:p>
          </table:table-cell>
          <table:table-cell office:value-type="float" office:value="22.668605115629724" table:style-name="ce6">
            <text:p>22,67</text:p>
          </table:table-cell>
          <table:table-cell office:value-type="float" office:value="36.732677406021935" table:style-name="ce6">
            <text:p>36,73</text:p>
          </table:table-cell>
          <table:table-cell office:value-type="float" office:value="31.773444603608745" table:style-name="ce6">
            <text:p>31,77</text:p>
          </table:table-cell>
          <table:table-cell office:value-type="float" office:value="31.426653644213275" table:style-name="ce6">
            <text:p>31,43</text:p>
          </table:table-cell>
          <table:table-cell office:value-type="float" office:value="26.553944336994924" table:style-name="ce6">
            <text:p>26,55</text:p>
          </table:table-cell>
          <table:table-cell office:value-type="float" office:value="24.691638000799799" table:style-name="ce6">
            <text:p>24,69</text:p>
          </table:table-cell>
          <table:table-cell office:value-type="float" office:value="37.863643839788743" table:style-name="ce6">
            <text:p>37,86</text:p>
          </table:table-cell>
          <table:table-cell office:value-type="float" office:value="32.060533702263783" table:style-name="ce6">
            <text:p>32,06</text:p>
          </table:table-cell>
          <table:table-cell office:value-type="float" office:value="36.410459011427747" table:style-name="ce6">
            <text:p>36,41</text:p>
          </table:table-cell>
          <table:table-cell office:value-type="float" office:value="39.06057812851644" table:style-name="ce6">
            <text:p>39,06</text:p>
          </table:table-cell>
          <table:table-cell office:value-type="float" office:value="41.154279658204274" table:style-name="ce6">
            <text:p>41,15</text:p>
          </table:table-cell>
          <table:table-cell office:value-type="float" office:value="39.291033115920641" table:style-name="ce6">
            <text:p>39,29</text:p>
          </table:table-cell>
          <table:table-cell office:value-type="float" office:value="31.417085323660469" table:style-name="ce6">
            <text:p>31,42</text:p>
          </table:table-cell>
          <table:table-cell office:value-type="float" office:value="37.339455378020631" table:style-name="ce6">
            <text:p>37,34</text:p>
          </table:table-cell>
          <table:table-cell office:value-type="float" office:value="21.641043506820893" table:style-name="ce6">
            <text:p>21,64</text:p>
          </table:table-cell>
          <table:table-cell office:value-type="float" office:value="25.023308617410862" table:style-name="ce6">
            <text:p>25,02</text:p>
          </table:table-cell>
          <table:table-cell office:value-type="float" office:value="39.333236091158128" table:style-name="ce6">
            <text:p>39,33</text:p>
          </table:table-cell>
          <table:table-cell office:value-type="float" office:value="39.879329380172528" table:style-name="ce6">
            <text:p>39,88</text:p>
          </table:table-cell>
          <table:table-cell office:value-type="float" office:value="33.150230031840088" table:style-name="ce6">
            <text:p>33,15</text:p>
          </table:table-cell>
          <table:table-cell office:value-type="float" office:value="23.057453611751086" table:style-name="ce6">
            <text:p>23,06</text:p>
          </table:table-cell>
          <table:table-cell office:value-type="float" office:value="21.202039980739968" table:style-name="ce6">
            <text:p>21,20</text:p>
          </table:table-cell>
          <table:table-cell table:number-columns-repeated="16359"/>
        </table:table-row>
        <table:table-row table:style-name="ro1">
          <table:table-cell office:value-type="date" office:date-value="2020-08-05T00:00:00" table:style-name="ce3">
            <text:p>05.08.2020</text:p>
          </table:table-cell>
          <table:table-cell office:value-type="float" office:value="28.163661890802082" table:style-name="ce6">
            <text:p>28,16</text:p>
          </table:table-cell>
          <table:table-cell office:value-type="float" office:value="34.278117011063365" table:style-name="ce6">
            <text:p>34,28</text:p>
          </table:table-cell>
          <table:table-cell office:value-type="float" office:value="28.481020655732905" table:style-name="ce6">
            <text:p>28,48</text:p>
          </table:table-cell>
          <table:table-cell office:value-type="float" office:value="30.303715451355089" table:style-name="ce6">
            <text:p>30,30</text:p>
          </table:table-cell>
          <table:table-cell office:value-type="float" office:value="32.905619820541389" table:style-name="ce6">
            <text:p>32,91</text:p>
          </table:table-cell>
          <table:table-cell office:value-type="float" office:value="28.188220569925125" table:style-name="ce6">
            <text:p>28,19</text:p>
          </table:table-cell>
          <table:table-cell office:value-type="float" office:value="31.133498786283724" table:style-name="ce6">
            <text:p>31,13</text:p>
          </table:table-cell>
          <table:table-cell office:value-type="float" office:value="26.67181375648051" table:style-name="ce6">
            <text:p>26,67</text:p>
          </table:table-cell>
          <table:table-cell office:value-type="float" office:value="24.699575677136778" table:style-name="ce6">
            <text:p>24,70</text:p>
          </table:table-cell>
          <table:table-cell office:value-type="float" office:value="34.890563649796114" table:style-name="ce6">
            <text:p>34,89</text:p>
          </table:table-cell>
          <table:table-cell office:value-type="float" office:value="41.587705164425508" table:style-name="ce6">
            <text:p>41,59</text:p>
          </table:table-cell>
          <table:table-cell office:value-type="float" office:value="22.553184210431084" table:style-name="ce6">
            <text:p>22,55</text:p>
          </table:table-cell>
          <table:table-cell office:value-type="float" office:value="36.598037457128797" table:style-name="ce6">
            <text:p>36,60</text:p>
          </table:table-cell>
          <table:table-cell office:value-type="float" office:value="22.157384280637416" table:style-name="ce6">
            <text:p>22,16</text:p>
          </table:table-cell>
          <table:table-cell office:value-type="float" office:value="42.131242895526718" table:style-name="ce6">
            <text:p>42,13</text:p>
          </table:table-cell>
          <table:table-cell office:value-type="float" office:value="42.961624563887135" table:style-name="ce6">
            <text:p>42,96</text:p>
          </table:table-cell>
          <table:table-cell office:value-type="float" office:value="27.283220334306982" table:style-name="ce6">
            <text:p>27,28</text:p>
          </table:table-cell>
          <table:table-cell office:value-type="float" office:value="26.776382350447783" table:style-name="ce6">
            <text:p>26,78</text:p>
          </table:table-cell>
          <table:table-cell office:value-type="float" office:value="42.493000663793993" table:style-name="ce6">
            <text:p>42,49</text:p>
          </table:table-cell>
          <table:table-cell office:value-type="float" office:value="24.126092147817396" table:style-name="ce6">
            <text:p>24,13</text:p>
          </table:table-cell>
          <table:table-cell office:value-type="float" office:value="34.130545837818161" table:style-name="ce6">
            <text:p>34,13</text:p>
          </table:table-cell>
          <table:table-cell office:value-type="float" office:value="28.593522059643249" table:style-name="ce6">
            <text:p>28,59</text:p>
          </table:table-cell>
          <table:table-cell office:value-type="float" office:value="27.502940670240232" table:style-name="ce6">
            <text:p>27,50</text:p>
          </table:table-cell>
          <table:table-cell office:value-type="float" office:value="25.703619220137632" table:style-name="ce6">
            <text:p>25,70</text:p>
          </table:table-cell>
          <table:table-cell table:number-columns-repeated="16359"/>
        </table:table-row>
        <table:table-row table:style-name="ro1">
          <table:table-cell office:value-type="date" office:date-value="2020-08-06T00:00:00" table:style-name="ce3">
            <text:p>06.08.2020</text:p>
          </table:table-cell>
          <table:table-cell office:value-type="float" office:value="38.906480806483899" table:style-name="ce6">
            <text:p>38,91</text:p>
          </table:table-cell>
          <table:table-cell office:value-type="float" office:value="27.460112085136757" table:style-name="ce6">
            <text:p>27,46</text:p>
          </table:table-cell>
          <table:table-cell office:value-type="float" office:value="29.580129534401713" table:style-name="ce6">
            <text:p>29,58</text:p>
          </table:table-cell>
          <table:table-cell office:value-type="float" office:value="24.584626724419472" table:style-name="ce6">
            <text:p>24,58</text:p>
          </table:table-cell>
          <table:table-cell office:value-type="float" office:value="38.360666312969535" table:style-name="ce6">
            <text:p>38,36</text:p>
          </table:table-cell>
          <table:table-cell office:value-type="float" office:value="26.457726048020696" table:style-name="ce6">
            <text:p>26,46</text:p>
          </table:table-cell>
          <table:table-cell office:value-type="float" office:value="33.106829698856018" table:style-name="ce6">
            <text:p>33,11</text:p>
          </table:table-cell>
          <table:table-cell office:value-type="float" office:value="33.947794593181634" table:style-name="ce6">
            <text:p>33,95</text:p>
          </table:table-cell>
          <table:table-cell office:value-type="float" office:value="23.324836087583925" table:style-name="ce6">
            <text:p>23,32</text:p>
          </table:table-cell>
          <table:table-cell office:value-type="float" office:value="31.139315803990023" table:style-name="ce6">
            <text:p>31,14</text:p>
          </table:table-cell>
          <table:table-cell office:value-type="float" office:value="24.018933305762481" table:style-name="ce6">
            <text:p>24,02</text:p>
          </table:table-cell>
          <table:table-cell office:value-type="float" office:value="37.094711806658808" table:style-name="ce6">
            <text:p>37,09</text:p>
          </table:table-cell>
          <table:table-cell office:value-type="float" office:value="35.700319654877561" table:style-name="ce6">
            <text:p>35,70</text:p>
          </table:table-cell>
          <table:table-cell office:value-type="float" office:value="25.017775973808938" table:style-name="ce6">
            <text:p>25,02</text:p>
          </table:table-cell>
          <table:table-cell office:value-type="float" office:value="35.722969077327633" table:style-name="ce6">
            <text:p>35,72</text:p>
          </table:table-cell>
          <table:table-cell office:value-type="float" office:value="23.698870531100962" table:style-name="ce6">
            <text:p>23,70</text:p>
          </table:table-cell>
          <table:table-cell office:value-type="float" office:value="39.54394143328944" table:style-name="ce6">
            <text:p>39,54</text:p>
          </table:table-cell>
          <table:table-cell office:value-type="float" office:value="29.345818083127511" table:style-name="ce6">
            <text:p>29,35</text:p>
          </table:table-cell>
          <table:table-cell office:value-type="float" office:value="30.062628984827271" table:style-name="ce6">
            <text:p>30,06</text:p>
          </table:table-cell>
          <table:table-cell office:value-type="float" office:value="33.494265659711765" table:style-name="ce6">
            <text:p>33,49</text:p>
          </table:table-cell>
          <table:table-cell office:value-type="float" office:value="21.471112306367591" table:style-name="ce6">
            <text:p>21,47</text:p>
          </table:table-cell>
          <table:table-cell office:value-type="float" office:value="40.730425008389503" table:style-name="ce6">
            <text:p>40,73</text:p>
          </table:table-cell>
          <table:table-cell office:value-type="float" office:value="31.240906853636638" table:style-name="ce6">
            <text:p>31,24</text:p>
          </table:table-cell>
          <table:table-cell office:value-type="float" office:value="39.842480878739977" table:style-name="ce6">
            <text:p>39,84</text:p>
          </table:table-cell>
          <table:table-cell table:number-columns-repeated="16359"/>
        </table:table-row>
        <table:table-row table:style-name="ro1">
          <table:table-cell office:value-type="date" office:date-value="2020-08-07T00:00:00" table:style-name="ce3">
            <text:p>07.08.2020</text:p>
          </table:table-cell>
          <table:table-cell office:value-type="float" office:value="31.359229949269725" table:style-name="ce6">
            <text:p>31,36</text:p>
          </table:table-cell>
          <table:table-cell office:value-type="float" office:value="37.948598426993939" table:style-name="ce6">
            <text:p>37,95</text:p>
          </table:table-cell>
          <table:table-cell office:value-type="float" office:value="26.99864862107756" table:style-name="ce6">
            <text:p>27,00</text:p>
          </table:table-cell>
          <table:table-cell office:value-type="float" office:value="28.141740324838285" table:style-name="ce6">
            <text:p>28,14</text:p>
          </table:table-cell>
          <table:table-cell office:value-type="float" office:value="27.406264278472328" table:style-name="ce6">
            <text:p>27,41</text:p>
          </table:table-cell>
          <table:table-cell office:value-type="float" office:value="34.584308604108443" table:style-name="ce6">
            <text:p>34,58</text:p>
          </table:table-cell>
          <table:table-cell office:value-type="float" office:value="22.41160834292474" table:style-name="ce6">
            <text:p>22,41</text:p>
          </table:table-cell>
          <table:table-cell office:value-type="float" office:value="27.69708936089674" table:style-name="ce6">
            <text:p>27,70</text:p>
          </table:table-cell>
          <table:table-cell office:value-type="float" office:value="29.457645215420555" table:style-name="ce6">
            <text:p>29,46</text:p>
          </table:table-cell>
          <table:table-cell office:value-type="float" office:value="41.946374689609954" table:style-name="ce6">
            <text:p>41,95</text:p>
          </table:table-cell>
          <table:table-cell office:value-type="float" office:value="23.060379889264414" table:style-name="ce6">
            <text:p>23,06</text:p>
          </table:table-cell>
          <table:table-cell office:value-type="float" office:value="29.548542833218491" table:style-name="ce6">
            <text:p>29,55</text:p>
          </table:table-cell>
          <table:table-cell office:value-type="float" office:value="26.957341660811011" table:style-name="ce6">
            <text:p>26,96</text:p>
          </table:table-cell>
          <table:table-cell office:value-type="float" office:value="25.92243811754906" table:style-name="ce6">
            <text:p>25,92</text:p>
          </table:table-cell>
          <table:table-cell office:value-type="float" office:value="42.938248155518536" table:style-name="ce6">
            <text:p>42,94</text:p>
          </table:table-cell>
          <table:table-cell office:value-type="float" office:value="23.604374685680693" table:style-name="ce6">
            <text:p>23,60</text:p>
          </table:table-cell>
          <table:table-cell office:value-type="float" office:value="41.231758171229799" table:style-name="ce6">
            <text:p>41,23</text:p>
          </table:table-cell>
          <table:table-cell office:value-type="float" office:value="39.672971409815815" table:style-name="ce6">
            <text:p>39,67</text:p>
          </table:table-cell>
          <table:table-cell office:value-type="float" office:value="20.082058137036164" table:style-name="ce6">
            <text:p>20,08</text:p>
          </table:table-cell>
          <table:table-cell office:value-type="float" office:value="35.89119163421261" table:style-name="ce6">
            <text:p>35,89</text:p>
          </table:table-cell>
          <table:table-cell office:value-type="float" office:value="28.744041095493863" table:style-name="ce6">
            <text:p>28,74</text:p>
          </table:table-cell>
          <table:table-cell office:value-type="float" office:value="34.283754254063382" table:style-name="ce6">
            <text:p>34,28</text:p>
          </table:table-cell>
          <table:table-cell office:value-type="float" office:value="21.767483584325451" table:style-name="ce6">
            <text:p>21,77</text:p>
          </table:table-cell>
          <table:table-cell office:value-type="float" office:value="31.437891944209785" table:style-name="ce6">
            <text:p>31,44</text:p>
          </table:table-cell>
          <table:table-cell table:number-columns-repeated="16359"/>
        </table:table-row>
        <table:table-row table:style-name="ro1">
          <table:table-cell office:value-type="date" office:date-value="2020-08-08T00:00:00" table:style-name="ce3">
            <text:p>08.08.2020</text:p>
          </table:table-cell>
          <table:table-cell office:value-type="float" office:value="28.39782816101048" table:style-name="ce6">
            <text:p>28,40</text:p>
          </table:table-cell>
          <table:table-cell office:value-type="float" office:value="22.066775783662774" table:style-name="ce6">
            <text:p>22,07</text:p>
          </table:table-cell>
          <table:table-cell office:value-type="float" office:value="36.541222614545362" table:style-name="ce6">
            <text:p>36,54</text:p>
          </table:table-cell>
          <table:table-cell office:value-type="float" office:value="20.427909723302761" table:style-name="ce6">
            <text:p>20,43</text:p>
          </table:table-cell>
          <table:table-cell office:value-type="float" office:value="42.52666112082477" table:style-name="ce6">
            <text:p>42,53</text:p>
          </table:table-cell>
          <table:table-cell office:value-type="float" office:value="36.448380702251455" table:style-name="ce6">
            <text:p>36,45</text:p>
          </table:table-cell>
          <table:table-cell office:value-type="float" office:value="22.519190793419398" table:style-name="ce6">
            <text:p>22,52</text:p>
          </table:table-cell>
          <table:table-cell office:value-type="float" office:value="35.086820409984114" table:style-name="ce6">
            <text:p>35,09</text:p>
          </table:table-cell>
          <table:table-cell office:value-type="float" office:value="20.884525247200315" table:style-name="ce6">
            <text:p>20,88</text:p>
          </table:table-cell>
          <table:table-cell office:value-type="float" office:value="23.049941340867385" table:style-name="ce6">
            <text:p>23,05</text:p>
          </table:table-cell>
          <table:table-cell office:value-type="float" office:value="32.867749294911746" table:style-name="ce6">
            <text:p>32,87</text:p>
          </table:table-cell>
          <table:table-cell office:value-type="float" office:value="39.979705787172065" table:style-name="ce6">
            <text:p>39,98</text:p>
          </table:table-cell>
          <table:table-cell office:value-type="float" office:value="32.4744327389229" table:style-name="ce6">
            <text:p>32,47</text:p>
          </table:table-cell>
          <table:table-cell office:value-type="float" office:value="35.338757614512126" table:style-name="ce6">
            <text:p>35,34</text:p>
          </table:table-cell>
          <table:table-cell office:value-type="float" office:value="35.939447716653646" table:style-name="ce6">
            <text:p>35,94</text:p>
          </table:table-cell>
          <table:table-cell office:value-type="float" office:value="28.091546968593889" table:style-name="ce6">
            <text:p>28,09</text:p>
          </table:table-cell>
          <table:table-cell office:value-type="float" office:value="42.972172358682919" table:style-name="ce6">
            <text:p>42,97</text:p>
          </table:table-cell>
          <table:table-cell office:value-type="float" office:value="37.554983247775183" table:style-name="ce6">
            <text:p>37,55</text:p>
          </table:table-cell>
          <table:table-cell office:value-type="float" office:value="41.150902079326087" table:style-name="ce6">
            <text:p>41,15</text:p>
          </table:table-cell>
          <table:table-cell office:value-type="float" office:value="34.455645803646156" table:style-name="ce6">
            <text:p>34,46</text:p>
          </table:table-cell>
          <table:table-cell office:value-type="float" office:value="36.042937531363009" table:style-name="ce6">
            <text:p>36,04</text:p>
          </table:table-cell>
          <table:table-cell office:value-type="float" office:value="31.608903408368537" table:style-name="ce6">
            <text:p>31,61</text:p>
          </table:table-cell>
          <table:table-cell office:value-type="float" office:value="41.325866761626017" table:style-name="ce6">
            <text:p>41,33</text:p>
          </table:table-cell>
          <table:table-cell office:value-type="float" office:value="31.673697588405748" table:style-name="ce6">
            <text:p>31,67</text:p>
          </table:table-cell>
          <table:table-cell table:number-columns-repeated="16359"/>
        </table:table-row>
        <table:table-row table:style-name="ro1">
          <table:table-cell office:value-type="date" office:date-value="2020-08-09T00:00:00" table:style-name="ce3">
            <text:p>09.08.2020</text:p>
          </table:table-cell>
          <table:table-cell office:value-type="float" office:value="23.575891339123217" table:style-name="ce6">
            <text:p>23,58</text:p>
          </table:table-cell>
          <table:table-cell office:value-type="float" office:value="39.479898275715612" table:style-name="ce6">
            <text:p>39,48</text:p>
          </table:table-cell>
          <table:table-cell office:value-type="float" office:value="37.65253491395373" table:style-name="ce6">
            <text:p>37,65</text:p>
          </table:table-cell>
          <table:table-cell office:value-type="float" office:value="23.743169226492778" table:style-name="ce6">
            <text:p>23,74</text:p>
          </table:table-cell>
          <table:table-cell office:value-type="float" office:value="39.760415917039339" table:style-name="ce6">
            <text:p>39,76</text:p>
          </table:table-cell>
          <table:table-cell office:value-type="float" office:value="24.051796110238357" table:style-name="ce6">
            <text:p>24,05</text:p>
          </table:table-cell>
          <table:table-cell office:value-type="float" office:value="38.251198483248764" table:style-name="ce6">
            <text:p>38,25</text:p>
          </table:table-cell>
          <table:table-cell office:value-type="float" office:value="26.271173531653591" table:style-name="ce6">
            <text:p>26,27</text:p>
          </table:table-cell>
          <table:table-cell office:value-type="float" office:value="42.768864082529412" table:style-name="ce6">
            <text:p>42,77</text:p>
          </table:table-cell>
          <table:table-cell office:value-type="float" office:value="25.56969326576267" table:style-name="ce6">
            <text:p>25,57</text:p>
          </table:table-cell>
          <table:table-cell office:value-type="float" office:value="27.315022958659561" table:style-name="ce6">
            <text:p>27,32</text:p>
          </table:table-cell>
          <table:table-cell office:value-type="float" office:value="33.110960092587035" table:style-name="ce6">
            <text:p>33,11</text:p>
          </table:table-cell>
          <table:table-cell office:value-type="float" office:value="41.340928691843956" table:style-name="ce6">
            <text:p>41,34</text:p>
          </table:table-cell>
          <table:table-cell office:value-type="float" office:value="27.061697233103363" table:style-name="ce6">
            <text:p>27,06</text:p>
          </table:table-cell>
          <table:table-cell office:value-type="float" office:value="35.760212805281284" table:style-name="ce6">
            <text:p>35,76</text:p>
          </table:table-cell>
          <table:table-cell office:value-type="float" office:value="26.793204945775354" table:style-name="ce6">
            <text:p>26,79</text:p>
          </table:table-cell>
          <table:table-cell office:value-type="float" office:value="42.656038257422097" table:style-name="ce6">
            <text:p>42,66</text:p>
          </table:table-cell>
          <table:table-cell office:value-type="float" office:value="34.750219171842559" table:style-name="ce6">
            <text:p>34,75</text:p>
          </table:table-cell>
          <table:table-cell office:value-type="float" office:value="37.458801324107405" table:style-name="ce6">
            <text:p>37,46</text:p>
          </table:table-cell>
          <table:table-cell office:value-type="float" office:value="40.072528897517103" table:style-name="ce6">
            <text:p>40,07</text:p>
          </table:table-cell>
          <table:table-cell office:value-type="float" office:value="26.136406864800247" table:style-name="ce6">
            <text:p>26,14</text:p>
          </table:table-cell>
          <table:table-cell office:value-type="float" office:value="39.50042313040079" table:style-name="ce6">
            <text:p>39,50</text:p>
          </table:table-cell>
          <table:table-cell office:value-type="float" office:value="24.57532381097726" table:style-name="ce6">
            <text:p>24,58</text:p>
          </table:table-cell>
          <table:table-cell office:value-type="float" office:value="36.723216190861486" table:style-name="ce6">
            <text:p>36,72</text:p>
          </table:table-cell>
          <table:table-cell table:number-columns-repeated="16359"/>
        </table:table-row>
        <table:table-row table:style-name="ro1">
          <table:table-cell office:value-type="date" office:date-value="2020-08-10T00:00:00" table:style-name="ce3">
            <text:p>10.08.2020</text:p>
          </table:table-cell>
          <table:table-cell office:value-type="float" office:value="33.41475210984099" table:style-name="ce6">
            <text:p>33,41</text:p>
          </table:table-cell>
          <table:table-cell office:value-type="float" office:value="36.929267031050863" table:style-name="ce6">
            <text:p>36,93</text:p>
          </table:table-cell>
          <table:table-cell office:value-type="float" office:value="36.901180968519554" table:style-name="ce6">
            <text:p>36,90</text:p>
          </table:table-cell>
          <table:table-cell office:value-type="float" office:value="39.359940077095935" table:style-name="ce6">
            <text:p>39,36</text:p>
          </table:table-cell>
          <table:table-cell office:value-type="float" office:value="34.685968793449469" table:style-name="ce6">
            <text:p>34,69</text:p>
          </table:table-cell>
          <table:table-cell office:value-type="float" office:value="28.825156206719445" table:style-name="ce6">
            <text:p>28,83</text:p>
          </table:table-cell>
          <table:table-cell office:value-type="float" office:value="24.862369666554876" table:style-name="ce6">
            <text:p>24,86</text:p>
          </table:table-cell>
          <table:table-cell office:value-type="float" office:value="34.421548270449676" table:style-name="ce6">
            <text:p>34,42</text:p>
          </table:table-cell>
          <table:table-cell office:value-type="float" office:value="29.540425316431307" table:style-name="ce6">
            <text:p>29,54</text:p>
          </table:table-cell>
          <table:table-cell office:value-type="float" office:value="31.558493690109536" table:style-name="ce6">
            <text:p>31,56</text:p>
          </table:table-cell>
          <table:table-cell office:value-type="float" office:value="38.813328994787724" table:style-name="ce6">
            <text:p>38,81</text:p>
          </table:table-cell>
          <table:table-cell office:value-type="float" office:value="25.415219803844437" table:style-name="ce6">
            <text:p>25,42</text:p>
          </table:table-cell>
          <table:table-cell office:value-type="float" office:value="21.39587314145404" table:style-name="ce6">
            <text:p>21,40</text:p>
          </table:table-cell>
          <table:table-cell office:value-type="float" office:value="29.791170520377907" table:style-name="ce6">
            <text:p>29,79</text:p>
          </table:table-cell>
          <table:table-cell office:value-type="float" office:value="34.641625715847027" table:style-name="ce6">
            <text:p>34,64</text:p>
          </table:table-cell>
          <table:table-cell office:value-type="float" office:value="35.910822704122033" table:style-name="ce6">
            <text:p>35,91</text:p>
          </table:table-cell>
          <table:table-cell office:value-type="float" office:value="20.115516102376979" table:style-name="ce6">
            <text:p>20,12</text:p>
          </table:table-cell>
          <table:table-cell office:value-type="float" office:value="34.015276819216417" table:style-name="ce6">
            <text:p>34,02</text:p>
          </table:table-cell>
          <table:table-cell office:value-type="float" office:value="22.489085646067586" table:style-name="ce6">
            <text:p>22,49</text:p>
          </table:table-cell>
          <table:table-cell office:value-type="float" office:value="29.319650359571092" table:style-name="ce6">
            <text:p>29,32</text:p>
          </table:table-cell>
          <table:table-cell office:value-type="float" office:value="42.330516040573627" table:style-name="ce6">
            <text:p>42,33</text:p>
          </table:table-cell>
          <table:table-cell office:value-type="float" office:value="29.633971137375113" table:style-name="ce6">
            <text:p>29,63</text:p>
          </table:table-cell>
          <table:table-cell office:value-type="float" office:value="28.650948837984295" table:style-name="ce6">
            <text:p>28,65</text:p>
          </table:table-cell>
          <table:table-cell office:value-type="float" office:value="27.793495653067033" table:style-name="ce6">
            <text:p>27,79</text:p>
          </table:table-cell>
          <table:table-cell table:number-columns-repeated="16359"/>
        </table:table-row>
        <table:table-row table:style-name="ro1">
          <table:table-cell office:value-type="date" office:date-value="2020-08-11T00:00:00" table:style-name="ce3">
            <text:p>11.08.2020</text:p>
          </table:table-cell>
          <table:table-cell office:value-type="float" office:value="31.029593106122828" table:style-name="ce6">
            <text:p>31,03</text:p>
          </table:table-cell>
          <table:table-cell office:value-type="float" office:value="40.290229881721757" table:style-name="ce6">
            <text:p>40,29</text:p>
          </table:table-cell>
          <table:table-cell office:value-type="float" office:value="32.485587619554551" table:style-name="ce6">
            <text:p>32,49</text:p>
          </table:table-cell>
          <table:table-cell office:value-type="float" office:value="38.292986722703496" table:style-name="ce6">
            <text:p>38,29</text:p>
          </table:table-cell>
          <table:table-cell office:value-type="float" office:value="33.329264291695708" table:style-name="ce6">
            <text:p>33,33</text:p>
          </table:table-cell>
          <table:table-cell office:value-type="float" office:value="24.14740815300074" table:style-name="ce6">
            <text:p>24,15</text:p>
          </table:table-cell>
          <table:table-cell office:value-type="float" office:value="20.562685105787395" table:style-name="ce6">
            <text:p>20,56</text:p>
          </table:table-cell>
          <table:table-cell office:value-type="float" office:value="39.833468633852192" table:style-name="ce6">
            <text:p>39,83</text:p>
          </table:table-cell>
          <table:table-cell office:value-type="float" office:value="32.78332905497296" table:style-name="ce6">
            <text:p>32,78</text:p>
          </table:table-cell>
          <table:table-cell office:value-type="float" office:value="41.723438443276336" table:style-name="ce6">
            <text:p>41,72</text:p>
          </table:table-cell>
          <table:table-cell office:value-type="float" office:value="33.730388555633539" table:style-name="ce6">
            <text:p>33,73</text:p>
          </table:table-cell>
          <table:table-cell office:value-type="float" office:value="20.027797247244397" table:style-name="ce6">
            <text:p>20,03</text:p>
          </table:table-cell>
          <table:table-cell office:value-type="float" office:value="21.528003220736405" table:style-name="ce6">
            <text:p>21,53</text:p>
          </table:table-cell>
          <table:table-cell office:value-type="float" office:value="23.101712779276838" table:style-name="ce6">
            <text:p>23,10</text:p>
          </table:table-cell>
          <table:table-cell office:value-type="float" office:value="27.441525347525623" table:style-name="ce6">
            <text:p>27,44</text:p>
          </table:table-cell>
          <table:table-cell office:value-type="float" office:value="32.530954826831291" table:style-name="ce6">
            <text:p>32,53</text:p>
          </table:table-cell>
          <table:table-cell office:value-type="float" office:value="28.487770188284571" table:style-name="ce6">
            <text:p>28,49</text:p>
          </table:table-cell>
          <table:table-cell office:value-type="float" office:value="42.837595587310972" table:style-name="ce6">
            <text:p>42,84</text:p>
          </table:table-cell>
          <table:table-cell office:value-type="float" office:value="20.84951057886536" table:style-name="ce6">
            <text:p>20,85</text:p>
          </table:table-cell>
          <table:table-cell office:value-type="float" office:value="39.912659549355737" table:style-name="ce6">
            <text:p>39,91</text:p>
          </table:table-cell>
          <table:table-cell office:value-type="float" office:value="31.758519072506378" table:style-name="ce6">
            <text:p>31,76</text:p>
          </table:table-cell>
          <table:table-cell office:value-type="float" office:value="32.623624882663577" table:style-name="ce6">
            <text:p>32,62</text:p>
          </table:table-cell>
          <table:table-cell office:value-type="float" office:value="23.276918323161411" table:style-name="ce6">
            <text:p>23,28</text:p>
          </table:table-cell>
          <table:table-cell office:value-type="float" office:value="38.8619353988474" table:style-name="ce6">
            <text:p>38,86</text:p>
          </table:table-cell>
          <table:table-cell table:number-columns-repeated="16359"/>
        </table:table-row>
        <table:table-row table:style-name="ro1">
          <table:table-cell office:value-type="date" office:date-value="2020-08-12T00:00:00" table:style-name="ce3">
            <text:p>12.08.2020</text:p>
          </table:table-cell>
          <table:table-cell office:value-type="float" office:value="31.607419885831561" table:style-name="ce6">
            <text:p>31,61</text:p>
          </table:table-cell>
          <table:table-cell office:value-type="float" office:value="30.549277391935888" table:style-name="ce6">
            <text:p>30,55</text:p>
          </table:table-cell>
          <table:table-cell office:value-type="float" office:value="29.179176858141695" table:style-name="ce6">
            <text:p>29,18</text:p>
          </table:table-cell>
          <table:table-cell office:value-type="float" office:value="42.390324575752416" table:style-name="ce6">
            <text:p>42,39</text:p>
          </table:table-cell>
          <table:table-cell office:value-type="float" office:value="33.835654401597758" table:style-name="ce6">
            <text:p>33,84</text:p>
          </table:table-cell>
          <table:table-cell office:value-type="float" office:value="29.727898630435455" table:style-name="ce6">
            <text:p>29,73</text:p>
          </table:table-cell>
          <table:table-cell office:value-type="float" office:value="26.61149210188001" table:style-name="ce6">
            <text:p>26,61</text:p>
          </table:table-cell>
          <table:table-cell office:value-type="float" office:value="30.803663698858976" table:style-name="ce6">
            <text:p>30,80</text:p>
          </table:table-cell>
          <table:table-cell office:value-type="float" office:value="20.949300552222983" table:style-name="ce6">
            <text:p>20,95</text:p>
          </table:table-cell>
          <table:table-cell office:value-type="float" office:value="39.272700178666561" table:style-name="ce6">
            <text:p>39,27</text:p>
          </table:table-cell>
          <table:table-cell office:value-type="float" office:value="39.040492418512741" table:style-name="ce6">
            <text:p>39,04</text:p>
          </table:table-cell>
          <table:table-cell office:value-type="float" office:value="23.549788602170612" table:style-name="ce6">
            <text:p>23,55</text:p>
          </table:table-cell>
          <table:table-cell office:value-type="float" office:value="38.75236821954087" table:style-name="ce6">
            <text:p>38,75</text:p>
          </table:table-cell>
          <table:table-cell office:value-type="float" office:value="29.159670973635173" table:style-name="ce6">
            <text:p>29,16</text:p>
          </table:table-cell>
          <table:table-cell office:value-type="float" office:value="22.162303991455772" table:style-name="ce6">
            <text:p>22,16</text:p>
          </table:table-cell>
          <table:table-cell office:value-type="float" office:value="30.000593395709537" table:style-name="ce6">
            <text:p>30,00</text:p>
          </table:table-cell>
          <table:table-cell office:value-type="float" office:value="41.342976977611769" table:style-name="ce6">
            <text:p>41,34</text:p>
          </table:table-cell>
          <table:table-cell office:value-type="float" office:value="21.298521999059986" table:style-name="ce6">
            <text:p>21,30</text:p>
          </table:table-cell>
          <table:table-cell office:value-type="float" office:value="32.263068504923588" table:style-name="ce6">
            <text:p>32,26</text:p>
          </table:table-cell>
          <table:table-cell office:value-type="float" office:value="37.417192044460705" table:style-name="ce6">
            <text:p>37,42</text:p>
          </table:table-cell>
          <table:table-cell office:value-type="float" office:value="23.291329058288401" table:style-name="ce6">
            <text:p>23,29</text:p>
          </table:table-cell>
          <table:table-cell office:value-type="float" office:value="42.082591179186636" table:style-name="ce6">
            <text:p>42,08</text:p>
          </table:table-cell>
          <table:table-cell office:value-type="float" office:value="23.286213836287295" table:style-name="ce6">
            <text:p>23,29</text:p>
          </table:table-cell>
          <table:table-cell office:value-type="float" office:value="21.667868732870414" table:style-name="ce6">
            <text:p>21,67</text:p>
          </table:table-cell>
          <table:table-cell table:number-columns-repeated="16359"/>
        </table:table-row>
        <table:table-row table:style-name="ro1">
          <table:table-cell office:value-type="date" office:date-value="2020-08-13T00:00:00" table:style-name="ce3">
            <text:p>13.08.2020</text:p>
          </table:table-cell>
          <table:table-cell office:value-type="float" office:value="24.343079062589304" table:style-name="ce6">
            <text:p>24,34</text:p>
          </table:table-cell>
          <table:table-cell office:value-type="float" office:value="29.355213238078978" table:style-name="ce6">
            <text:p>29,36</text:p>
          </table:table-cell>
          <table:table-cell office:value-type="float" office:value="36.964742797996159" table:style-name="ce6">
            <text:p>36,96</text:p>
          </table:table-cell>
          <table:table-cell office:value-type="float" office:value="42.32621221657611" table:style-name="ce6">
            <text:p>42,33</text:p>
          </table:table-cell>
          <table:table-cell office:value-type="float" office:value="21.78717109401212" table:style-name="ce6">
            <text:p>21,79</text:p>
          </table:table-cell>
          <table:table-cell office:value-type="float" office:value="21.007623223168554" table:style-name="ce6">
            <text:p>21,01</text:p>
          </table:table-cell>
          <table:table-cell office:value-type="float" office:value="37.101595561111502" table:style-name="ce6">
            <text:p>37,10</text:p>
          </table:table-cell>
          <table:table-cell office:value-type="float" office:value="41.695443272648788" table:style-name="ce6">
            <text:p>41,70</text:p>
          </table:table-cell>
          <table:table-cell office:value-type="float" office:value="34.206313857334258" table:style-name="ce6">
            <text:p>34,21</text:p>
          </table:table-cell>
          <table:table-cell office:value-type="float" office:value="40.126039212563562" table:style-name="ce6">
            <text:p>40,13</text:p>
          </table:table-cell>
          <table:table-cell office:value-type="float" office:value="27.908356425584135" table:style-name="ce6">
            <text:p>27,91</text:p>
          </table:table-cell>
          <table:table-cell office:value-type="float" office:value="40.705609817755466" table:style-name="ce6">
            <text:p>40,71</text:p>
          </table:table-cell>
          <table:table-cell office:value-type="float" office:value="27.085577855570875" table:style-name="ce6">
            <text:p>27,09</text:p>
          </table:table-cell>
          <table:table-cell office:value-type="float" office:value="31.060791761875421" table:style-name="ce6">
            <text:p>31,06</text:p>
          </table:table-cell>
          <table:table-cell office:value-type="float" office:value="38.937549501173287" table:style-name="ce6">
            <text:p>38,94</text:p>
          </table:table-cell>
          <table:table-cell office:value-type="float" office:value="37.779736368149329" table:style-name="ce6">
            <text:p>37,78</text:p>
          </table:table-cell>
          <table:table-cell office:value-type="float" office:value="33.525231763826866" table:style-name="ce6">
            <text:p>33,53</text:p>
          </table:table-cell>
          <table:table-cell office:value-type="float" office:value="42.406363379540501" table:style-name="ce6">
            <text:p>42,41</text:p>
          </table:table-cell>
          <table:table-cell office:value-type="float" office:value="31.140656526070458" table:style-name="ce6">
            <text:p>31,14</text:p>
          </table:table-cell>
          <table:table-cell office:value-type="float" office:value="35.171098597488509" table:style-name="ce6">
            <text:p>35,17</text:p>
          </table:table-cell>
          <table:table-cell office:value-type="float" office:value="25.887468071341143" table:style-name="ce6">
            <text:p>25,89</text:p>
          </table:table-cell>
          <table:table-cell office:value-type="float" office:value="32.891093604055214" table:style-name="ce6">
            <text:p>32,89</text:p>
          </table:table-cell>
          <table:table-cell office:value-type="float" office:value="35.094094282893806" table:style-name="ce6">
            <text:p>35,09</text:p>
          </table:table-cell>
          <table:table-cell office:value-type="float" office:value="22.807264529832548" table:style-name="ce6">
            <text:p>22,81</text:p>
          </table:table-cell>
          <table:table-cell table:number-columns-repeated="16359"/>
        </table:table-row>
        <table:table-row table:style-name="ro1">
          <table:table-cell office:value-type="date" office:date-value="2020-08-14T00:00:00" table:style-name="ce3">
            <text:p>14.08.2020</text:p>
          </table:table-cell>
          <table:table-cell office:value-type="float" office:value="22.081922349692235" table:style-name="ce6">
            <text:p>22,08</text:p>
          </table:table-cell>
          <table:table-cell office:value-type="float" office:value="39.085239245236053" table:style-name="ce6">
            <text:p>39,09</text:p>
          </table:table-cell>
          <table:table-cell office:value-type="float" office:value="28.687849539631081" table:style-name="ce6">
            <text:p>28,69</text:p>
          </table:table-cell>
          <table:table-cell office:value-type="float" office:value="35.847745895263685" table:style-name="ce6">
            <text:p>35,85</text:p>
          </table:table-cell>
          <table:table-cell office:value-type="float" office:value="28.115322928207252" table:style-name="ce6">
            <text:p>28,12</text:p>
          </table:table-cell>
          <table:table-cell office:value-type="float" office:value="40.618746374169717" table:style-name="ce6">
            <text:p>40,62</text:p>
          </table:table-cell>
          <table:table-cell office:value-type="float" office:value="32.266629772623688" table:style-name="ce6">
            <text:p>32,27</text:p>
          </table:table-cell>
          <table:table-cell office:value-type="float" office:value="41.828370071197504" table:style-name="ce6">
            <text:p>41,83</text:p>
          </table:table-cell>
          <table:table-cell office:value-type="float" office:value="39.926430757639778" table:style-name="ce6">
            <text:p>39,93</text:p>
          </table:table-cell>
          <table:table-cell office:value-type="float" office:value="25.662781783599726" table:style-name="ce6">
            <text:p>25,66</text:p>
          </table:table-cell>
          <table:table-cell office:value-type="float" office:value="40.495233056995261" table:style-name="ce6">
            <text:p>40,50</text:p>
          </table:table-cell>
          <table:table-cell office:value-type="float" office:value="20.665211314013657" table:style-name="ce6">
            <text:p>20,67</text:p>
          </table:table-cell>
          <table:table-cell office:value-type="float" office:value="25.228183846667058" table:style-name="ce6">
            <text:p>25,23</text:p>
          </table:table-cell>
          <table:table-cell office:value-type="float" office:value="21.073334825613856" table:style-name="ce6">
            <text:p>21,07</text:p>
          </table:table-cell>
          <table:table-cell office:value-type="float" office:value="28.156276817736618" table:style-name="ce6">
            <text:p>28,16</text:p>
          </table:table-cell>
          <table:table-cell office:value-type="float" office:value="33.92207795609184" table:style-name="ce6">
            <text:p>33,92</text:p>
          </table:table-cell>
          <table:table-cell office:value-type="float" office:value="35.286148623308357" table:style-name="ce6">
            <text:p>35,29</text:p>
          </table:table-cell>
          <table:table-cell office:value-type="float" office:value="20.496630791820206" table:style-name="ce6">
            <text:p>20,50</text:p>
          </table:table-cell>
          <table:table-cell office:value-type="float" office:value="27.517033659939809" table:style-name="ce6">
            <text:p>27,52</text:p>
          </table:table-cell>
          <table:table-cell office:value-type="float" office:value="24.692305431163625" table:style-name="ce6">
            <text:p>24,69</text:p>
          </table:table-cell>
          <table:table-cell office:value-type="float" office:value="34.302547856592305" table:style-name="ce6">
            <text:p>34,30</text:p>
          </table:table-cell>
          <table:table-cell office:value-type="float" office:value="23.130955782517002" table:style-name="ce6">
            <text:p>23,13</text:p>
          </table:table-cell>
          <table:table-cell office:value-type="float" office:value="23.908678239813803" table:style-name="ce6">
            <text:p>23,91</text:p>
          </table:table-cell>
          <table:table-cell office:value-type="float" office:value="29.408333702563958" table:style-name="ce6">
            <text:p>29,41</text:p>
          </table:table-cell>
          <table:table-cell table:number-columns-repeated="16359"/>
        </table:table-row>
        <table:table-row table:style-name="ro1">
          <table:table-cell office:value-type="date" office:date-value="2020-08-15T00:00:00" table:style-name="ce3">
            <text:p>15.08.2020</text:p>
          </table:table-cell>
          <table:table-cell office:value-type="float" office:value="36.238434902521419" table:style-name="ce6">
            <text:p>36,24</text:p>
          </table:table-cell>
          <table:table-cell office:value-type="float" office:value="34.556837532584993" table:style-name="ce6">
            <text:p>34,56</text:p>
          </table:table-cell>
          <table:table-cell office:value-type="float" office:value="24.26302012958007" table:style-name="ce6">
            <text:p>24,26</text:p>
          </table:table-cell>
          <table:table-cell office:value-type="float" office:value="25.048072222217428" table:style-name="ce6">
            <text:p>25,05</text:p>
          </table:table-cell>
          <table:table-cell office:value-type="float" office:value="23.248221887807016" table:style-name="ce6">
            <text:p>23,25</text:p>
          </table:table-cell>
          <table:table-cell office:value-type="float" office:value="32.235505609969934" table:style-name="ce6">
            <text:p>32,24</text:p>
          </table:table-cell>
          <table:table-cell office:value-type="float" office:value="34.38284695283788" table:style-name="ce6">
            <text:p>34,38</text:p>
          </table:table-cell>
          <table:table-cell office:value-type="float" office:value="40.623334403325202" table:style-name="ce6">
            <text:p>40,62</text:p>
          </table:table-cell>
          <table:table-cell office:value-type="float" office:value="25.047114748305539" table:style-name="ce6">
            <text:p>25,05</text:p>
          </table:table-cell>
          <table:table-cell office:value-type="float" office:value="40.669128066928224" table:style-name="ce6">
            <text:p>40,67</text:p>
          </table:table-cell>
          <table:table-cell office:value-type="float" office:value="25.896570628714908" table:style-name="ce6">
            <text:p>25,90</text:p>
          </table:table-cell>
          <table:table-cell office:value-type="float" office:value="26.98029983294645" table:style-name="ce6">
            <text:p>26,98</text:p>
          </table:table-cell>
          <table:table-cell office:value-type="float" office:value="29.502607140739848" table:style-name="ce6">
            <text:p>29,50</text:p>
          </table:table-cell>
          <table:table-cell office:value-type="float" office:value="35.514073625200709" table:style-name="ce6">
            <text:p>35,51</text:p>
          </table:table-cell>
          <table:table-cell office:value-type="float" office:value="32.40377290990287" table:style-name="ce6">
            <text:p>32,40</text:p>
          </table:table-cell>
          <table:table-cell office:value-type="float" office:value="31.738935232752944" table:style-name="ce6">
            <text:p>31,74</text:p>
          </table:table-cell>
          <table:table-cell office:value-type="float" office:value="21.230574226515458" table:style-name="ce6">
            <text:p>21,23</text:p>
          </table:table-cell>
          <table:table-cell office:value-type="float" office:value="41.677928529743298" table:style-name="ce6">
            <text:p>41,68</text:p>
          </table:table-cell>
          <table:table-cell office:value-type="float" office:value="34.682143671544296" table:style-name="ce6">
            <text:p>34,68</text:p>
          </table:table-cell>
          <table:table-cell office:value-type="float" office:value="24.298549511325216" table:style-name="ce6">
            <text:p>24,30</text:p>
          </table:table-cell>
          <table:table-cell office:value-type="float" office:value="38.290725303575698" table:style-name="ce6">
            <text:p>38,29</text:p>
          </table:table-cell>
          <table:table-cell office:value-type="float" office:value="25.11807835429337" table:style-name="ce6">
            <text:p>25,12</text:p>
          </table:table-cell>
          <table:table-cell office:value-type="float" office:value="21.506185893743492" table:style-name="ce6">
            <text:p>21,51</text:p>
          </table:table-cell>
          <table:table-cell office:value-type="float" office:value="41.723894678506795" table:style-name="ce6">
            <text:p>41,72</text:p>
          </table:table-cell>
          <table:table-cell table:number-columns-repeated="16359"/>
        </table:table-row>
        <table:table-row table:style-name="ro1">
          <table:table-cell office:value-type="date" office:date-value="2020-08-16T00:00:00" table:style-name="ce3">
            <text:p>16.08.2020</text:p>
          </table:table-cell>
          <table:table-cell office:value-type="float" office:value="26.313943978462905" table:style-name="ce6">
            <text:p>26,31</text:p>
          </table:table-cell>
          <table:table-cell office:value-type="float" office:value="22.934241935062275" table:style-name="ce6">
            <text:p>22,93</text:p>
          </table:table-cell>
          <table:table-cell office:value-type="float" office:value="36.382652899061611" table:style-name="ce6">
            <text:p>36,38</text:p>
          </table:table-cell>
          <table:table-cell office:value-type="float" office:value="29.392069400197883" table:style-name="ce6">
            <text:p>29,39</text:p>
          </table:table-cell>
          <table:table-cell office:value-type="float" office:value="34.1511952543554" table:style-name="ce6">
            <text:p>34,15</text:p>
          </table:table-cell>
          <table:table-cell office:value-type="float" office:value="23.732040133907162" table:style-name="ce6">
            <text:p>23,73</text:p>
          </table:table-cell>
          <table:table-cell office:value-type="float" office:value="24.159208628559185" table:style-name="ce6">
            <text:p>24,16</text:p>
          </table:table-cell>
          <table:table-cell office:value-type="float" office:value="39.839905524239825" table:style-name="ce6">
            <text:p>39,84</text:p>
          </table:table-cell>
          <table:table-cell office:value-type="float" office:value="25.413084046441242" table:style-name="ce6">
            <text:p>25,41</text:p>
          </table:table-cell>
          <table:table-cell office:value-type="float" office:value="37.800878306478211" table:style-name="ce6">
            <text:p>37,80</text:p>
          </table:table-cell>
          <table:table-cell office:value-type="float" office:value="35.395032354198818" table:style-name="ce6">
            <text:p>35,40</text:p>
          </table:table-cell>
          <table:table-cell office:value-type="float" office:value="20.821290673653742" table:style-name="ce6">
            <text:p>20,82</text:p>
          </table:table-cell>
          <table:table-cell office:value-type="float" office:value="35.265046405900449" table:style-name="ce6">
            <text:p>35,27</text:p>
          </table:table-cell>
          <table:table-cell office:value-type="float" office:value="23.801439821293958" table:style-name="ce6">
            <text:p>23,80</text:p>
          </table:table-cell>
          <table:table-cell office:value-type="float" office:value="41.160758913389948" table:style-name="ce6">
            <text:p>41,16</text:p>
          </table:table-cell>
          <table:table-cell office:value-type="float" office:value="28.385181277318861" table:style-name="ce6">
            <text:p>28,39</text:p>
          </table:table-cell>
          <table:table-cell office:value-type="float" office:value="30.398408456191092" table:style-name="ce6">
            <text:p>30,40</text:p>
          </table:table-cell>
          <table:table-cell office:value-type="float" office:value="35.341308629560736" table:style-name="ce6">
            <text:p>35,34</text:p>
          </table:table-cell>
          <table:table-cell office:value-type="float" office:value="28.883550514744954" table:style-name="ce6">
            <text:p>28,88</text:p>
          </table:table-cell>
          <table:table-cell office:value-type="float" office:value="34.405497428149729" table:style-name="ce6">
            <text:p>34,41</text:p>
          </table:table-cell>
          <table:table-cell office:value-type="float" office:value="32.17794982054226" table:style-name="ce6">
            <text:p>32,18</text:p>
          </table:table-cell>
          <table:table-cell office:value-type="float" office:value="42.13350802647664" table:style-name="ce6">
            <text:p>42,13</text:p>
          </table:table-cell>
          <table:table-cell office:value-type="float" office:value="34.794859274458688" table:style-name="ce6">
            <text:p>34,79</text:p>
          </table:table-cell>
          <table:table-cell office:value-type="float" office:value="29.304684549519155" table:style-name="ce6">
            <text:p>29,30</text:p>
          </table:table-cell>
          <table:table-cell table:number-columns-repeated="16359"/>
        </table:table-row>
        <table:table-row table:style-name="ro1">
          <table:table-cell office:value-type="date" office:date-value="2020-08-17T00:00:00" table:style-name="ce3">
            <text:p>17.08.2020</text:p>
          </table:table-cell>
          <table:table-cell office:value-type="float" office:value="18.990949234521626" table:style-name="ce6">
            <text:p>18,99</text:p>
          </table:table-cell>
          <table:table-cell office:value-type="float" office:value="22.16793096610332" table:style-name="ce6">
            <text:p>22,17</text:p>
          </table:table-cell>
          <table:table-cell office:value-type="float" office:value="11.353945174636571" table:style-name="ce6">
            <text:p>11,35</text:p>
          </table:table-cell>
          <table:table-cell office:value-type="float" office:value="16.802626950385978" table:style-name="ce6">
            <text:p>16,80</text:p>
          </table:table-cell>
          <table:table-cell office:value-type="float" office:value="10.134577715977501" table:style-name="ce6">
            <text:p>10,13</text:p>
          </table:table-cell>
          <table:table-cell office:value-type="float" office:value="12.928002217477065" table:style-name="ce6">
            <text:p>12,93</text:p>
          </table:table-cell>
          <table:table-cell office:value-type="float" office:value="19.48039268512521" table:style-name="ce6">
            <text:p>19,48</text:p>
          </table:table-cell>
          <table:table-cell office:value-type="float" office:value="21.163001453985448" table:style-name="ce6">
            <text:p>21,16</text:p>
          </table:table-cell>
          <table:table-cell office:value-type="float" office:value="16.285834388533637" table:style-name="ce6">
            <text:p>16,29</text:p>
          </table:table-cell>
          <table:table-cell office:value-type="float" office:value="16.346146975411546" table:style-name="ce6">
            <text:p>16,35</text:p>
          </table:table-cell>
          <table:table-cell office:value-type="float" office:value="15.15962415157783" table:style-name="ce6">
            <text:p>15,16</text:p>
          </table:table-cell>
          <table:table-cell office:value-type="float" office:value="22.955559325249283" table:style-name="ce6">
            <text:p>22,96</text:p>
          </table:table-cell>
          <table:table-cell office:value-type="float" office:value="22.256042021482479" table:style-name="ce6">
            <text:p>22,26</text:p>
          </table:table-cell>
          <table:table-cell office:value-type="float" office:value="16.665490348184587" table:style-name="ce6">
            <text:p>16,67</text:p>
          </table:table-cell>
          <table:table-cell office:value-type="float" office:value="19.817418823031243" table:style-name="ce6">
            <text:p>19,82</text:p>
          </table:table-cell>
          <table:table-cell office:value-type="float" office:value="18.921698522323652" table:style-name="ce6">
            <text:p>18,92</text:p>
          </table:table-cell>
          <table:table-cell office:value-type="float" office:value="15.144479328281445" table:style-name="ce6">
            <text:p>15,14</text:p>
          </table:table-cell>
          <table:table-cell office:value-type="float" office:value="13.392711269186806" table:style-name="ce6">
            <text:p>13,39</text:p>
          </table:table-cell>
          <table:table-cell office:value-type="float" office:value="13.116822938086992" table:style-name="ce6">
            <text:p>13,12</text:p>
          </table:table-cell>
          <table:table-cell office:value-type="float" office:value="16.540541528562404" table:style-name="ce6">
            <text:p>16,54</text:p>
          </table:table-cell>
          <table:table-cell office:value-type="float" office:value="19.40810257032112" table:style-name="ce6">
            <text:p>19,41</text:p>
          </table:table-cell>
          <table:table-cell office:value-type="float" office:value="11.072828017362157" table:style-name="ce6">
            <text:p>11,07</text:p>
          </table:table-cell>
          <table:table-cell office:value-type="float" office:value="10.734271764443191" table:style-name="ce6">
            <text:p>10,73</text:p>
          </table:table-cell>
          <table:table-cell office:value-type="float" office:value="13.888601498412765" table:style-name="ce6">
            <text:p>13,89</text:p>
          </table:table-cell>
          <table:table-cell table:number-columns-repeated="16359"/>
        </table:table-row>
        <table:table-row table:style-name="ro1">
          <table:table-cell office:value-type="date" office:date-value="2020-08-18T00:00:00" table:style-name="ce3">
            <text:p>18.08.2020</text:p>
          </table:table-cell>
          <table:table-cell office:value-type="float" office:value="11.940908470806454" table:style-name="ce6">
            <text:p>11,94</text:p>
          </table:table-cell>
          <table:table-cell office:value-type="float" office:value="10.449737846618683" table:style-name="ce6">
            <text:p>10,45</text:p>
          </table:table-cell>
          <table:table-cell office:value-type="float" office:value="19.29906134769319" table:style-name="ce6">
            <text:p>19,30</text:p>
          </table:table-cell>
          <table:table-cell office:value-type="float" office:value="16.709886737439682" table:style-name="ce6">
            <text:p>16,71</text:p>
          </table:table-cell>
          <table:table-cell office:value-type="float" office:value="12.850206245126108" table:style-name="ce6">
            <text:p>12,85</text:p>
          </table:table-cell>
          <table:table-cell office:value-type="float" office:value="18.582589722808216" table:style-name="ce6">
            <text:p>18,58</text:p>
          </table:table-cell>
          <table:table-cell office:value-type="float" office:value="19.062832632673555" table:style-name="ce6">
            <text:p>19,06</text:p>
          </table:table-cell>
          <table:table-cell office:value-type="float" office:value="18.450925222819087" table:style-name="ce6">
            <text:p>18,45</text:p>
          </table:table-cell>
          <table:table-cell office:value-type="float" office:value="18.630374773065419" table:style-name="ce6">
            <text:p>18,63</text:p>
          </table:table-cell>
          <table:table-cell office:value-type="float" office:value="22.058047689361061" table:style-name="ce6">
            <text:p>22,06</text:p>
          </table:table-cell>
          <table:table-cell office:value-type="float" office:value="13.974040609165638" table:style-name="ce6">
            <text:p>13,97</text:p>
          </table:table-cell>
          <table:table-cell office:value-type="float" office:value="18.671234824230108" table:style-name="ce6">
            <text:p>18,67</text:p>
          </table:table-cell>
          <table:table-cell office:value-type="float" office:value="11.266765609584359" table:style-name="ce6">
            <text:p>11,27</text:p>
          </table:table-cell>
          <table:table-cell office:value-type="float" office:value="12.406338442465209" table:style-name="ce6">
            <text:p>12,41</text:p>
          </table:table-cell>
          <table:table-cell office:value-type="float" office:value="14.307918142024452" table:style-name="ce6">
            <text:p>14,31</text:p>
          </table:table-cell>
          <table:table-cell office:value-type="float" office:value="15.242306479927404" table:style-name="ce6">
            <text:p>15,24</text:p>
          </table:table-cell>
          <table:table-cell office:value-type="float" office:value="11.361820530243669" table:style-name="ce6">
            <text:p>11,36</text:p>
          </table:table-cell>
          <table:table-cell office:value-type="float" office:value="14.991797343593504" table:style-name="ce6">
            <text:p>14,99</text:p>
          </table:table-cell>
          <table:table-cell office:value-type="float" office:value="22.049451911776259" table:style-name="ce6">
            <text:p>22,05</text:p>
          </table:table-cell>
          <table:table-cell office:value-type="float" office:value="15.158460763521539" table:style-name="ce6">
            <text:p>15,16</text:p>
          </table:table-cell>
          <table:table-cell office:value-type="float" office:value="21.935169369854471" table:style-name="ce6">
            <text:p>21,94</text:p>
          </table:table-cell>
          <table:table-cell office:value-type="float" office:value="21.201267147206487" table:style-name="ce6">
            <text:p>21,20</text:p>
          </table:table-cell>
          <table:table-cell office:value-type="float" office:value="18.583454172954614" table:style-name="ce6">
            <text:p>18,58</text:p>
          </table:table-cell>
          <table:table-cell office:value-type="float" office:value="18.558566181812719" table:style-name="ce6">
            <text:p>18,56</text:p>
          </table:table-cell>
          <table:table-cell table:number-columns-repeated="16359"/>
        </table:table-row>
        <table:table-row table:style-name="ro1">
          <table:table-cell office:value-type="date" office:date-value="2020-08-19T00:00:00" table:style-name="ce3">
            <text:p>19.08.2020</text:p>
          </table:table-cell>
          <table:table-cell office:value-type="float" office:value="13.537208297244469" table:style-name="ce6">
            <text:p>13,54</text:p>
          </table:table-cell>
          <table:table-cell office:value-type="float" office:value="16.437801864815356" table:style-name="ce6">
            <text:p>16,44</text:p>
          </table:table-cell>
          <table:table-cell office:value-type="float" office:value="11.030144952418738" table:style-name="ce6">
            <text:p>11,03</text:p>
          </table:table-cell>
          <table:table-cell office:value-type="float" office:value="17.442609349947297" table:style-name="ce6">
            <text:p>17,44</text:p>
          </table:table-cell>
          <table:table-cell office:value-type="float" office:value="13.557861970266478" table:style-name="ce6">
            <text:p>13,56</text:p>
          </table:table-cell>
          <table:table-cell office:value-type="float" office:value="10.2499090161834" table:style-name="ce6">
            <text:p>10,25</text:p>
          </table:table-cell>
          <table:table-cell office:value-type="float" office:value="15.914472066573509" table:style-name="ce6">
            <text:p>15,91</text:p>
          </table:table-cell>
          <table:table-cell office:value-type="float" office:value="22.485930554815155" table:style-name="ce6">
            <text:p>22,49</text:p>
          </table:table-cell>
          <table:table-cell office:value-type="float" office:value="13.254029848814771" table:style-name="ce6">
            <text:p>13,25</text:p>
          </table:table-cell>
          <table:table-cell office:value-type="float" office:value="11.844612957148929" table:style-name="ce6">
            <text:p>11,84</text:p>
          </table:table-cell>
          <table:table-cell office:value-type="float" office:value="22.042851244884105" table:style-name="ce6">
            <text:p>22,04</text:p>
          </table:table-cell>
          <table:table-cell office:value-type="float" office:value="22.455494352326802" table:style-name="ce6">
            <text:p>22,46</text:p>
          </table:table-cell>
          <table:table-cell office:value-type="float" office:value="15.296273600187225" table:style-name="ce6">
            <text:p>15,30</text:p>
          </table:table-cell>
          <table:table-cell office:value-type="float" office:value="12.895184414058757" table:style-name="ce6">
            <text:p>12,90</text:p>
          </table:table-cell>
          <table:table-cell office:value-type="float" office:value="10.267396178483564" table:style-name="ce6">
            <text:p>10,27</text:p>
          </table:table-cell>
          <table:table-cell office:value-type="float" office:value="21.064279724981656" table:style-name="ce6">
            <text:p>21,06</text:p>
          </table:table-cell>
          <table:table-cell office:value-type="float" office:value="12.084413278997308" table:style-name="ce6">
            <text:p>12,08</text:p>
          </table:table-cell>
          <table:table-cell office:value-type="float" office:value="13.171218889281368" table:style-name="ce6">
            <text:p>13,17</text:p>
          </table:table-cell>
          <table:table-cell office:value-type="float" office:value="11.786259746647488" table:style-name="ce6">
            <text:p>11,79</text:p>
          </table:table-cell>
          <table:table-cell office:value-type="float" office:value="11.306216852978679" table:style-name="ce6">
            <text:p>11,31</text:p>
          </table:table-cell>
          <table:table-cell office:value-type="float" office:value="12.085664327732285" table:style-name="ce6">
            <text:p>12,09</text:p>
          </table:table-cell>
          <table:table-cell office:value-type="float" office:value="10.668260963198199" table:style-name="ce6">
            <text:p>10,67</text:p>
          </table:table-cell>
          <table:table-cell office:value-type="float" office:value="10.209384541459448" table:style-name="ce6">
            <text:p>10,21</text:p>
          </table:table-cell>
          <table:table-cell office:value-type="float" office:value="20.416103149678293" table:style-name="ce6">
            <text:p>20,42</text:p>
          </table:table-cell>
          <table:table-cell table:number-columns-repeated="16359"/>
        </table:table-row>
        <table:table-row table:style-name="ro1">
          <table:table-cell office:value-type="date" office:date-value="2020-08-20T00:00:00" table:style-name="ce3">
            <text:p>20.08.2020</text:p>
          </table:table-cell>
          <table:table-cell office:value-type="float" office:value="12.560778228855222" table:style-name="ce6">
            <text:p>12,56</text:p>
          </table:table-cell>
          <table:table-cell office:value-type="float" office:value="12.10910411363081" table:style-name="ce6">
            <text:p>12,11</text:p>
          </table:table-cell>
          <table:table-cell office:value-type="float" office:value="12.492873380775727" table:style-name="ce6">
            <text:p>12,49</text:p>
          </table:table-cell>
          <table:table-cell office:value-type="float" office:value="14.390150880434753" table:style-name="ce6">
            <text:p>14,39</text:p>
          </table:table-cell>
          <table:table-cell office:value-type="float" office:value="12.855674823487783" table:style-name="ce6">
            <text:p>12,86</text:p>
          </table:table-cell>
          <table:table-cell office:value-type="float" office:value="13.515356501138717" table:style-name="ce6">
            <text:p>13,52</text:p>
          </table:table-cell>
          <table:table-cell office:value-type="float" office:value="19.423889885203067" table:style-name="ce6">
            <text:p>19,42</text:p>
          </table:table-cell>
          <table:table-cell office:value-type="float" office:value="14.202802231018756" table:style-name="ce6">
            <text:p>14,20</text:p>
          </table:table-cell>
          <table:table-cell office:value-type="float" office:value="19.936276419592254" table:style-name="ce6">
            <text:p>19,94</text:p>
          </table:table-cell>
          <table:table-cell office:value-type="float" office:value="14.075960273326253" table:style-name="ce6">
            <text:p>14,08</text:p>
          </table:table-cell>
          <table:table-cell office:value-type="float" office:value="15.513827006122288" table:style-name="ce6">
            <text:p>15,51</text:p>
          </table:table-cell>
          <table:table-cell office:value-type="float" office:value="10.878309409659007" table:style-name="ce6">
            <text:p>10,88</text:p>
          </table:table-cell>
          <table:table-cell office:value-type="float" office:value="13.248082850248769" table:style-name="ce6">
            <text:p>13,25</text:p>
          </table:table-cell>
          <table:table-cell office:value-type="float" office:value="12.331566346224051" table:style-name="ce6">
            <text:p>12,33</text:p>
          </table:table-cell>
          <table:table-cell office:value-type="float" office:value="22.990387002580309" table:style-name="ce6">
            <text:p>22,99</text:p>
          </table:table-cell>
          <table:table-cell office:value-type="float" office:value="18.599484264570957" table:style-name="ce6">
            <text:p>18,60</text:p>
          </table:table-cell>
          <table:table-cell office:value-type="float" office:value="14.577188864249976" table:style-name="ce6">
            <text:p>14,58</text:p>
          </table:table-cell>
          <table:table-cell office:value-type="float" office:value="22.068905134134031" table:style-name="ce6">
            <text:p>22,07</text:p>
          </table:table-cell>
          <table:table-cell office:value-type="float" office:value="21.68241832446444" table:style-name="ce6">
            <text:p>21,68</text:p>
          </table:table-cell>
          <table:table-cell office:value-type="float" office:value="20.986275982981692" table:style-name="ce6">
            <text:p>20,99</text:p>
          </table:table-cell>
          <table:table-cell office:value-type="float" office:value="10.030334425978339" table:style-name="ce6">
            <text:p>10,03</text:p>
          </table:table-cell>
          <table:table-cell office:value-type="float" office:value="16.459318217651386" table:style-name="ce6">
            <text:p>16,46</text:p>
          </table:table-cell>
          <table:table-cell office:value-type="float" office:value="22.987795462695892" table:style-name="ce6">
            <text:p>22,99</text:p>
          </table:table-cell>
          <table:table-cell office:value-type="float" office:value="13.550995967030666" table:style-name="ce6">
            <text:p>13,55</text:p>
          </table:table-cell>
          <table:table-cell table:number-columns-repeated="16359"/>
        </table:table-row>
        <table:table-row table:style-name="ro1">
          <table:table-cell office:value-type="date" office:date-value="2020-08-21T00:00:00" table:style-name="ce3">
            <text:p>21.08.2020</text:p>
          </table:table-cell>
          <table:table-cell office:value-type="float" office:value="14.550763308145395" table:style-name="ce6">
            <text:p>14,55</text:p>
          </table:table-cell>
          <table:table-cell office:value-type="float" office:value="22.370070617707203" table:style-name="ce6">
            <text:p>22,37</text:p>
          </table:table-cell>
          <table:table-cell office:value-type="float" office:value="20.672151328425905" table:style-name="ce6">
            <text:p>20,67</text:p>
          </table:table-cell>
          <table:table-cell office:value-type="float" office:value="14.734712168481897" table:style-name="ce6">
            <text:p>14,73</text:p>
          </table:table-cell>
          <table:table-cell office:value-type="float" office:value="20.060424304660476" table:style-name="ce6">
            <text:p>20,06</text:p>
          </table:table-cell>
          <table:table-cell office:value-type="float" office:value="20.01921507031367" table:style-name="ce6">
            <text:p>20,02</text:p>
          </table:table-cell>
          <table:table-cell office:value-type="float" office:value="17.697457010567923" table:style-name="ce6">
            <text:p>17,70</text:p>
          </table:table-cell>
          <table:table-cell office:value-type="float" office:value="16.899937544195343" table:style-name="ce6">
            <text:p>16,90</text:p>
          </table:table-cell>
          <table:table-cell office:value-type="float" office:value="10.475807329665706" table:style-name="ce6">
            <text:p>10,48</text:p>
          </table:table-cell>
          <table:table-cell office:value-type="float" office:value="13.187048436393825" table:style-name="ce6">
            <text:p>13,19</text:p>
          </table:table-cell>
          <table:table-cell office:value-type="float" office:value="16.217088619595501" table:style-name="ce6">
            <text:p>16,22</text:p>
          </table:table-cell>
          <table:table-cell office:value-type="float" office:value="11.322063629162253" table:style-name="ce6">
            <text:p>11,32</text:p>
          </table:table-cell>
          <table:table-cell office:value-type="float" office:value="13.484414327751448" table:style-name="ce6">
            <text:p>13,48</text:p>
          </table:table-cell>
          <table:table-cell office:value-type="float" office:value="22.449258546019173" table:style-name="ce6">
            <text:p>22,45</text:p>
          </table:table-cell>
          <table:table-cell office:value-type="float" office:value="20.820451306633998" table:style-name="ce6">
            <text:p>20,82</text:p>
          </table:table-cell>
          <table:table-cell office:value-type="float" office:value="14.277645636746708" table:style-name="ce6">
            <text:p>14,28</text:p>
          </table:table-cell>
          <table:table-cell office:value-type="float" office:value="19.172132932935696" table:style-name="ce6">
            <text:p>19,17</text:p>
          </table:table-cell>
          <table:table-cell office:value-type="float" office:value="18.881550819348703" table:style-name="ce6">
            <text:p>18,88</text:p>
          </table:table-cell>
          <table:table-cell office:value-type="float" office:value="14.584726507398617" table:style-name="ce6">
            <text:p>14,58</text:p>
          </table:table-cell>
          <table:table-cell office:value-type="float" office:value="20.225121138825074" table:style-name="ce6">
            <text:p>20,23</text:p>
          </table:table-cell>
          <table:table-cell office:value-type="float" office:value="22.484045817231696" table:style-name="ce6">
            <text:p>22,48</text:p>
          </table:table-cell>
          <table:table-cell office:value-type="float" office:value="10.445524414132271" table:style-name="ce6">
            <text:p>10,45</text:p>
          </table:table-cell>
          <table:table-cell office:value-type="float" office:value="22.028266504764439" table:style-name="ce6">
            <text:p>22,03</text:p>
          </table:table-cell>
          <table:table-cell office:value-type="float" office:value="14.876530604166383" table:style-name="ce6">
            <text:p>14,88</text:p>
          </table:table-cell>
          <table:table-cell table:number-columns-repeated="16359"/>
        </table:table-row>
        <table:table-row table:style-name="ro1">
          <table:table-cell office:value-type="date" office:date-value="2020-08-22T00:00:00" table:style-name="ce3">
            <text:p>22.08.2020</text:p>
          </table:table-cell>
          <table:table-cell office:value-type="float" office:value="18.204604539209186" table:style-name="ce6">
            <text:p>18,20</text:p>
          </table:table-cell>
          <table:table-cell office:value-type="float" office:value="15.615235746722725" table:style-name="ce6">
            <text:p>15,62</text:p>
          </table:table-cell>
          <table:table-cell office:value-type="float" office:value="19.484367066670636" table:style-name="ce6">
            <text:p>19,48</text:p>
          </table:table-cell>
          <table:table-cell office:value-type="float" office:value="10.36289140858748" table:style-name="ce6">
            <text:p>10,36</text:p>
          </table:table-cell>
          <table:table-cell office:value-type="float" office:value="18.589069333113564" table:style-name="ce6">
            <text:p>18,59</text:p>
          </table:table-cell>
          <table:table-cell office:value-type="float" office:value="15.116739713947792" table:style-name="ce6">
            <text:p>15,12</text:p>
          </table:table-cell>
          <table:table-cell office:value-type="float" office:value="13.800328238233652" table:style-name="ce6">
            <text:p>13,80</text:p>
          </table:table-cell>
          <table:table-cell office:value-type="float" office:value="19.039161503347099" table:style-name="ce6">
            <text:p>19,04</text:p>
          </table:table-cell>
          <table:table-cell office:value-type="float" office:value="10.837922399097282" table:style-name="ce6">
            <text:p>10,84</text:p>
          </table:table-cell>
          <table:table-cell office:value-type="float" office:value="21.145449412345194" table:style-name="ce6">
            <text:p>21,15</text:p>
          </table:table-cell>
          <table:table-cell office:value-type="float" office:value="13.220116814205905" table:style-name="ce6">
            <text:p>13,22</text:p>
          </table:table-cell>
          <table:table-cell office:value-type="float" office:value="16.017318715021165" table:style-name="ce6">
            <text:p>16,02</text:p>
          </table:table-cell>
          <table:table-cell office:value-type="float" office:value="15.904433215933659" table:style-name="ce6">
            <text:p>15,90</text:p>
          </table:table-cell>
          <table:table-cell office:value-type="float" office:value="12.932031795866754" table:style-name="ce6">
            <text:p>12,93</text:p>
          </table:table-cell>
          <table:table-cell office:value-type="float" office:value="16.17713234723853" table:style-name="ce6">
            <text:p>16,18</text:p>
          </table:table-cell>
          <table:table-cell office:value-type="float" office:value="12.883123006313577" table:style-name="ce6">
            <text:p>12,88</text:p>
          </table:table-cell>
          <table:table-cell office:value-type="float" office:value="10.529045717708701" table:style-name="ce6">
            <text:p>10,53</text:p>
          </table:table-cell>
          <table:table-cell office:value-type="float" office:value="16.536442117156575" table:style-name="ce6">
            <text:p>16,54</text:p>
          </table:table-cell>
          <table:table-cell office:value-type="float" office:value="18.664532652700306" table:style-name="ce6">
            <text:p>18,66</text:p>
          </table:table-cell>
          <table:table-cell office:value-type="float" office:value="15.002257159450281" table:style-name="ce6">
            <text:p>15,00</text:p>
          </table:table-cell>
          <table:table-cell office:value-type="float" office:value="10.837425325585873" table:style-name="ce6">
            <text:p>10,84</text:p>
          </table:table-cell>
          <table:table-cell office:value-type="float" office:value="13.075723671467113" table:style-name="ce6">
            <text:p>13,08</text:p>
          </table:table-cell>
          <table:table-cell office:value-type="float" office:value="13.695254150156327" table:style-name="ce6">
            <text:p>13,70</text:p>
          </table:table-cell>
          <table:table-cell office:value-type="float" office:value="13.203594320649346" table:style-name="ce6">
            <text:p>13,20</text:p>
          </table:table-cell>
          <table:table-cell table:number-columns-repeated="16359"/>
        </table:table-row>
        <table:table-row table:style-name="ro1">
          <table:table-cell office:value-type="date" office:date-value="2020-08-23T00:00:00" table:style-name="ce3">
            <text:p>23.08.2020</text:p>
          </table:table-cell>
          <table:table-cell office:value-type="float" office:value="10.950397504104561" table:style-name="ce6">
            <text:p>10,95</text:p>
          </table:table-cell>
          <table:table-cell office:value-type="float" office:value="12.753915863994603" table:style-name="ce6">
            <text:p>12,75</text:p>
          </table:table-cell>
          <table:table-cell office:value-type="float" office:value="12.642984833947036" table:style-name="ce6">
            <text:p>12,64</text:p>
          </table:table-cell>
          <table:table-cell office:value-type="float" office:value="17.400571812997235" table:style-name="ce6">
            <text:p>17,40</text:p>
          </table:table-cell>
          <table:table-cell office:value-type="float" office:value="12.691600873935224" table:style-name="ce6">
            <text:p>12,69</text:p>
          </table:table-cell>
          <table:table-cell office:value-type="float" office:value="19.609595213074044" table:style-name="ce6">
            <text:p>19,61</text:p>
          </table:table-cell>
          <table:table-cell office:value-type="float" office:value="18.283919786395636" table:style-name="ce6">
            <text:p>18,28</text:p>
          </table:table-cell>
          <table:table-cell office:value-type="float" office:value="16.791984892513462" table:style-name="ce6">
            <text:p>16,79</text:p>
          </table:table-cell>
          <table:table-cell office:value-type="float" office:value="10.503888596426671" table:style-name="ce6">
            <text:p>10,50</text:p>
          </table:table-cell>
          <table:table-cell office:value-type="float" office:value="20.13407098476506" table:style-name="ce6">
            <text:p>20,13</text:p>
          </table:table-cell>
          <table:table-cell office:value-type="float" office:value="20.921540487014607" table:style-name="ce6">
            <text:p>20,92</text:p>
          </table:table-cell>
          <table:table-cell office:value-type="float" office:value="17.835617323522658" table:style-name="ce6">
            <text:p>17,84</text:p>
          </table:table-cell>
          <table:table-cell office:value-type="float" office:value="14.478206835764095" table:style-name="ce6">
            <text:p>14,48</text:p>
          </table:table-cell>
          <table:table-cell office:value-type="float" office:value="15.914238485970035" table:style-name="ce6">
            <text:p>15,91</text:p>
          </table:table-cell>
          <table:table-cell office:value-type="float" office:value="13.44630684981934" table:style-name="ce6">
            <text:p>13,45</text:p>
          </table:table-cell>
          <table:table-cell office:value-type="float" office:value="22.943233961099104" table:style-name="ce6">
            <text:p>22,94</text:p>
          </table:table-cell>
          <table:table-cell office:value-type="float" office:value="20.532806521247473" table:style-name="ce6">
            <text:p>20,53</text:p>
          </table:table-cell>
          <table:table-cell office:value-type="float" office:value="16.844101692340086" table:style-name="ce6">
            <text:p>16,84</text:p>
          </table:table-cell>
          <table:table-cell office:value-type="float" office:value="20.964308451913176" table:style-name="ce6">
            <text:p>20,96</text:p>
          </table:table-cell>
          <table:table-cell office:value-type="float" office:value="15.564796078011952" table:style-name="ce6">
            <text:p>15,56</text:p>
          </table:table-cell>
          <table:table-cell office:value-type="float" office:value="21.890509424716193" table:style-name="ce6">
            <text:p>21,89</text:p>
          </table:table-cell>
          <table:table-cell office:value-type="float" office:value="19.531397267671263" table:style-name="ce6">
            <text:p>19,53</text:p>
          </table:table-cell>
          <table:table-cell office:value-type="float" office:value="16.292828177645585" table:style-name="ce6">
            <text:p>16,29</text:p>
          </table:table-cell>
          <table:table-cell office:value-type="float" office:value="11.712841618135577" table:style-name="ce6">
            <text:p>11,71</text:p>
          </table:table-cell>
          <table:table-cell table:number-columns-repeated="16359"/>
        </table:table-row>
        <table:table-row table:style-name="ro1">
          <table:table-cell office:value-type="date" office:date-value="2020-08-24T00:00:00" table:style-name="ce3">
            <text:p>24.08.2020</text:p>
          </table:table-cell>
          <table:table-cell office:value-type="float" office:value="17.370689904838997" table:style-name="ce6">
            <text:p>17,37</text:p>
          </table:table-cell>
          <table:table-cell office:value-type="float" office:value="15.896158484592249" table:style-name="ce6">
            <text:p>15,90</text:p>
          </table:table-cell>
          <table:table-cell office:value-type="float" office:value="10.627524455077921" table:style-name="ce6">
            <text:p>10,63</text:p>
          </table:table-cell>
          <table:table-cell office:value-type="float" office:value="13.077505457943369" table:style-name="ce6">
            <text:p>13,08</text:p>
          </table:table-cell>
          <table:table-cell office:value-type="float" office:value="20.631153337727802" table:style-name="ce6">
            <text:p>20,63</text:p>
          </table:table-cell>
          <table:table-cell office:value-type="float" office:value="16.705551517310379" table:style-name="ce6">
            <text:p>16,71</text:p>
          </table:table-cell>
          <table:table-cell office:value-type="float" office:value="18.581059883190008" table:style-name="ce6">
            <text:p>18,58</text:p>
          </table:table-cell>
          <table:table-cell office:value-type="float" office:value="13.384532632540914" table:style-name="ce6">
            <text:p>13,38</text:p>
          </table:table-cell>
          <table:table-cell office:value-type="float" office:value="10.341570398730008" table:style-name="ce6">
            <text:p>10,34</text:p>
          </table:table-cell>
          <table:table-cell office:value-type="float" office:value="18.397809372984451" table:style-name="ce6">
            <text:p>18,40</text:p>
          </table:table-cell>
          <table:table-cell office:value-type="float" office:value="11.507073414559512" table:style-name="ce6">
            <text:p>11,51</text:p>
          </table:table-cell>
          <table:table-cell office:value-type="float" office:value="19.527844900006514" table:style-name="ce6">
            <text:p>19,53</text:p>
          </table:table-cell>
          <table:table-cell office:value-type="float" office:value="17.592611077891871" table:style-name="ce6">
            <text:p>17,59</text:p>
          </table:table-cell>
          <table:table-cell office:value-type="float" office:value="18.194588664022387" table:style-name="ce6">
            <text:p>18,19</text:p>
          </table:table-cell>
          <table:table-cell office:value-type="float" office:value="11.021039782510018" table:style-name="ce6">
            <text:p>11,02</text:p>
          </table:table-cell>
          <table:table-cell office:value-type="float" office:value="11.200946977239294" table:style-name="ce6">
            <text:p>11,20</text:p>
          </table:table-cell>
          <table:table-cell office:value-type="float" office:value="10.767026276495153" table:style-name="ce6">
            <text:p>10,77</text:p>
          </table:table-cell>
          <table:table-cell office:value-type="float" office:value="21.006995952705434" table:style-name="ce6">
            <text:p>21,01</text:p>
          </table:table-cell>
          <table:table-cell office:value-type="float" office:value="20.926242027971817" table:style-name="ce6">
            <text:p>20,93</text:p>
          </table:table-cell>
          <table:table-cell office:value-type="float" office:value="16.377363761160794" table:style-name="ce6">
            <text:p>16,38</text:p>
          </table:table-cell>
          <table:table-cell office:value-type="float" office:value="21.092559124971192" table:style-name="ce6">
            <text:p>21,09</text:p>
          </table:table-cell>
          <table:table-cell office:value-type="float" office:value="11.449260977527455" table:style-name="ce6">
            <text:p>11,45</text:p>
          </table:table-cell>
          <table:table-cell office:value-type="float" office:value="19.844358005694989" table:style-name="ce6">
            <text:p>19,84</text:p>
          </table:table-cell>
          <table:table-cell office:value-type="float" office:value="20.4036000497793" table:style-name="ce6">
            <text:p>20,40</text:p>
          </table:table-cell>
          <table:table-cell table:number-columns-repeated="16359"/>
        </table:table-row>
        <table:table-row table:style-name="ro1">
          <table:table-cell office:value-type="date" office:date-value="2020-08-25T00:00:00" table:style-name="ce3">
            <text:p>25.08.2020</text:p>
          </table:table-cell>
          <table:table-cell office:value-type="float" office:value="16.590847636565243" table:style-name="ce6">
            <text:p>16,59</text:p>
          </table:table-cell>
          <table:table-cell office:value-type="float" office:value="20.442894147508547" table:style-name="ce6">
            <text:p>20,44</text:p>
          </table:table-cell>
          <table:table-cell office:value-type="float" office:value="21.243324723111613" table:style-name="ce6">
            <text:p>21,24</text:p>
          </table:table-cell>
          <table:table-cell office:value-type="float" office:value="13.936241189667095" table:style-name="ce6">
            <text:p>13,94</text:p>
          </table:table-cell>
          <table:table-cell office:value-type="float" office:value="13.6660159843927" table:style-name="ce6">
            <text:p>13,67</text:p>
          </table:table-cell>
          <table:table-cell office:value-type="float" office:value="17.933356464959786" table:style-name="ce6">
            <text:p>17,93</text:p>
          </table:table-cell>
          <table:table-cell office:value-type="float" office:value="11.175953816802458" table:style-name="ce6">
            <text:p>11,18</text:p>
          </table:table-cell>
          <table:table-cell office:value-type="float" office:value="11.798728945062155" table:style-name="ce6">
            <text:p>11,80</text:p>
          </table:table-cell>
          <table:table-cell office:value-type="float" office:value="22.618477326565909" table:style-name="ce6">
            <text:p>22,62</text:p>
          </table:table-cell>
          <table:table-cell office:value-type="float" office:value="20.977124893499589" table:style-name="ce6">
            <text:p>20,98</text:p>
          </table:table-cell>
          <table:table-cell office:value-type="float" office:value="15.065766326109276" table:style-name="ce6">
            <text:p>15,07</text:p>
          </table:table-cell>
          <table:table-cell office:value-type="float" office:value="20.81581583139085" table:style-name="ce6">
            <text:p>20,82</text:p>
          </table:table-cell>
          <table:table-cell office:value-type="float" office:value="13.298197103101352" table:style-name="ce6">
            <text:p>13,30</text:p>
          </table:table-cell>
          <table:table-cell office:value-type="float" office:value="13.842883727715186" table:style-name="ce6">
            <text:p>13,84</text:p>
          </table:table-cell>
          <table:table-cell office:value-type="float" office:value="20.220517985739527" table:style-name="ce6">
            <text:p>20,22</text:p>
          </table:table-cell>
          <table:table-cell office:value-type="float" office:value="22.853658089302378" table:style-name="ce6">
            <text:p>22,85</text:p>
          </table:table-cell>
          <table:table-cell office:value-type="float" office:value="21.792478781420218" table:style-name="ce6">
            <text:p>21,79</text:p>
          </table:table-cell>
          <table:table-cell office:value-type="float" office:value="15.338399858918272" table:style-name="ce6">
            <text:p>15,34</text:p>
          </table:table-cell>
          <table:table-cell office:value-type="float" office:value="22.983773507866232" table:style-name="ce6">
            <text:p>22,98</text:p>
          </table:table-cell>
          <table:table-cell office:value-type="float" office:value="17.626264106487639" table:style-name="ce6">
            <text:p>17,63</text:p>
          </table:table-cell>
          <table:table-cell office:value-type="float" office:value="20.689929576892094" table:style-name="ce6">
            <text:p>20,69</text:p>
          </table:table-cell>
          <table:table-cell office:value-type="float" office:value="10.465057521462231" table:style-name="ce6">
            <text:p>10,47</text:p>
          </table:table-cell>
          <table:table-cell office:value-type="float" office:value="10.550333124695703" table:style-name="ce6">
            <text:p>10,55</text:p>
          </table:table-cell>
          <table:table-cell office:value-type="float" office:value="17.242417830314672" table:style-name="ce6">
            <text:p>17,24</text:p>
          </table:table-cell>
          <table:table-cell table:number-columns-repeated="16359"/>
        </table:table-row>
        <table:table-row table:style-name="ro1">
          <table:table-cell office:value-type="date" office:date-value="2020-08-26T00:00:00" table:style-name="ce3">
            <text:p>26.08.2020</text:p>
          </table:table-cell>
          <table:table-cell office:value-type="float" office:value="10.631961907259669" table:style-name="ce6">
            <text:p>10,63</text:p>
          </table:table-cell>
          <table:table-cell office:value-type="float" office:value="18.557759665753458" table:style-name="ce6">
            <text:p>18,56</text:p>
          </table:table-cell>
          <table:table-cell office:value-type="float" office:value="15.388738863839531" table:style-name="ce6">
            <text:p>15,39</text:p>
          </table:table-cell>
          <table:table-cell office:value-type="float" office:value="22.452025986296562" table:style-name="ce6">
            <text:p>22,45</text:p>
          </table:table-cell>
          <table:table-cell office:value-type="float" office:value="12.444897746255293" table:style-name="ce6">
            <text:p>12,44</text:p>
          </table:table-cell>
          <table:table-cell office:value-type="float" office:value="13.597330897128529" table:style-name="ce6">
            <text:p>13,60</text:p>
          </table:table-cell>
          <table:table-cell office:value-type="float" office:value="19.042685198858873" table:style-name="ce6">
            <text:p>19,04</text:p>
          </table:table-cell>
          <table:table-cell office:value-type="float" office:value="16.971976580848199" table:style-name="ce6">
            <text:p>16,97</text:p>
          </table:table-cell>
          <table:table-cell office:value-type="float" office:value="21.154777665359745" table:style-name="ce6">
            <text:p>21,15</text:p>
          </table:table-cell>
          <table:table-cell office:value-type="float" office:value="11.272419040860047" table:style-name="ce6">
            <text:p>11,27</text:p>
          </table:table-cell>
          <table:table-cell office:value-type="float" office:value="12.029600442942746" table:style-name="ce6">
            <text:p>12,03</text:p>
          </table:table-cell>
          <table:table-cell office:value-type="float" office:value="21.12340092533745" table:style-name="ce6">
            <text:p>21,12</text:p>
          </table:table-cell>
          <table:table-cell office:value-type="float" office:value="22.934529644234125" table:style-name="ce6">
            <text:p>22,93</text:p>
          </table:table-cell>
          <table:table-cell office:value-type="float" office:value="13.360635550186103" table:style-name="ce6">
            <text:p>13,36</text:p>
          </table:table-cell>
          <table:table-cell office:value-type="float" office:value="11.129498013649068" table:style-name="ce6">
            <text:p>11,13</text:p>
          </table:table-cell>
          <table:table-cell office:value-type="float" office:value="17.679470680762634" table:style-name="ce6">
            <text:p>17,68</text:p>
          </table:table-cell>
          <table:table-cell office:value-type="float" office:value="18.443329668634881" table:style-name="ce6">
            <text:p>18,44</text:p>
          </table:table-cell>
          <table:table-cell office:value-type="float" office:value="21.977395435721576" table:style-name="ce6">
            <text:p>21,98</text:p>
          </table:table-cell>
          <table:table-cell office:value-type="float" office:value="14.467236443577868" table:style-name="ce6">
            <text:p>14,47</text:p>
          </table:table-cell>
          <table:table-cell office:value-type="float" office:value="13.167637988613905" table:style-name="ce6">
            <text:p>13,17</text:p>
          </table:table-cell>
          <table:table-cell office:value-type="float" office:value="19.582419724543072" table:style-name="ce6">
            <text:p>19,58</text:p>
          </table:table-cell>
          <table:table-cell office:value-type="float" office:value="15.824399472264712" table:style-name="ce6">
            <text:p>15,82</text:p>
          </table:table-cell>
          <table:table-cell office:value-type="float" office:value="22.388535984577338" table:style-name="ce6">
            <text:p>22,39</text:p>
          </table:table-cell>
          <table:table-cell office:value-type="float" office:value="17.344875803215551" table:style-name="ce6">
            <text:p>17,34</text:p>
          </table:table-cell>
          <table:table-cell table:number-columns-repeated="16359"/>
        </table:table-row>
        <table:table-row table:style-name="ro1">
          <table:table-cell office:value-type="date" office:date-value="2020-08-27T00:00:00" table:style-name="ce3">
            <text:p>27.08.2020</text:p>
          </table:table-cell>
          <table:table-cell office:value-type="float" office:value="21.567608153259819" table:style-name="ce6">
            <text:p>21,57</text:p>
          </table:table-cell>
          <table:table-cell office:value-type="float" office:value="13.7792883967996" table:style-name="ce6">
            <text:p>13,78</text:p>
          </table:table-cell>
          <table:table-cell office:value-type="float" office:value="11.89313890328747" table:style-name="ce6">
            <text:p>11,89</text:p>
          </table:table-cell>
          <table:table-cell office:value-type="float" office:value="13.755045252695599" table:style-name="ce6">
            <text:p>13,76</text:p>
          </table:table-cell>
          <table:table-cell office:value-type="float" office:value="15.665789841613211" table:style-name="ce6">
            <text:p>15,67</text:p>
          </table:table-cell>
          <table:table-cell office:value-type="float" office:value="20.42366185477978" table:style-name="ce6">
            <text:p>20,42</text:p>
          </table:table-cell>
          <table:table-cell office:value-type="float" office:value="11.449795012067982" table:style-name="ce6">
            <text:p>11,45</text:p>
          </table:table-cell>
          <table:table-cell office:value-type="float" office:value="12.01264435107683" table:style-name="ce6">
            <text:p>12,01</text:p>
          </table:table-cell>
          <table:table-cell office:value-type="float" office:value="10.486845590383616" table:style-name="ce6">
            <text:p>10,49</text:p>
          </table:table-cell>
          <table:table-cell office:value-type="float" office:value="16.961763300848155" table:style-name="ce6">
            <text:p>16,96</text:p>
          </table:table-cell>
          <table:table-cell office:value-type="float" office:value="16.825245580653345" table:style-name="ce6">
            <text:p>16,83</text:p>
          </table:table-cell>
          <table:table-cell office:value-type="float" office:value="20.110475421761574" table:style-name="ce6">
            <text:p>20,11</text:p>
          </table:table-cell>
          <table:table-cell office:value-type="float" office:value="21.363005725015867" table:style-name="ce6">
            <text:p>21,36</text:p>
          </table:table-cell>
          <table:table-cell office:value-type="float" office:value="21.193369766383796" table:style-name="ce6">
            <text:p>21,19</text:p>
          </table:table-cell>
          <table:table-cell office:value-type="float" office:value="16.190578211862274" table:style-name="ce6">
            <text:p>16,19</text:p>
          </table:table-cell>
          <table:table-cell office:value-type="float" office:value="18.27327757540596" table:style-name="ce6">
            <text:p>18,27</text:p>
          </table:table-cell>
          <table:table-cell office:value-type="float" office:value="18.703389035412521" table:style-name="ce6">
            <text:p>18,70</text:p>
          </table:table-cell>
          <table:table-cell office:value-type="float" office:value="17.829563146043558" table:style-name="ce6">
            <text:p>17,83</text:p>
          </table:table-cell>
          <table:table-cell office:value-type="float" office:value="15.393703762666163" table:style-name="ce6">
            <text:p>15,39</text:p>
          </table:table-cell>
          <table:table-cell office:value-type="float" office:value="13.523706460661323" table:style-name="ce6">
            <text:p>13,52</text:p>
          </table:table-cell>
          <table:table-cell office:value-type="float" office:value="22.372073487657786" table:style-name="ce6">
            <text:p>22,37</text:p>
          </table:table-cell>
          <table:table-cell office:value-type="float" office:value="10.76424331176465" table:style-name="ce6">
            <text:p>10,76</text:p>
          </table:table-cell>
          <table:table-cell office:value-type="float" office:value="17.350138366486661" table:style-name="ce6">
            <text:p>17,35</text:p>
          </table:table-cell>
          <table:table-cell office:value-type="float" office:value="12.554806177403623" table:style-name="ce6">
            <text:p>12,55</text:p>
          </table:table-cell>
          <table:table-cell table:number-columns-repeated="16359"/>
        </table:table-row>
        <table:table-row table:style-name="ro1">
          <table:table-cell office:value-type="date" office:date-value="2020-08-28T00:00:00" table:style-name="ce3">
            <text:p>28.08.2020</text:p>
          </table:table-cell>
          <table:table-cell office:value-type="float" office:value="20.239671701184829" table:style-name="ce6">
            <text:p>20,24</text:p>
          </table:table-cell>
          <table:table-cell office:value-type="float" office:value="13.576790170369568" table:style-name="ce6">
            <text:p>13,58</text:p>
          </table:table-cell>
          <table:table-cell office:value-type="float" office:value="20.535887417439838" table:style-name="ce6">
            <text:p>20,54</text:p>
          </table:table-cell>
          <table:table-cell office:value-type="float" office:value="21.931226192537608" table:style-name="ce6">
            <text:p>21,93</text:p>
          </table:table-cell>
          <table:table-cell office:value-type="float" office:value="20.849982904745168" table:style-name="ce6">
            <text:p>20,85</text:p>
          </table:table-cell>
          <table:table-cell office:value-type="float" office:value="16.017489620456306" table:style-name="ce6">
            <text:p>16,02</text:p>
          </table:table-cell>
          <table:table-cell office:value-type="float" office:value="16.974390434455774" table:style-name="ce6">
            <text:p>16,97</text:p>
          </table:table-cell>
          <table:table-cell office:value-type="float" office:value="16.821910147918977" table:style-name="ce6">
            <text:p>16,82</text:p>
          </table:table-cell>
          <table:table-cell office:value-type="float" office:value="21.323783517329467" table:style-name="ce6">
            <text:p>21,32</text:p>
          </table:table-cell>
          <table:table-cell office:value-type="float" office:value="21.200216875212021" table:style-name="ce6">
            <text:p>21,20</text:p>
          </table:table-cell>
          <table:table-cell office:value-type="float" office:value="13.634097198890547" table:style-name="ce6">
            <text:p>13,63</text:p>
          </table:table-cell>
          <table:table-cell office:value-type="float" office:value="20.196104792411735" table:style-name="ce6">
            <text:p>20,20</text:p>
          </table:table-cell>
          <table:table-cell office:value-type="float" office:value="12.447110473752206" table:style-name="ce6">
            <text:p>12,45</text:p>
          </table:table-cell>
          <table:table-cell office:value-type="float" office:value="13.580458560499171" table:style-name="ce6">
            <text:p>13,58</text:p>
          </table:table-cell>
          <table:table-cell office:value-type="float" office:value="11.040631995927415" table:style-name="ce6">
            <text:p>11,04</text:p>
          </table:table-cell>
          <table:table-cell office:value-type="float" office:value="17.76708396082762" table:style-name="ce6">
            <text:p>17,77</text:p>
          </table:table-cell>
          <table:table-cell office:value-type="float" office:value="11.679615222251686" table:style-name="ce6">
            <text:p>11,68</text:p>
          </table:table-cell>
          <table:table-cell office:value-type="float" office:value="11.190671498778917" table:style-name="ce6">
            <text:p>11,19</text:p>
          </table:table-cell>
          <table:table-cell office:value-type="float" office:value="20.79143769700736" table:style-name="ce6">
            <text:p>20,79</text:p>
          </table:table-cell>
          <table:table-cell office:value-type="float" office:value="22.241911283382862" table:style-name="ce6">
            <text:p>22,24</text:p>
          </table:table-cell>
          <table:table-cell office:value-type="float" office:value="19.905316890807313" table:style-name="ce6">
            <text:p>19,91</text:p>
          </table:table-cell>
          <table:table-cell office:value-type="float" office:value="18.759441140041986" table:style-name="ce6">
            <text:p>18,76</text:p>
          </table:table-cell>
          <table:table-cell office:value-type="float" office:value="11.72849842623029" table:style-name="ce6">
            <text:p>11,73</text:p>
          </table:table-cell>
          <table:table-cell office:value-type="float" office:value="19.890072439964406" table:style-name="ce6">
            <text:p>19,89</text:p>
          </table:table-cell>
          <table:table-cell table:number-columns-repeated="16359"/>
        </table:table-row>
        <table:table-row table:style-name="ro1">
          <table:table-cell office:value-type="date" office:date-value="2020-08-29T00:00:00" table:style-name="ce3">
            <text:p>29.08.2020</text:p>
          </table:table-cell>
          <table:table-cell office:value-type="float" office:value="20.390908836646037" table:style-name="ce6">
            <text:p>20,39</text:p>
          </table:table-cell>
          <table:table-cell office:value-type="float" office:value="16.764859592063555" table:style-name="ce6">
            <text:p>16,76</text:p>
          </table:table-cell>
          <table:table-cell office:value-type="float" office:value="20.815423881762673" table:style-name="ce6">
            <text:p>20,82</text:p>
          </table:table-cell>
          <table:table-cell office:value-type="float" office:value="13.915472286167114" table:style-name="ce6">
            <text:p>13,92</text:p>
          </table:table-cell>
          <table:table-cell office:value-type="float" office:value="17.103820524848217" table:style-name="ce6">
            <text:p>17,10</text:p>
          </table:table-cell>
          <table:table-cell office:value-type="float" office:value="16.294485212526791" table:style-name="ce6">
            <text:p>16,29</text:p>
          </table:table-cell>
          <table:table-cell office:value-type="float" office:value="12.191260239909333" table:style-name="ce6">
            <text:p>12,19</text:p>
          </table:table-cell>
          <table:table-cell office:value-type="float" office:value="15.24463284664456" table:style-name="ce6">
            <text:p>15,24</text:p>
          </table:table-cell>
          <table:table-cell office:value-type="float" office:value="18.707771065653453" table:style-name="ce6">
            <text:p>18,71</text:p>
          </table:table-cell>
          <table:table-cell office:value-type="float" office:value="18.375130656433818" table:style-name="ce6">
            <text:p>18,38</text:p>
          </table:table-cell>
          <table:table-cell office:value-type="float" office:value="14.42475776370847" table:style-name="ce6">
            <text:p>14,42</text:p>
          </table:table-cell>
          <table:table-cell office:value-type="float" office:value="16.282582576836131" table:style-name="ce6">
            <text:p>16,28</text:p>
          </table:table-cell>
          <table:table-cell office:value-type="float" office:value="16.807463063962423" table:style-name="ce6">
            <text:p>16,81</text:p>
          </table:table-cell>
          <table:table-cell office:value-type="float" office:value="14.65802806317496" table:style-name="ce6">
            <text:p>14,66</text:p>
          </table:table-cell>
          <table:table-cell office:value-type="float" office:value="22.824818488956602" table:style-name="ce6">
            <text:p>22,82</text:p>
          </table:table-cell>
          <table:table-cell office:value-type="float" office:value="16.846230628262568" table:style-name="ce6">
            <text:p>16,85</text:p>
          </table:table-cell>
          <table:table-cell office:value-type="float" office:value="12.953947270508596" table:style-name="ce6">
            <text:p>12,95</text:p>
          </table:table-cell>
          <table:table-cell office:value-type="float" office:value="17.241604174980857" table:style-name="ce6">
            <text:p>17,24</text:p>
          </table:table-cell>
          <table:table-cell office:value-type="float" office:value="11.803612100606188" table:style-name="ce6">
            <text:p>11,80</text:p>
          </table:table-cell>
          <table:table-cell office:value-type="float" office:value="11.661457719366769" table:style-name="ce6">
            <text:p>11,66</text:p>
          </table:table-cell>
          <table:table-cell office:value-type="float" office:value="22.959475498733198" table:style-name="ce6">
            <text:p>22,96</text:p>
          </table:table-cell>
          <table:table-cell office:value-type="float" office:value="21.823721768383528" table:style-name="ce6">
            <text:p>21,82</text:p>
          </table:table-cell>
          <table:table-cell office:value-type="float" office:value="19.329095946228527" table:style-name="ce6">
            <text:p>19,33</text:p>
          </table:table-cell>
          <table:table-cell office:value-type="float" office:value="21.968447919934185" table:style-name="ce6">
            <text:p>21,97</text:p>
          </table:table-cell>
          <table:table-cell table:number-columns-repeated="16359"/>
        </table:table-row>
        <table:table-row table:style-name="ro1">
          <table:table-cell office:value-type="date" office:date-value="2020-08-30T00:00:00" table:style-name="ce3">
            <text:p>30.08.2020</text:p>
          </table:table-cell>
          <table:table-cell office:value-type="float" office:value="14.60424815479675" table:style-name="ce6">
            <text:p>14,60</text:p>
          </table:table-cell>
          <table:table-cell office:value-type="float" office:value="16.751259983950689" table:style-name="ce6">
            <text:p>16,75</text:p>
          </table:table-cell>
          <table:table-cell office:value-type="float" office:value="17.859539711262531" table:style-name="ce6">
            <text:p>17,86</text:p>
          </table:table-cell>
          <table:table-cell office:value-type="float" office:value="15.408027853143356" table:style-name="ce6">
            <text:p>15,41</text:p>
          </table:table-cell>
          <table:table-cell office:value-type="float" office:value="17.328609230934926" table:style-name="ce6">
            <text:p>17,33</text:p>
          </table:table-cell>
          <table:table-cell office:value-type="float" office:value="22.637335142491871" table:style-name="ce6">
            <text:p>22,64</text:p>
          </table:table-cell>
          <table:table-cell office:value-type="float" office:value="15.98425728078243" table:style-name="ce6">
            <text:p>15,98</text:p>
          </table:table-cell>
          <table:table-cell office:value-type="float" office:value="12.992365264514518" table:style-name="ce6">
            <text:p>12,99</text:p>
          </table:table-cell>
          <table:table-cell office:value-type="float" office:value="11.239780465936271" table:style-name="ce6">
            <text:p>11,24</text:p>
          </table:table-cell>
          <table:table-cell office:value-type="float" office:value="22.051010763827332" table:style-name="ce6">
            <text:p>22,05</text:p>
          </table:table-cell>
          <table:table-cell office:value-type="float" office:value="22.876520300749632" table:style-name="ce6">
            <text:p>22,88</text:p>
          </table:table-cell>
          <table:table-cell office:value-type="float" office:value="17.078845023782673" table:style-name="ce6">
            <text:p>17,08</text:p>
          </table:table-cell>
          <table:table-cell office:value-type="float" office:value="13.788092559604056" table:style-name="ce6">
            <text:p>13,79</text:p>
          </table:table-cell>
          <table:table-cell office:value-type="float" office:value="15.324152339855246" table:style-name="ce6">
            <text:p>15,32</text:p>
          </table:table-cell>
          <table:table-cell office:value-type="float" office:value="19.706322866918381" table:style-name="ce6">
            <text:p>19,71</text:p>
          </table:table-cell>
          <table:table-cell office:value-type="float" office:value="16.802324031600349" table:style-name="ce6">
            <text:p>16,80</text:p>
          </table:table-cell>
          <table:table-cell office:value-type="float" office:value="15.264168143343376" table:style-name="ce6">
            <text:p>15,26</text:p>
          </table:table-cell>
          <table:table-cell office:value-type="float" office:value="11.510803868482785" table:style-name="ce6">
            <text:p>11,51</text:p>
          </table:table-cell>
          <table:table-cell office:value-type="float" office:value="10.083226055455098" table:style-name="ce6">
            <text:p>10,08</text:p>
          </table:table-cell>
          <table:table-cell office:value-type="float" office:value="11.731908083955336" table:style-name="ce6">
            <text:p>11,73</text:p>
          </table:table-cell>
          <table:table-cell office:value-type="float" office:value="14.041934924541277" table:style-name="ce6">
            <text:p>14,04</text:p>
          </table:table-cell>
          <table:table-cell office:value-type="float" office:value="18.370269943244594" table:style-name="ce6">
            <text:p>18,37</text:p>
          </table:table-cell>
          <table:table-cell office:value-type="float" office:value="21.68528178607901" table:style-name="ce6">
            <text:p>21,69</text:p>
          </table:table-cell>
          <table:table-cell office:value-type="float" office:value="16.572608972022586" table:style-name="ce6">
            <text:p>16,57</text:p>
          </table:table-cell>
          <table:table-cell table:number-columns-repeated="16359"/>
        </table:table-row>
        <table:table-row table:style-name="ro1">
          <table:table-cell office:value-type="date" office:date-value="2020-08-31T00:00:00" table:style-name="ce3">
            <text:p>31.08.2020</text:p>
          </table:table-cell>
          <table:table-cell office:value-type="float" office:value="12.560778228855222" table:style-name="ce6">
            <text:p>12,56</text:p>
          </table:table-cell>
          <table:table-cell office:value-type="float" office:value="12.10910411363081" table:style-name="ce6">
            <text:p>12,11</text:p>
          </table:table-cell>
          <table:table-cell office:value-type="float" office:value="12.492873380775727" table:style-name="ce6">
            <text:p>12,49</text:p>
          </table:table-cell>
          <table:table-cell office:value-type="float" office:value="14.390150880434753" table:style-name="ce6">
            <text:p>14,39</text:p>
          </table:table-cell>
          <table:table-cell office:value-type="float" office:value="12.855674823487783" table:style-name="ce6">
            <text:p>12,86</text:p>
          </table:table-cell>
          <table:table-cell office:value-type="float" office:value="13.515356501138717" table:style-name="ce6">
            <text:p>13,52</text:p>
          </table:table-cell>
          <table:table-cell office:value-type="float" office:value="19.423889885203067" table:style-name="ce6">
            <text:p>19,42</text:p>
          </table:table-cell>
          <table:table-cell office:value-type="float" office:value="14.202802231018756" table:style-name="ce6">
            <text:p>14,20</text:p>
          </table:table-cell>
          <table:table-cell office:value-type="float" office:value="19.936276419592254" table:style-name="ce6">
            <text:p>19,94</text:p>
          </table:table-cell>
          <table:table-cell office:value-type="float" office:value="14.075960273326253" table:style-name="ce6">
            <text:p>14,08</text:p>
          </table:table-cell>
          <table:table-cell office:value-type="float" office:value="15.513827006122288" table:style-name="ce6">
            <text:p>15,51</text:p>
          </table:table-cell>
          <table:table-cell office:value-type="float" office:value="10.878309409659007" table:style-name="ce6">
            <text:p>10,88</text:p>
          </table:table-cell>
          <table:table-cell office:value-type="float" office:value="13.248082850248769" table:style-name="ce6">
            <text:p>13,25</text:p>
          </table:table-cell>
          <table:table-cell office:value-type="float" office:value="12.331566346224051" table:style-name="ce6">
            <text:p>12,33</text:p>
          </table:table-cell>
          <table:table-cell office:value-type="float" office:value="22.990387002580309" table:style-name="ce6">
            <text:p>22,99</text:p>
          </table:table-cell>
          <table:table-cell office:value-type="float" office:value="18.599484264570957" table:style-name="ce6">
            <text:p>18,60</text:p>
          </table:table-cell>
          <table:table-cell office:value-type="float" office:value="14.577188864249976" table:style-name="ce6">
            <text:p>14,58</text:p>
          </table:table-cell>
          <table:table-cell office:value-type="float" office:value="22.068905134134031" table:style-name="ce6">
            <text:p>22,07</text:p>
          </table:table-cell>
          <table:table-cell office:value-type="float" office:value="21.68241832446444" table:style-name="ce6">
            <text:p>21,68</text:p>
          </table:table-cell>
          <table:table-cell office:value-type="float" office:value="20.986275982981692" table:style-name="ce6">
            <text:p>20,99</text:p>
          </table:table-cell>
          <table:table-cell office:value-type="float" office:value="10.030334425978339" table:style-name="ce6">
            <text:p>10,03</text:p>
          </table:table-cell>
          <table:table-cell office:value-type="float" office:value="16.459318217651386" table:style-name="ce6">
            <text:p>16,46</text:p>
          </table:table-cell>
          <table:table-cell office:value-type="float" office:value="22.987795462695892" table:style-name="ce6">
            <text:p>22,99</text:p>
          </table:table-cell>
          <table:table-cell office:value-type="float" office:value="13.550995967030666" table:style-name="ce6">
            <text:p>13,55</text:p>
          </table:table-cell>
          <table:table-cell table:number-columns-repeated="16359"/>
        </table:table-row>
        <table:table-row table:style-name="ro1">
          <table:table-cell table:number-columns-repeated="2" table:style-name="ce1"/>
          <table:table-cell table:style-name="ce6"/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table:style-name="ce4"/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table:style-name="ce5"/>
          <table:table-cell table:number-columns-repeated="16381" table:style-name="ce1"/>
        </table:table-row>
        <table:table-row table:number-rows-repeated="104848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ime-style style:name="N25">
      <number:hours/>
      <number:text>:</number:text>
      <number:minutes number:style="long"/>
    </number:time-style>
    <number:number-style style:name="N36">
      <number:number number:decimal-places="3" number:min-integer-digits="1"/>
    </number:number-style>
    <number:number-style style:name="N37">
      <number:number number:decimal-places="5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icrosoft Office User</meta:initial-creator>
    <dc:creator>Григорий Подсекин</dc:creator>
    <meta:creation-date>2020-08-06T11:48:12Z</meta:creation-date>
    <dc:date>2021-04-19T08:13:24Z</dc:date>
  </office:meta>
</office:document-meta>
</file>